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Cantarell" svg:font-family="Cantarel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52cm"/>
    </style:style>
    <style:style style:name="co2" style:family="table-column">
      <style:table-column-properties fo:break-before="auto" style:column-width="3.186cm"/>
    </style:style>
    <style:style style:name="co3" style:family="table-column">
      <style:table-column-properties fo:break-before="auto" style:column-width="2.969cm"/>
    </style:style>
    <style:style style:name="co4" style:family="table-column">
      <style:table-column-properties fo:break-before="auto" style:column-width="2.995cm"/>
    </style:style>
    <style:style style:name="co5" style:family="table-column">
      <style:table-column-properties fo:break-before="auto" style:column-width="23.862cm"/>
    </style:style>
    <style:style style:name="co6" style:family="table-column">
      <style:table-column-properties fo:break-before="auto" style:column-width="23.643cm"/>
    </style:style>
    <style:style style:name="co7" style:family="table-column">
      <style:table-column-properties fo:break-before="auto" style:column-width="2.258cm"/>
    </style:style>
    <style:style style:name="co8" style:family="table-column">
      <style:table-column-properties fo:break-before="auto" style:column-width="4.357cm"/>
    </style:style>
    <style:style style:name="co9" style:family="table-column">
      <style:table-column-properties fo:break-before="auto" style:column-width="3.949cm"/>
    </style:style>
    <style:style style:name="co10" style:family="table-column">
      <style:table-column-properties fo:break-before="auto" style:column-width="2.559cm"/>
    </style:style>
    <style:style style:name="co11" style:family="table-column">
      <style:table-column-properties fo:break-before="auto" style:column-width="27.049cm"/>
    </style:style>
    <style:style style:name="co12" style:family="table-column">
      <style:table-column-properties fo:break-before="auto" style:column-width="24.76cm"/>
    </style:style>
    <style:style style:name="co13" style:family="table-column">
      <style:table-column-properties fo:break-before="auto" style:column-width="41.104cm"/>
    </style:style>
    <style:style style:name="co14" style:family="table-column">
      <style:table-column-properties fo:break-before="auto" style:column-width="4.494cm"/>
    </style:style>
    <style:style style:name="co15" style:family="table-column">
      <style:table-column-properties fo:break-before="auto" style:column-width="3.621cm"/>
    </style:style>
    <style:style style:name="ro1" style:family="table-row">
      <style:table-row-properties style:row-height="0.49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08cm" fo:break-before="auto" style:use-optimal-row-height="true"/>
    </style:style>
    <style:style style:name="ro4" style:family="table-row">
      <style:table-row-properties style:row-height="1.3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dwaita Mono" fo:font-size="10pt" style:font-size-asian="10pt" style:font-size-complex="10pt"/>
    </style:style>
    <style:style style:name="ce2" style:family="table-cell" style:parent-style-name="Default">
      <style:text-properties style:font-name="Adwaita Mono" fo:font-size="10pt" fo:font-weight="normal" style:font-name-asian="Adwaita Mono" style:font-size-asian="10pt" style:font-weight-asian="normal" style:font-size-complex="10pt" style:font-weight-complex="normal"/>
    </style:style>
    <style:style style:name="ce3"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Liberation Serif" style:font-name-asian="Cantarell" style:font-name-complex="Noto Sans Arabic"/>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bold"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font-name="Adwaita Mono" fo:font-size="10pt" fo:font-weight="normal" style:font-name-asian="Adwaita Mono" style:font-size-asian="10pt" style:font-weight-asian="normal" style:font-size-complex="10pt" style:font-weight-complex="normal"/>
    </style:style>
    <style:style style:name="ce18" style:family="table-cell" style:parent-style-name="Default">
      <style:text-properties style:font-name="Adwaita Mono"/>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Adwaita Mono"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Adwaita Mono" fo:font-size="10pt" fo:language="es"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cm"/>
      <style:text-properties style:font-name="Adwaita Mono" fo:font-size="10pt" fo:font-weight="normal" style:font-name-asian="Adwaita Mono" style:font-size-asian="10pt" style:font-weight-asian="normal" style:font-name-complex="Noto Sans Arabic" style:font-size-complex="10pt" style:font-weight-complex="normal"/>
    </style:style>
    <style:style style:name="ce22" style:family="table-cell" style:parent-style-name="Default">
      <style:table-cell-properties fo:wrap-option="wrap"/>
      <style:text-properties style:font-name="Adwaita Mono" fo:font-size="10pt" fo:font-weight="normal" style:font-name-asian="Adwaita Mono" style:font-size-asian="10pt" style:font-weight-asian="normal" style:font-name-complex="Noto Sans Arabic" style:font-size-complex="10pt" style:font-weight-complex="normal"/>
    </style:style>
    <style:style style:name="ce12" style:family="table-cell" style:parent-style-name="Default">
      <style:table-cell-properties fo:wrap-option="wrap"/>
      <style:text-properties style:font-name="Adwaita Mono" fo:font-size="10pt" fo:font-weight="normal" style:font-name-asian="Adwaita Mono" style:font-size-asian="10pt" style:font-weight-asian="normal" style:font-size-complex="10pt" style:font-weight-complex="normal"/>
    </style:style>
    <style:style style:name="ce24" style:family="table-cell" style:parent-style-name="Default">
      <style:text-properties style:font-name="Adwaita Mono" style:font-name-asian="Cantarell" style:font-name-complex="Noto Sans Arabic"/>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Adwaita Mono" style:font-name="Adwaita Mono"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font-name-asian="Adwaita Mono" style:font-name="Adwaita Mono"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dwaita Mono"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font-name="Adwaita Mono"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Adwaita Mono"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dwaita Mono" style:language-complex="hi" style:country-complex="IN"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font-name="Adwaita Mono"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dwaita Mono"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Noto Sans CJK SC"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fo:font-weight="normal"/>
    </style:style>
    <style:style style:name="T8" style:family="text">
      <style:text-properties fo:font-size="10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font-name="Adwaita Mono" style:font-name-asian="Adwaita Mono"/>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font-name="Adwaita Mono" style:font-name-asian="Adwaita Mono"/>
    </style:style>
    <style:style style:name="T11"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style>
    <style:style style:name="T12" style:family="text">
      <style:text-properties style:font-name-complex="Noto Sans Devanagari" fo:font-weight="normal" style:text-underline-style="none" style:text-underline-color="font-color" style:text-line-through-type="none" fo:font-style="normal" style:text-outline="false" fo:text-shadow="none" style:text-line-through-mode="continuous" fo:language="es" fo:country="ES" style:language-asian="zh" style:country-asian="CN" fo:font-size="10pt"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dwaita Mono" style:font-name-asian="Adwaita Mono"/>
    </style:style>
    <style:style style:name="T1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Arabic" style:font-name-asian="Adwaita Mono" style:font-name="Adwaita Mono"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style:style style:name="T14" style:family="text">
      <style:text-properties style:font-name-asian="Adwaita Mono"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font-name="Adwaita Mono"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dwaita Mono"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Arabic" style:language-complex="hi" style:country-complex="IN" style:font-name-asian="Adwaita Mono"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main" table:style-name="ta1">
        <table:table-column table:style-name="co1" table:default-cell-style-name="ce2"/>
        <table:table-column table:style-name="co2" table:default-cell-style-name="Default"/>
        <table:table-column table:style-name="co3" table:default-cell-style-name="ce8"/>
        <table:table-column table:style-name="co4" table:default-cell-style-name="ce8"/>
        <table:table-column table:style-name="co5" table:default-cell-style-name="ce14"/>
        <table:table-column table:style-name="co6" table:default-cell-style-name="ce14"/>
        <table:table-column table:style-name="co6" table:default-cell-style-name="Default"/>
        <table:table-column table:style-name="co7" table:number-columns-repeated="16370" table:default-cell-style-name="Default"/>
        <table:table-row table:style-name="ro1">
          <table:table-cell table:style-name="ce1" office:value-type="string" calcext:value-type="string">
            <text:p>id</text:p>
          </table:table-cell>
          <table:table-cell table:style-name="ce1" office:value-type="string" calcext:value-type="string">
            <text:p>west_name</text:p>
          </table:table-cell>
          <table:table-cell table:style-name="ce1" office:value-type="string" calcext:value-type="string">
            <text:p>jp_name</text:p>
          </table:table-cell>
          <table:table-cell table:style-name="ce1" office:value-type="string" calcext:value-type="string">
            <text:p>kanji_name</text:p>
          </table:table-cell>
          <table:table-cell table:style-name="ce4" office:value-type="string" calcext:value-type="string">
            <text:p>portrait_path</text:p>
          </table:table-cell>
          <table:table-cell table:style-name="ce4" office:value-type="string" calcext:value-type="string">
            <text:p>thumbnails_path</text:p>
          </table:table-cell>
          <table:table-cell table:style-name="ce4" office:value-type="string" calcext:value-type="string">
            <text:p>webp_path</text:p>
          </table:table-cell>
          <table:table-cell table:style-name="ce1" table:number-columns-repeated="16370"/>
        </table:table-row>
        <table:table-row table:style-name="ro1">
          <table:table-cell office:value-type="float" office:value="1" calcext:value-type="float">
            <text:p>1</text:p>
          </table:table-cell>
          <table:table-cell table:style-name="ce3" office:value-type="string" calcext:value-type="string">
            <text:p>Kappa</text:p>
          </table:table-cell>
          <table:table-cell table:style-name="ce3" office:value-type="string" calcext:value-type="string">
            <text:p>かっぱ</text:p>
          </table:table-cell>
          <table:table-cell table:style-name="ce3" office:value-type="string" calcext:value-type="string">
            <text:p>河童</text:p>
          </table:table-cell>
          <table:table-cell table:style-name="ce2" office:value-type="string" calcext:value-type="string">
            <text:p>https://raw.githubusercontent.com/gortizmartija/yokai-api-assets/refs/heads/main/original/kappa.jpg</text:p>
          </table:table-cell>
          <table:table-cell table:style-name="ce2" office:value-type="string" calcext:value-type="string">
            <text:p>https://raw.githubusercontent.com/gortizmartija/yokai-api-assets/refs/heads/main/thumbnails/kappa.jpg</text:p>
          </table:table-cell>
          <table:table-cell table:style-name="ce2" office:value-type="string" calcext:value-type="string">
            <text:p><text:a xlink:href="https://raw.githubusercontent.com/gortizmartija/yokai-api-assets/refs/heads/main/webp/" xlink:type="simple">https://raw.githubusercontent.com/gortizmartija/yokai-api-assets/refs/heads/main/webp/</text:a>kappa.webp</text:p>
          </table:table-cell>
          <table:table-cell table:style-name="ce2" table:number-columns-repeated="16370"/>
        </table:table-row>
        <table:table-row table:style-name="ro1">
          <table:table-cell office:value-type="float" office:value="2" calcext:value-type="float">
            <text:p>2</text:p>
          </table:table-cell>
          <table:table-cell office:value-type="string" calcext:value-type="string">
            <text:p>Akaname</text:p>
          </table:table-cell>
          <table:table-cell office:value-type="string" calcext:value-type="string">
            <text:p>あかなめ</text:p>
          </table:table-cell>
          <table:table-cell office:value-type="string" calcext:value-type="string">
            <text:p>垢嘗</text:p>
          </table:table-cell>
          <table:table-cell table:style-name="ce2" office:value-type="string" calcext:value-type="string">
            <text:p><text:a xlink:href="https://raw.githubusercontent.com/gortizmartija/yokai-api-assets/refs/heads/main/original/akaname" xlink:type="simple">https://raw.githubusercontent.com/gortizmartija/yokai-api-assets/refs/heads/main/original/akaname</text:a>.jpg</text:p>
          </table:table-cell>
          <table:table-cell table:style-name="ce2" office:value-type="string" calcext:value-type="string">
            <text:p><text:a xlink:href="https://raw.githubusercontent.com/gortizmartija/yokai-api-assets/refs/heads/main/thumbnails/" xlink:type="simple">https://raw.githubusercontent.com/gortizmartija/yokai-api-assets/refs/heads/main/thumbnails/</text:a>akaname.jpg</text:p>
          </table:table-cell>
          <table:table-cell table:style-name="ce2" office:value-type="string" calcext:value-type="string">
            <text:p><text:span text:style-name="T3"><text:a xlink:href="https://raw.githubusercontent.com/gortizmartija/yokai-api-assets/refs/heads/main/webp/akaname.webp" xlink:type="simple">https://raw.githubusercontent.com/gortizmartija/yokai-api-assets/refs/heads/main/webp/akaname.webp</text:a></text:span></text:p>
          </table:table-cell>
          <table:table-cell table:number-columns-repeated="16370"/>
        </table:table-row>
        <table:table-row table:style-name="ro1">
          <table:table-cell office:value-type="float" office:value="3" calcext:value-type="float">
            <text:p>3</text:p>
          </table:table-cell>
          <table:table-cell office:value-type="string" calcext:value-type="string">
            <text:p>Aka shita</text:p>
          </table:table-cell>
          <table:table-cell office:value-type="string" calcext:value-type="string">
            <text:p>あかした</text:p>
          </table:table-cell>
          <table:table-cell office:value-type="string" calcext:value-type="string">
            <text:p>赤舌</text:p>
          </table:table-cell>
          <table:table-cell office:value-type="string" calcext:value-type="string">
            <text:p><text:span text:style-name="T1"><text:a xlink:href="https://raw.githubusercontent.com/gortizmartija/yokai-api-assets/refs/heads/main/original/akashita" xlink:type="simple">https://raw.githubusercontent.com/gortizmartija/yokai-api-assets/refs/heads/main/original/akashita</text:a></text:span><text:span text:style-name="T1">.jpg</text:span></text:p>
          </table:table-cell>
          <table:table-cell office:value-type="string" calcext:value-type="string">
            <text:p><text:span text:style-name="T2"><text:a xlink:href="https://raw.githubusercontent.com/gortizmartija/yokai-api-assets/refs/heads/main/thumbnails/" xlink:type="simple">https://raw.githubusercontent.com/gortizmartija/yokai-api-assets/refs/heads/main/thumbnails/</text:a></text:span><text:span text:style-name="T2">akashita.jpg</text:span></text:p>
          </table:table-cell>
          <table:table-cell table:style-name="ce14" office:value-type="string" calcext:value-type="string">
            <text:p><text:span text:style-name="T4"><text:a xlink:href="https://raw.githubusercontent.com/gortizmartija/yokai-api-assets/refs/heads/main/webp/akashita.webp" xlink:type="simple">https://raw.githubusercontent.com/gortizmartija/yokai-api-assets/refs/heads/main/webp/akashita.webp</text:a></text:span></text:p>
          </table:table-cell>
          <table:table-cell table:number-columns-repeated="16370"/>
        </table:table-row>
        <table:table-row table:style-name="ro1">
          <table:table-cell office:value-type="float" office:value="4" calcext:value-type="float">
            <text:p>4</text:p>
          </table:table-cell>
          <table:table-cell office:value-type="string" calcext:value-type="string">
            <text:p>Amikiri</text:p>
          </table:table-cell>
          <table:table-cell office:value-type="string" calcext:value-type="string">
            <text:p>あみきり</text:p>
          </table:table-cell>
          <table:table-cell table:style-name="ce9" office:value-type="string" calcext:value-type="string">
            <text:p>網切</text:p>
          </table:table-cell>
          <table:table-cell office:value-type="string" calcext:value-type="string">
            <text:p>https://raw.githubusercontent.com/gortizmartija/yokai-api-assets/refs/heads/main/original/amikir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amikiri.jpg</text:p>
          </table:table-cell>
          <table:table-cell table:style-name="ce14" office:value-type="string" calcext:value-type="string">
            <text:p><text:span text:style-name="T5"><text:a xlink:href="https://raw.githubusercontent.com/gortizmartija/yokai-api-assets/refs/heads/main/webp/" xlink:type="simple">https://raw.githubusercontent.com/gortizmartija/yokai-api-assets/refs/heads/main/webp/</text:a></text:span><text:span text:style-name="T5">amikiri.webp</text:span></text:p>
          </table:table-cell>
          <table:table-cell table:number-columns-repeated="16370"/>
        </table:table-row>
        <table:table-row table:style-name="ro1">
          <table:table-cell office:value-type="float" office:value="5" calcext:value-type="float">
            <text:p>5</text:p>
          </table:table-cell>
          <table:table-cell office:value-type="string" calcext:value-type="string">
            <text:p>Ao bōzu</text:p>
          </table:table-cell>
          <table:table-cell office:value-type="string" calcext:value-type="string">
            <text:p>あおぼうず</text:p>
          </table:table-cell>
          <table:table-cell office:value-type="string" calcext:value-type="string">
            <text:p>青坊主</text:p>
          </table:table-cell>
          <table:table-cell office:value-type="string" calcext:value-type="string">
            <text:p>https://raw.githubusercontent.com/gortizmartija/yokai-api-assets/refs/heads/main/original/aobouzu.jpg</text:p>
          </table:table-cell>
          <table:table-cell office:value-type="string" calcext:value-type="string">
            <text:p>https://raw.githubusercontent.com/gortizmartija/yokai-api-assets/refs/heads/main/thumbnails/aobouzu.jpg</text:p>
          </table:table-cell>
          <table:table-cell table:style-name="ce14" office:value-type="string" calcext:value-type="string">
            <text:p><text:span text:style-name="T5"><text:a xlink:href="https://raw.githubusercontent.com/gortizmartija/yokai-api-assets/refs/heads/main/webp/" xlink:type="simple">https://raw.githubusercontent.com/gortizmartija/yokai-api-assets/refs/heads/main/webp/</text:a></text:span><text:span text:style-name="T5">aobouzu.webp</text:span></text:p>
          </table:table-cell>
          <table:table-cell table:number-columns-repeated="16370"/>
        </table:table-row>
        <table:table-row table:style-name="ro1">
          <table:table-cell office:value-type="float" office:value="6" calcext:value-type="float">
            <text:p>6</text:p>
          </table:table-cell>
          <table:table-cell office:value-type="string" calcext:value-type="string">
            <text:p>Furaribi</text:p>
          </table:table-cell>
          <table:table-cell office:value-type="string" calcext:value-type="string">
            <text:p>ふらりび</text:p>
          </table:table-cell>
          <table:table-cell office:value-type="string" calcext:value-type="string">
            <text:p>ふらり火</text:p>
          </table:table-cell>
          <table:table-cell office:value-type="string" calcext:value-type="string">
            <text:p><text:a xlink:href="https://raw.githubusercontent.com/gortizmartija/yokai-api-assets/refs/heads/main/original/furaribi" xlink:type="simple">https://raw.githubusercontent.com/gortizmartija/yokai-api-assets/refs/heads/main/original/furari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furaribi.jpg</text:p>
          </table:table-cell>
          <table:table-cell office:value-type="string" calcext:value-type="string">
            <text:p><text:span text:style-name="T6"><text:a xlink:href="https://raw.githubusercontent.com/gortizmartija/yokai-api-assets/refs/heads/main/webp/furaribi.webp" xlink:type="simple">https://raw.githubusercontent.com/gortizmartija/yokai-api-assets/refs/heads/main/webp/furaribi.webp</text:a></text:span></text:p>
          </table:table-cell>
          <table:table-cell table:number-columns-repeated="16370"/>
        </table:table-row>
        <table:table-row table:style-name="ro1">
          <table:table-cell office:value-type="float" office:value="7" calcext:value-type="float">
            <text:p>7</text:p>
          </table:table-cell>
          <table:table-cell office:value-type="string" calcext:value-type="string">
            <text:p>Gagoze</text:p>
          </table:table-cell>
          <table:table-cell office:value-type="string" calcext:value-type="string">
            <text:p>がごぜ</text:p>
          </table:table-cell>
          <table:table-cell table:style-name="ce9" office:value-type="string" calcext:value-type="string">
            <text:p>元興寺</text:p>
          </table:table-cell>
          <table:table-cell office:value-type="string" calcext:value-type="string">
            <text:p><text:a xlink:href="https://raw.githubusercontent.com/gortizmartija/yokai-api-assets/refs/heads/main/original/gagoze" xlink:type="simple">https://raw.githubusercontent.com/gortizmartija/yokai-api-assets/refs/heads/main/original/gagoz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gagoze.jpg</text:p>
          </table:table-cell>
          <table:table-cell office:value-type="string" calcext:value-type="string">
            <text:p><text:span text:style-name="T7"><text:a xlink:href="https://raw.githubusercontent.com/gortizmartija/yokai-api-assets/refs/heads/main/webp/" xlink:type="simple">https://raw.githubusercontent.com/gortizmartija/yokai-api-assets/refs/heads/main/webp/</text:a></text:span><text:span text:style-name="T7">gagoze.</text:span><text:span text:style-name="T8">webp</text:span></text:p>
          </table:table-cell>
          <table:table-cell table:number-columns-repeated="16370"/>
        </table:table-row>
        <table:table-row table:style-name="ro1">
          <table:table-cell office:value-type="float" office:value="8" calcext:value-type="float">
            <text:p>8</text:p>
          </table:table-cell>
          <table:table-cell office:value-type="string" calcext:value-type="string">
            <text:p>Hyōsube</text:p>
          </table:table-cell>
          <table:table-cell office:value-type="string" calcext:value-type="string">
            <text:p>ひょうすべ</text:p>
          </table:table-cell>
          <table:table-cell office:value-type="string" calcext:value-type="string">
            <text:p>兵主部</text:p>
          </table:table-cell>
          <table:table-cell office:value-type="string" calcext:value-type="string">
            <text:p><text:a xlink:href="https://raw.githubusercontent.com/gortizmartija/yokai-api-assets/refs/heads/main/original/hyousube" xlink:type="simple">https://raw.githubusercontent.com/gortizmartija/yokai-api-assets/refs/heads/main/original/hyousub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hyousub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hyousube.</text:span><text:span text:style-name="T10">webp</text:span></text:p>
          </table:table-cell>
          <table:table-cell table:number-columns-repeated="16370"/>
        </table:table-row>
        <table:table-row table:style-name="ro1">
          <table:table-cell office:value-type="float" office:value="9" calcext:value-type="float">
            <text:p>9</text:p>
          </table:table-cell>
          <table:table-cell office:value-type="string" calcext:value-type="string">
            <text:p>Ikiryō</text:p>
          </table:table-cell>
          <table:table-cell office:value-type="string" calcext:value-type="string">
            <text:p>いきりょう</text:p>
          </table:table-cell>
          <table:table-cell office:value-type="string" calcext:value-type="string">
            <text:p>生霊</text:p>
          </table:table-cell>
          <table:table-cell office:value-type="string" calcext:value-type="string">
            <text:p><text:a xlink:href="https://raw.githubusercontent.com/gortizmartija/yokai-api-assets/refs/heads/main/original/ikiryo" xlink:type="simple">https://raw.githubusercontent.com/gortizmartija/yokai-api-assets/refs/heads/main/original/ikiry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ikiry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ikiryo.</text:span><text:span text:style-name="T10">webp</text:span></text:p>
          </table:table-cell>
          <table:table-cell table:number-columns-repeated="16370"/>
        </table:table-row>
        <table:table-row table:style-name="ro1">
          <table:table-cell office:value-type="float" office:value="10" calcext:value-type="float">
            <text:p>10</text:p>
          </table:table-cell>
          <table:table-cell office:value-type="string" calcext:value-type="string">
            <text:p>Inugami</text:p>
          </table:table-cell>
          <table:table-cell office:value-type="string" calcext:value-type="string">
            <text:p>いぬがみ</text:p>
          </table:table-cell>
          <table:table-cell office:value-type="string" calcext:value-type="string">
            <text:p>犬神</text:p>
          </table:table-cell>
          <table:table-cell office:value-type="string" calcext:value-type="string">
            <text:p><text:a xlink:href="https://raw.githubusercontent.com/gortizmartija/yokai-api-assets/refs/heads/main/original/inugami" xlink:type="simple">https://raw.githubusercontent.com/gortizmartija/yokai-api-assets/refs/heads/main/original/inugam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inugam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inugami.</text:span><text:span text:style-name="T10">webp</text:span></text:p>
          </table:table-cell>
          <table:table-cell table:number-columns-repeated="16370"/>
        </table:table-row>
        <table:table-row table:style-name="ro1">
          <table:table-cell office:value-type="float" office:value="11" calcext:value-type="float">
            <text:p>11</text:p>
          </table:table-cell>
          <table:table-cell office:value-type="string" calcext:value-type="string">
            <text:p>Jorōgumo</text:p>
          </table:table-cell>
          <table:table-cell office:value-type="string" calcext:value-type="string">
            <text:p>じょろうぐも</text:p>
          </table:table-cell>
          <table:table-cell office:value-type="string" calcext:value-type="string">
            <text:p>絡新婦</text:p>
          </table:table-cell>
          <table:table-cell office:value-type="string" calcext:value-type="string">
            <text:p><text:a xlink:href="https://raw.githubusercontent.com/gortizmartija/yokai-api-assets/refs/heads/main/original/jorogumo" xlink:type="simple">https://raw.githubusercontent.com/gortizmartija/yokai-api-assets/refs/heads/main/original/jorogum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jorogum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jorogumo.</text:span><text:span text:style-name="T10">webp</text:span></text:p>
          </table:table-cell>
          <table:table-cell table:number-columns-repeated="16370"/>
        </table:table-row>
        <table:table-row table:style-name="ro1">
          <table:table-cell office:value-type="float" office:value="12" calcext:value-type="float">
            <text:p>12</text:p>
          </table:table-cell>
          <table:table-cell office:value-type="string" calcext:value-type="string">
            <text:p>Kama itachi</text:p>
          </table:table-cell>
          <table:table-cell office:value-type="string" calcext:value-type="string">
            <text:p>かまいたち</text:p>
          </table:table-cell>
          <table:table-cell office:value-type="string" calcext:value-type="string">
            <text:p>鎌鼬</text:p>
          </table:table-cell>
          <table:table-cell office:value-type="string" calcext:value-type="string">
            <text:p><text:a xlink:href="https://raw.githubusercontent.com/gortizmartija/yokai-api-assets/refs/heads/main/original/kamaitachi" xlink:type="simple">https://raw.githubusercontent.com/gortizmartija/yokai-api-assets/refs/heads/main/original/kamaitac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maitac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maitachi.</text:span><text:span text:style-name="T10">webp</text:span></text:p>
          </table:table-cell>
          <table:table-cell table:number-columns-repeated="16370"/>
        </table:table-row>
        <table:table-row table:style-name="ro1">
          <table:table-cell office:value-type="float" office:value="13" calcext:value-type="float">
            <text:p>13</text:p>
          </table:table-cell>
          <table:table-cell office:value-type="string" calcext:value-type="string">
            <text:p>Kasha</text:p>
          </table:table-cell>
          <table:table-cell office:value-type="string" calcext:value-type="string">
            <text:p>かしゃ</text:p>
          </table:table-cell>
          <table:table-cell office:value-type="string" calcext:value-type="string">
            <text:p>火車</text:p>
          </table:table-cell>
          <table:table-cell office:value-type="string" calcext:value-type="string">
            <text:p><text:a xlink:href="https://raw.githubusercontent.com/gortizmartija/yokai-api-assets/refs/heads/main/original/kasha" xlink:type="simple">https://raw.githubusercontent.com/gortizmartija/yokai-api-assets/refs/heads/main/original/kash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sh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sha.</text:span><text:span text:style-name="T10">webp</text:span></text:p>
          </table:table-cell>
          <table:table-cell table:number-columns-repeated="16370"/>
        </table:table-row>
        <table:table-row table:style-name="ro1">
          <table:table-cell office:value-type="float" office:value="14" calcext:value-type="float">
            <text:p>14</text:p>
          </table:table-cell>
          <table:table-cell office:value-type="string" calcext:value-type="string">
            <text:p>Kawauso</text:p>
          </table:table-cell>
          <table:table-cell office:value-type="string" calcext:value-type="string">
            <text:p>かわうそ</text:p>
          </table:table-cell>
          <table:table-cell office:value-type="string" calcext:value-type="string">
            <text:p>獺</text:p>
          </table:table-cell>
          <table:table-cell office:value-type="string" calcext:value-type="string">
            <text:p><text:a xlink:href="https://raw.githubusercontent.com/gortizmartija/yokai-api-assets/refs/heads/main/original/kawauso" xlink:type="simple">https://raw.githubusercontent.com/gortizmartija/yokai-api-assets/refs/heads/main/original/kawaus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awaus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awauso.</text:span><text:span text:style-name="T10">webp</text:span></text:p>
          </table:table-cell>
          <table:table-cell table:number-columns-repeated="16370"/>
        </table:table-row>
        <table:table-row table:style-name="ro1">
          <table:table-cell office:value-type="float" office:value="15" calcext:value-type="float">
            <text:p>15</text:p>
          </table:table-cell>
          <table:table-cell office:value-type="string" calcext:value-type="string">
            <text:p>Kitsunebi</text:p>
          </table:table-cell>
          <table:table-cell office:value-type="string" calcext:value-type="string">
            <text:p>きつねび</text:p>
          </table:table-cell>
          <table:table-cell office:value-type="string" calcext:value-type="string">
            <text:p>狐火</text:p>
          </table:table-cell>
          <table:table-cell office:value-type="string" calcext:value-type="string">
            <text:p><text:a xlink:href="https://raw.githubusercontent.com/gortizmartija/yokai-api-assets/refs/heads/main/original/kitsunebi" xlink:type="simple">https://raw.githubusercontent.com/gortizmartija/yokai-api-assets/refs/heads/main/original/kitsune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itsune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itsunebi.</text:span><text:span text:style-name="T10">webp</text:span></text:p>
          </table:table-cell>
          <table:table-cell table:number-columns-repeated="16370"/>
        </table:table-row>
        <table:table-row table:style-name="ro1">
          <table:table-cell office:value-type="float" office:value="16" calcext:value-type="float">
            <text:p>16</text:p>
          </table:table-cell>
          <table:table-cell office:value-type="string" calcext:value-type="string">
            <text:p>Kodama</text:p>
          </table:table-cell>
          <table:table-cell office:value-type="string" calcext:value-type="string">
            <text:p>こだま</text:p>
          </table:table-cell>
          <table:table-cell office:value-type="string" calcext:value-type="string">
            <text:p>木霊</text:p>
          </table:table-cell>
          <table:table-cell office:value-type="string" calcext:value-type="string">
            <text:p><text:a xlink:href="https://raw.githubusercontent.com/gortizmartija/yokai-api-assets/refs/heads/main/original/kodama" xlink:type="simple">https://raw.githubusercontent.com/gortizmartija/yokai-api-assets/refs/heads/main/original/kodam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odam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odama.</text:span><text:span text:style-name="T10">webp</text:span></text:p>
          </table:table-cell>
          <table:table-cell table:number-columns-repeated="16370"/>
        </table:table-row>
        <table:table-row table:style-name="ro1">
          <table:table-cell office:value-type="float" office:value="17" calcext:value-type="float">
            <text:p>17</text:p>
          </table:table-cell>
          <table:table-cell office:value-type="string" calcext:value-type="string">
            <text:p>Kurozuka</text:p>
          </table:table-cell>
          <table:table-cell office:value-type="string" calcext:value-type="string">
            <text:p>くろづか</text:p>
          </table:table-cell>
          <table:table-cell table:style-name="ce9" office:value-type="string" calcext:value-type="string">
            <text:p>黒塚</text:p>
          </table:table-cell>
          <table:table-cell office:value-type="string" calcext:value-type="string">
            <text:p><text:a xlink:href="https://raw.githubusercontent.com/gortizmartija/yokai-api-assets/refs/heads/main/original/kurozuka" xlink:type="simple">https://raw.githubusercontent.com/gortizmartija/yokai-api-assets/refs/heads/main/original/kurozuk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kurozuk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kurozuka.</text:span><text:span text:style-name="T10">webp</text:span></text:p>
          </table:table-cell>
          <table:table-cell table:number-columns-repeated="16370"/>
        </table:table-row>
        <table:table-row table:style-name="ro1">
          <table:table-cell office:value-type="float" office:value="18" calcext:value-type="float">
            <text:p>18</text:p>
          </table:table-cell>
          <table:table-cell office:value-type="string" calcext:value-type="string">
            <text:p>Makuragaeshi</text:p>
          </table:table-cell>
          <table:table-cell office:value-type="string" calcext:value-type="string">
            <text:p>まくらがえし</text:p>
          </table:table-cell>
          <table:table-cell office:value-type="string" calcext:value-type="string">
            <text:p>返し</text:p>
          </table:table-cell>
          <table:table-cell office:value-type="string" calcext:value-type="string">
            <text:p><text:a xlink:href="https://raw.githubusercontent.com/gortizmartija/yokai-api-assets/refs/heads/main/original/makuragaeshi" xlink:type="simple">https://raw.githubusercontent.com/gortizmartija/yokai-api-assets/refs/heads/main/original/makuragae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makuragae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makuragaeshi.</text:span><text:span text:style-name="T10">webp</text:span></text:p>
          </table:table-cell>
          <table:table-cell table:number-columns-repeated="16370"/>
        </table:table-row>
        <table:table-row table:style-name="ro1">
          <table:table-cell office:value-type="float" office:value="19" calcext:value-type="float">
            <text:p>19</text:p>
          </table:table-cell>
          <table:table-cell office:value-type="string" calcext:value-type="string">
            <text:p>Mikoshi nyūdō</text:p>
          </table:table-cell>
          <table:table-cell table:style-name="ce9" office:value-type="string" calcext:value-type="string">
            <text:p>みこしにゅうどう</text:p>
          </table:table-cell>
          <table:table-cell table:style-name="ce9" office:value-type="string" calcext:value-type="string">
            <text:p>見越入道</text:p>
          </table:table-cell>
          <table:table-cell office:value-type="string" calcext:value-type="string">
            <text:p><text:a xlink:href="https://raw.githubusercontent.com/gortizmartija/yokai-api-assets/refs/heads/main/original/mikoshi" xlink:type="simple">https://raw.githubusercontent.com/gortizmartija/yokai-api-assets/refs/heads/main/original/miko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miko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mikoshi.</text:span><text:span text:style-name="T10">webp</text:span></text:p>
          </table:table-cell>
          <table:table-cell table:number-columns-repeated="16370"/>
        </table:table-row>
        <table:table-row table:style-name="ro1">
          <table:table-cell office:value-type="float" office:value="20" calcext:value-type="float">
            <text:p>20</text:p>
          </table:table-cell>
          <table:table-cell office:value-type="string" calcext:value-type="string">
            <text:p>Nekomata</text:p>
          </table:table-cell>
          <table:table-cell office:value-type="string" calcext:value-type="string">
            <text:p>ねこまた</text:p>
          </table:table-cell>
          <table:table-cell office:value-type="string" calcext:value-type="string">
            <text:p>猫又</text:p>
          </table:table-cell>
          <table:table-cell office:value-type="string" calcext:value-type="string">
            <text:p><text:a xlink:href="https://raw.githubusercontent.com/gortizmartija/yokai-api-assets/refs/heads/main/original/nekomata" xlink:type="simple">https://raw.githubusercontent.com/gortizmartija/yokai-api-assets/refs/heads/main/original/nekomat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ekomat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ekomata.</text:span><text:span text:style-name="T10">webp</text:span></text:p>
          </table:table-cell>
          <table:table-cell table:number-columns-repeated="16370"/>
        </table:table-row>
        <table:table-row table:style-name="ro1">
          <table:table-cell office:value-type="float" office:value="21" calcext:value-type="float">
            <text:p>21</text:p>
          </table:table-cell>
          <table:table-cell office:value-type="string" calcext:value-type="string">
            <text:p>Noderabō</text:p>
          </table:table-cell>
          <table:table-cell office:value-type="string" calcext:value-type="string">
            <text:p>のでらぼう</text:p>
          </table:table-cell>
          <table:table-cell office:value-type="string" calcext:value-type="string">
            <text:p>野寺坊</text:p>
          </table:table-cell>
          <table:table-cell office:value-type="string" calcext:value-type="string">
            <text:p><text:a xlink:href="https://raw.githubusercontent.com/gortizmartija/yokai-api-assets/refs/heads/main/original/noderabo" xlink:type="simple">https://raw.githubusercontent.com/gortizmartija/yokai-api-assets/refs/heads/main/original/noderab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oderab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oderabo.</text:span><text:span text:style-name="T10">webp</text:span></text:p>
          </table:table-cell>
          <table:table-cell table:number-columns-repeated="16370"/>
        </table:table-row>
        <table:table-row table:style-name="ro1">
          <table:table-cell office:value-type="float" office:value="22" calcext:value-type="float">
            <text:p>22</text:p>
          </table:table-cell>
          <table:table-cell office:value-type="string" calcext:value-type="string">
            <text:p>Nuppeppō</text:p>
          </table:table-cell>
          <table:table-cell table:number-columns-repeated="2" office:value-type="string" calcext:value-type="string">
            <text:p>ぬっぺっぽう</text:p>
          </table:table-cell>
          <table:table-cell office:value-type="string" calcext:value-type="string">
            <text:p><text:a xlink:href="https://raw.githubusercontent.com/gortizmartija/yokai-api-assets/refs/heads/main/original/nuppeppo" xlink:type="simple">https://raw.githubusercontent.com/gortizmartija/yokai-api-assets/refs/heads/main/original/nuppepp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ppepp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ppeppo.</text:span><text:span text:style-name="T10">webp</text:span></text:p>
          </table:table-cell>
          <table:table-cell table:number-columns-repeated="16370"/>
        </table:table-row>
        <table:table-row table:style-name="ro1">
          <table:table-cell office:value-type="float" office:value="23" calcext:value-type="float">
            <text:p>23</text:p>
          </table:table-cell>
          <table:table-cell office:value-type="string" calcext:value-type="string">
            <text:p>Nurarihyon</text:p>
          </table:table-cell>
          <table:table-cell office:value-type="string" calcext:value-type="string">
            <text:p>ぬらりひょん</text:p>
          </table:table-cell>
          <table:table-cell office:value-type="string" calcext:value-type="string">
            <text:p>滑瓢</text:p>
          </table:table-cell>
          <table:table-cell office:value-type="string" calcext:value-type="string">
            <text:p><text:a xlink:href="https://raw.githubusercontent.com/gortizmartija/yokai-api-assets/refs/heads/main/original/nurarihyon" xlink:type="simple">https://raw.githubusercontent.com/gortizmartija/yokai-api-assets/refs/heads/main/original/nurarihyo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arihyo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arihyon.</text:span><text:span text:style-name="T10">webp</text:span></text:p>
          </table:table-cell>
          <table:table-cell table:number-columns-repeated="16370"/>
        </table:table-row>
        <table:table-row table:style-name="ro1">
          <table:table-cell office:value-type="float" office:value="24" calcext:value-type="float">
            <text:p>24</text:p>
          </table:table-cell>
          <table:table-cell office:value-type="string" calcext:value-type="string">
            <text:p>Nure onna</text:p>
          </table:table-cell>
          <table:table-cell office:value-type="string" calcext:value-type="string">
            <text:p>ぬれおんな</text:p>
          </table:table-cell>
          <table:table-cell office:value-type="string" calcext:value-type="string">
            <text:p>濡女</text:p>
          </table:table-cell>
          <table:table-cell office:value-type="string" calcext:value-type="string">
            <text:p><text:a xlink:href="https://raw.githubusercontent.com/gortizmartija/yokai-api-assets/refs/heads/main/original/nureonna" xlink:type="simple">https://raw.githubusercontent.com/gortizmartija/yokai-api-assets/refs/heads/main/original/nureonn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eonn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eonna.</text:span><text:span text:style-name="T10">webp</text:span></text:p>
          </table:table-cell>
          <table:table-cell table:number-columns-repeated="16370"/>
        </table:table-row>
        <table:table-row table:style-name="ro1">
          <table:table-cell office:value-type="float" office:value="25" calcext:value-type="float">
            <text:p>25</text:p>
          </table:table-cell>
          <table:table-cell office:value-type="string" calcext:value-type="string">
            <text:p>Nuribotoke</text:p>
          </table:table-cell>
          <table:table-cell office:value-type="string" calcext:value-type="string">
            <text:p>ぬりぼとけ</text:p>
          </table:table-cell>
          <table:table-cell office:value-type="string" calcext:value-type="string">
            <text:p>塗佛</text:p>
          </table:table-cell>
          <table:table-cell office:value-type="string" calcext:value-type="string">
            <text:p><text:a xlink:href="https://raw.githubusercontent.com/gortizmartija/yokai-api-assets/refs/heads/main/original/nuribotoke" xlink:type="simple">https://raw.githubusercontent.com/gortizmartija/yokai-api-assets/refs/heads/main/original/nuribotok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nuribotok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nuribotoke.</text:span><text:span text:style-name="T10">webp</text:span></text:p>
          </table:table-cell>
          <table:table-cell table:number-columns-repeated="16370"/>
        </table:table-row>
        <table:table-row table:style-name="ro1">
          <table:table-cell office:value-type="float" office:value="26" calcext:value-type="float">
            <text:p>26</text:p>
          </table:table-cell>
          <table:table-cell office:value-type="string" calcext:value-type="string">
            <text:p>Otoroshi</text:p>
          </table:table-cell>
          <table:table-cell table:number-columns-repeated="2" office:value-type="string" calcext:value-type="string">
            <text:p>おとろし</text:p>
          </table:table-cell>
          <table:table-cell office:value-type="string" calcext:value-type="string">
            <text:p><text:a xlink:href="https://raw.githubusercontent.com/gortizmartija/yokai-api-assets/refs/heads/main/original/otoroshi" xlink:type="simple">https://raw.githubusercontent.com/gortizmartija/yokai-api-assets/refs/heads/main/original/otorosh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otorosh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otoroshi.</text:span><text:span text:style-name="T10">webp</text:span></text:p>
          </table:table-cell>
          <table:table-cell table:number-columns-repeated="16370"/>
        </table:table-row>
        <table:table-row table:style-name="ro1">
          <table:table-cell office:value-type="float" office:value="27" calcext:value-type="float">
            <text:p>27</text:p>
          </table:table-cell>
          <table:table-cell office:value-type="string" calcext:value-type="string">
            <text:p>Ouni</text:p>
          </table:table-cell>
          <table:table-cell office:value-type="string" calcext:value-type="string">
            <text:p>おうに</text:p>
          </table:table-cell>
          <table:table-cell office:value-type="string" calcext:value-type="string">
            <text:p>苧うに</text:p>
          </table:table-cell>
          <table:table-cell office:value-type="string" calcext:value-type="string">
            <text:p><text:a xlink:href="https://raw.githubusercontent.com/gortizmartija/yokai-api-assets/refs/heads/main/original/ouni" xlink:type="simple">https://raw.githubusercontent.com/gortizmartija/yokai-api-assets/refs/heads/main/original/oun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oun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ouni.</text:span><text:span text:style-name="T10">webp</text:span></text:p>
          </table:table-cell>
          <table:table-cell table:number-columns-repeated="16370"/>
        </table:table-row>
        <table:table-row table:style-name="ro1">
          <table:table-cell office:value-type="float" office:value="28" calcext:value-type="float">
            <text:p>28</text:p>
          </table:table-cell>
          <table:table-cell office:value-type="string" calcext:value-type="string">
            <text:p>Rokurokubi</text:p>
          </table:table-cell>
          <table:table-cell office:value-type="string" calcext:value-type="string">
            <text:p>ろくろくび</text:p>
          </table:table-cell>
          <table:table-cell office:value-type="string" calcext:value-type="string">
            <text:p>轆轤首</text:p>
          </table:table-cell>
          <table:table-cell office:value-type="string" calcext:value-type="string">
            <text:p><text:a xlink:href="https://raw.githubusercontent.com/gortizmartija/yokai-api-assets/refs/heads/main/original/rokurokubi" xlink:type="simple">https://raw.githubusercontent.com/gortizmartija/yokai-api-assets/refs/heads/main/original/rokuroku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rokuroku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rokurokubi.</text:span><text:span text:style-name="T10">webp</text:span></text:p>
          </table:table-cell>
          <table:table-cell table:number-columns-repeated="16370"/>
        </table:table-row>
        <table:table-row table:style-name="ro1">
          <table:table-cell office:value-type="float" office:value="29" calcext:value-type="float">
            <text:p>29</text:p>
          </table:table-cell>
          <table:table-cell office:value-type="string" calcext:value-type="string">
            <text:p>Sakabashira</text:p>
          </table:table-cell>
          <table:table-cell office:value-type="string" calcext:value-type="string">
            <text:p>さかばしら</text:p>
          </table:table-cell>
          <table:table-cell office:value-type="string" calcext:value-type="string">
            <text:p>逆柱</text:p>
          </table:table-cell>
          <table:table-cell office:value-type="string" calcext:value-type="string">
            <text:p><text:a xlink:href="https://raw.githubusercontent.com/gortizmartija/yokai-api-assets/refs/heads/main/original/sakabashira" xlink:type="simple">https://raw.githubusercontent.com/gortizmartija/yokai-api-assets/refs/heads/main/original/sakabashi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akabashi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akabashira.</text:span><text:span text:style-name="T10">webp</text:span></text:p>
          </table:table-cell>
          <table:table-cell table:number-columns-repeated="16370"/>
        </table:table-row>
        <table:table-row table:style-name="ro1">
          <table:table-cell office:value-type="float" office:value="30" calcext:value-type="float">
            <text:p>30</text:p>
          </table:table-cell>
          <table:table-cell office:value-type="string" calcext:value-type="string">
            <text:p>Shirachigo</text:p>
          </table:table-cell>
          <table:table-cell table:style-name="Default" office:value-type="string" calcext:value-type="string">
            <text:p>しらちご</text:p>
          </table:table-cell>
          <table:table-cell office:value-type="string" calcext:value-type="string">
            <text:p>白児</text:p>
          </table:table-cell>
          <table:table-cell office:value-type="string" calcext:value-type="string">
            <text:p><text:a xlink:href="https://raw.githubusercontent.com/gortizmartija/yokai-api-assets/refs/heads/main/original/shirachigo" xlink:type="simple">https://raw.githubusercontent.com/gortizmartija/yokai-api-assets/refs/heads/main/original/shirachig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irachig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irachigo.</text:span><text:span text:style-name="T10">webp</text:span></text:p>
          </table:table-cell>
          <table:table-cell table:number-columns-repeated="16370"/>
        </table:table-row>
        <table:table-row table:style-name="ro1">
          <table:table-cell office:value-type="float" office:value="31" calcext:value-type="float">
            <text:p>31</text:p>
          </table:table-cell>
          <table:table-cell office:value-type="string" calcext:value-type="string">
            <text:p>Shiryō</text:p>
          </table:table-cell>
          <table:table-cell office:value-type="string" calcext:value-type="string">
            <text:p>しりょう</text:p>
          </table:table-cell>
          <table:table-cell office:value-type="string" calcext:value-type="string">
            <text:p>死霊</text:p>
          </table:table-cell>
          <table:table-cell office:value-type="string" calcext:value-type="string">
            <text:p><text:a xlink:href="https://raw.githubusercontent.com/gortizmartija/yokai-api-assets/refs/heads/main/original/shiryo" xlink:type="simple">https://raw.githubusercontent.com/gortizmartija/yokai-api-assets/refs/heads/main/original/shiry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iry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iryo.</text:span><text:span text:style-name="T10">webp</text:span></text:p>
          </table:table-cell>
          <table:table-cell table:number-columns-repeated="16370"/>
        </table:table-row>
        <table:table-row table:style-name="ro1">
          <table:table-cell office:value-type="float" office:value="32" calcext:value-type="float">
            <text:p>32</text:p>
          </table:table-cell>
          <table:table-cell office:value-type="string" calcext:value-type="string">
            <text:p>Shōkera</text:p>
          </table:table-cell>
          <table:table-cell office:value-type="string" calcext:value-type="string">
            <text:p>しょうけら</text:p>
          </table:table-cell>
          <table:table-cell office:value-type="string" calcext:value-type="string">
            <text:p>精螻蛄</text:p>
          </table:table-cell>
          <table:table-cell office:value-type="string" calcext:value-type="string">
            <text:p><text:a xlink:href="https://raw.githubusercontent.com/gortizmartija/yokai-api-assets/refs/heads/main/original/shoukera" xlink:type="simple">https://raw.githubusercontent.com/gortizmartija/yokai-api-assets/refs/heads/main/original/shouke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houke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houkera.</text:span><text:span text:style-name="T10">webp</text:span></text:p>
          </table:table-cell>
          <table:table-cell table:number-columns-repeated="16370"/>
        </table:table-row>
        <table:table-row table:style-name="ro1">
          <table:table-cell office:value-type="float" office:value="33" calcext:value-type="float">
            <text:p>33</text:p>
          </table:table-cell>
          <table:table-cell office:value-type="string" calcext:value-type="string">
            <text:p>Sōgenbi</text:p>
          </table:table-cell>
          <table:table-cell office:value-type="string" calcext:value-type="string">
            <text:p>そうげんび</text:p>
          </table:table-cell>
          <table:table-cell table:style-name="ce10" office:value-type="string" calcext:value-type="string">
            <text:p>叢原火</text:p>
          </table:table-cell>
          <table:table-cell office:value-type="string" calcext:value-type="string">
            <text:p><text:a xlink:href="https://raw.githubusercontent.com/gortizmartija/yokai-api-assets/refs/heads/main/original/sogenbi" xlink:type="simple">https://raw.githubusercontent.com/gortizmartija/yokai-api-assets/refs/heads/main/original/sogen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sogen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sogenbi.</text:span><text:span text:style-name="T10">webp</text:span></text:p>
          </table:table-cell>
          <table:table-cell table:number-columns-repeated="16370"/>
        </table:table-row>
        <table:table-row table:style-name="ro1">
          <table:table-cell office:value-type="float" office:value="34" calcext:value-type="float">
            <text:p>34</text:p>
          </table:table-cell>
          <table:table-cell office:value-type="string" calcext:value-type="string">
            <text:p>Taka onna</text:p>
          </table:table-cell>
          <table:table-cell office:value-type="string" calcext:value-type="string">
            <text:p>たかおんな</text:p>
          </table:table-cell>
          <table:table-cell office:value-type="string" calcext:value-type="string">
            <text:p>高女</text:p>
          </table:table-cell>
          <table:table-cell office:value-type="string" calcext:value-type="string">
            <text:p><text:a xlink:href="https://raw.githubusercontent.com/gortizmartija/yokai-api-assets/refs/heads/main/original/takajo" xlink:type="simple">https://raw.githubusercontent.com/gortizmartija/yokai-api-assets/refs/heads/main/original/takaj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akaj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akajo.</text:span><text:span text:style-name="T10">webp</text:span></text:p>
          </table:table-cell>
          <table:table-cell table:number-columns-repeated="16370"/>
        </table:table-row>
        <table:table-row table:style-name="ro1">
          <table:table-cell office:value-type="float" office:value="35" calcext:value-type="float">
            <text:p>35</text:p>
          </table:table-cell>
          <table:table-cell office:value-type="string" calcext:value-type="string">
            <text:p>Tanuki</text:p>
          </table:table-cell>
          <table:table-cell office:value-type="string" calcext:value-type="string">
            <text:p>たぬき</text:p>
          </table:table-cell>
          <table:table-cell office:value-type="string" calcext:value-type="string">
            <text:p>狸</text:p>
          </table:table-cell>
          <table:table-cell office:value-type="string" calcext:value-type="string">
            <text:p><text:a xlink:href="https://raw.githubusercontent.com/gortizmartija/yokai-api-assets/refs/heads/main/original/tanuki" xlink:type="simple">https://raw.githubusercontent.com/gortizmartija/yokai-api-assets/refs/heads/main/original/tanuk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anuk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anuki.</text:span><text:span text:style-name="T10">webp</text:span></text:p>
          </table:table-cell>
          <table:table-cell table:number-columns-repeated="16370"/>
        </table:table-row>
        <table:table-row table:style-name="ro1">
          <table:table-cell office:value-type="float" office:value="36" calcext:value-type="float">
            <text:p>36</text:p>
          </table:table-cell>
          <table:table-cell office:value-type="string" calcext:value-type="string">
            <text:p>Itachi</text:p>
          </table:table-cell>
          <table:table-cell office:value-type="string" calcext:value-type="string">
            <text:p>いたち</text:p>
          </table:table-cell>
          <table:table-cell table:style-name="ce9" office:value-type="string" calcext:value-type="string">
            <text:p>鼬</text:p>
          </table:table-cell>
          <table:table-cell office:value-type="string" calcext:value-type="string">
            <text:p><text:a xlink:href="https://raw.githubusercontent.com/gortizmartija/yokai-api-assets/refs/heads/main/original/ten" xlink:type="simple">https://raw.githubusercontent.com/gortizmartija/yokai-api-assets/refs/heads/main/original/te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text:span><text:span text:style-name="T10">webp</text:span></text:p>
          </table:table-cell>
          <table:table-cell table:number-columns-repeated="16370"/>
        </table:table-row>
        <table:table-row table:style-name="ro1">
          <table:table-cell office:value-type="float" office:value="37" calcext:value-type="float">
            <text:p>37</text:p>
          </table:table-cell>
          <table:table-cell office:value-type="string" calcext:value-type="string">
            <text:p>Tengu</text:p>
          </table:table-cell>
          <table:table-cell office:value-type="string" calcext:value-type="string">
            <text:p>てんぐ</text:p>
          </table:table-cell>
          <table:table-cell office:value-type="string" calcext:value-type="string">
            <text:p>天狗</text:p>
          </table:table-cell>
          <table:table-cell office:value-type="string" calcext:value-type="string">
            <text:p><text:a xlink:href="https://raw.githubusercontent.com/gortizmartija/yokai-api-assets/refs/heads/main/original/tengu" xlink:type="simple">https://raw.githubusercontent.com/gortizmartija/yokai-api-assets/refs/heads/main/original/tengu</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gu.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gu.</text:span><text:span text:style-name="T10">webp</text:span></text:p>
          </table:table-cell>
          <table:table-cell table:number-columns-repeated="16370"/>
        </table:table-row>
        <table:table-row table:style-name="ro1">
          <table:table-cell office:value-type="float" office:value="38" calcext:value-type="float">
            <text:p>38</text:p>
          </table:table-cell>
          <table:table-cell office:value-type="string" calcext:value-type="string">
            <text:p>Tenome</text:p>
          </table:table-cell>
          <table:table-cell office:value-type="string" calcext:value-type="string">
            <text:p>てのめ</text:p>
          </table:table-cell>
          <table:table-cell office:value-type="string" calcext:value-type="string">
            <text:p>手の目</text:p>
          </table:table-cell>
          <table:table-cell office:value-type="string" calcext:value-type="string">
            <text:p>https://raw.githubusercontent.com/gortizmartija/yokai-api-assets/refs/heads/main/original/tenome.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nom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nome.</text:span><text:span text:style-name="T10">webp</text:span></text:p>
          </table:table-cell>
          <table:table-cell table:number-columns-repeated="16370"/>
        </table:table-row>
        <table:table-row table:style-name="ro1">
          <table:table-cell office:value-type="float" office:value="39" calcext:value-type="float">
            <text:p>39</text:p>
          </table:table-cell>
          <table:table-cell office:value-type="string" calcext:value-type="string">
            <text:p>Tesso</text:p>
          </table:table-cell>
          <table:table-cell office:value-type="string" calcext:value-type="string">
            <text:p>てっそ</text:p>
          </table:table-cell>
          <table:table-cell office:value-type="string" calcext:value-type="string">
            <text:p>鉄鼠</text:p>
          </table:table-cell>
          <table:table-cell office:value-type="string" calcext:value-type="string">
            <text:p><text:a xlink:href="https://raw.githubusercontent.com/gortizmartija/yokai-api-assets/refs/heads/main/original/tesso" xlink:type="simple">https://raw.githubusercontent.com/gortizmartija/yokai-api-assets/refs/heads/main/original/tess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ess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esso.</text:span><text:span text:style-name="T10">webp</text:span></text:p>
          </table:table-cell>
          <table:table-cell table:number-columns-repeated="16370"/>
        </table:table-row>
        <table:table-row table:style-name="ro1">
          <table:table-cell office:value-type="float" office:value="40" calcext:value-type="float">
            <text:p>40</text:p>
          </table:table-cell>
          <table:table-cell office:value-type="string" calcext:value-type="string">
            <text:p>Tsurubebi</text:p>
          </table:table-cell>
          <table:table-cell office:value-type="string" calcext:value-type="string">
            <text:p>つるべび</text:p>
          </table:table-cell>
          <table:table-cell office:value-type="string" calcext:value-type="string">
            <text:p>釣瓶火</text:p>
          </table:table-cell>
          <table:table-cell office:value-type="string" calcext:value-type="string">
            <text:p><text:a xlink:href="https://raw.githubusercontent.com/gortizmartija/yokai-api-assets/refs/heads/main/original/tsurubebi" xlink:type="simple">https://raw.githubusercontent.com/gortizmartija/yokai-api-assets/refs/heads/main/original/tsurubeb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tsurube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tsurubebi.</text:span><text:span text:style-name="T10">webp</text:span></text:p>
          </table:table-cell>
          <table:table-cell table:number-columns-repeated="16370"/>
        </table:table-row>
        <table:table-row table:style-name="ro1">
          <table:table-cell office:value-type="float" office:value="41" calcext:value-type="float">
            <text:p>41</text:p>
          </table:table-cell>
          <table:table-cell office:value-type="string" calcext:value-type="string">
            <text:p>Ubagabi</text:p>
          </table:table-cell>
          <table:table-cell office:value-type="string" calcext:value-type="string">
            <text:p>うばがび</text:p>
          </table:table-cell>
          <table:table-cell office:value-type="string" calcext:value-type="string">
            <text:p>姥ヶ火</text:p>
          </table:table-cell>
          <table:table-cell office:value-type="string" calcext:value-type="string">
            <text:p>https://raw.githubusercontent.com/gortizmartija/yokai-api-assets/refs/heads/main/original/ubagab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bagab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bagabi.</text:span><text:span text:style-name="T10">webp</text:span></text:p>
          </table:table-cell>
          <table:table-cell table:number-columns-repeated="16370"/>
        </table:table-row>
        <table:table-row table:style-name="ro1">
          <table:table-cell office:value-type="float" office:value="42" calcext:value-type="float">
            <text:p>42</text:p>
          </table:table-cell>
          <table:table-cell office:value-type="string" calcext:value-type="string">
            <text:p>Ubume</text:p>
          </table:table-cell>
          <table:table-cell office:value-type="string" calcext:value-type="string">
            <text:p>うぶめ</text:p>
          </table:table-cell>
          <table:table-cell office:value-type="string" calcext:value-type="string">
            <text:p>姑獲鳥</text:p>
          </table:table-cell>
          <table:table-cell office:value-type="string" calcext:value-type="string">
            <text:p><text:a xlink:href="https://raw.githubusercontent.com/gortizmartija/yokai-api-assets/refs/heads/main/original/ubume" xlink:type="simple">https://raw.githubusercontent.com/gortizmartija/yokai-api-assets/refs/heads/main/original/ubume</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bume.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bume.</text:span><text:span text:style-name="T10">webp</text:span></text:p>
          </table:table-cell>
          <table:table-cell table:number-columns-repeated="16370"/>
        </table:table-row>
        <table:table-row table:style-name="ro1">
          <table:table-cell office:value-type="float" office:value="43" calcext:value-type="float">
            <text:p>43</text:p>
          </table:table-cell>
          <table:table-cell office:value-type="string" calcext:value-type="string">
            <text:p>Umi zatō</text:p>
          </table:table-cell>
          <table:table-cell office:value-type="string" calcext:value-type="string">
            <text:p>うみざとう</text:p>
          </table:table-cell>
          <table:table-cell office:value-type="string" calcext:value-type="string">
            <text:p>海座頭</text:p>
          </table:table-cell>
          <table:table-cell office:value-type="string" calcext:value-type="string">
            <text:p><text:a xlink:href="https://raw.githubusercontent.com/gortizmartija/yokai-api-assets/refs/heads/main/original/umizato" xlink:type="simple">https://raw.githubusercontent.com/gortizmartija/yokai-api-assets/refs/heads/main/original/umizat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mizato.jpg</text:p>
          </table:table-cell>
          <table:table-cell office:value-type="string" calcext:value-type="string">
            <text:p><text:span text:style-name="T11"><text:a xlink:href="https://raw.githubusercontent.com/gortizmartija/yokai-api-assets/refs/heads/main/webp" xlink:type="simple">https://raw.githubusercontent.com/gortizmartija/yokai-api-assets/refs/heads/main/webp</text:a></text:span><text:span text:style-name="T11">/umizato.</text:span><text:span text:style-name="T12">webp</text:span></text:p>
          </table:table-cell>
          <table:table-cell table:number-columns-repeated="16370"/>
        </table:table-row>
        <table:table-row table:style-name="ro1">
          <table:table-cell office:value-type="float" office:value="44" calcext:value-type="float">
            <text:p>44</text:p>
          </table:table-cell>
          <table:table-cell office:value-type="string" calcext:value-type="string">
            <text:p>Ushi oni</text:p>
          </table:table-cell>
          <table:table-cell office:value-type="string" calcext:value-type="string">
            <text:p>うしおに</text:p>
          </table:table-cell>
          <table:table-cell office:value-type="string" calcext:value-type="string">
            <text:p>牛鬼</text:p>
          </table:table-cell>
          <table:table-cell office:value-type="string" calcext:value-type="string">
            <text:p><text:a xlink:href="https://raw.githubusercontent.com/gortizmartija/yokai-api-assets/refs/heads/main/original/ushioni" xlink:type="simple">https://raw.githubusercontent.com/gortizmartija/yokai-api-assets/refs/heads/main/original/ushion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shion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shioni.</text:span><text:span text:style-name="T10">webp</text:span></text:p>
          </table:table-cell>
          <table:table-cell table:number-columns-repeated="16370"/>
        </table:table-row>
        <table:table-row table:style-name="ro1">
          <table:table-cell office:value-type="float" office:value="45" calcext:value-type="float">
            <text:p>45</text:p>
          </table:table-cell>
          <table:table-cell office:value-type="string" calcext:value-type="string">
            <text:p>Uwan</text:p>
          </table:table-cell>
          <table:table-cell table:number-columns-repeated="2" office:value-type="string" calcext:value-type="string">
            <text:p>うわん</text:p>
          </table:table-cell>
          <table:table-cell office:value-type="string" calcext:value-type="string">
            <text:p><text:a xlink:href="https://raw.githubusercontent.com/gortizmartija/yokai-api-assets/refs/heads/main/original/uwan" xlink:type="simple">https://raw.githubusercontent.com/gortizmartija/yokai-api-assets/refs/heads/main/original/uwan</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uwan.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uwan.</text:span><text:span text:style-name="T10">webp</text:span></text:p>
          </table:table-cell>
          <table:table-cell table:number-columns-repeated="16370"/>
        </table:table-row>
        <table:table-row table:style-name="ro1">
          <table:table-cell office:value-type="float" office:value="46" calcext:value-type="float">
            <text:p>46</text:p>
          </table:table-cell>
          <table:table-cell office:value-type="string" calcext:value-type="string">
            <text:p>Waira</text:p>
          </table:table-cell>
          <table:table-cell table:number-columns-repeated="2" office:value-type="string" calcext:value-type="string">
            <text:p>わいら</text:p>
          </table:table-cell>
          <table:table-cell office:value-type="string" calcext:value-type="string">
            <text:p><text:a xlink:href="https://raw.githubusercontent.com/gortizmartija/yokai-api-assets/refs/heads/main/original/waira" xlink:type="simple">https://raw.githubusercontent.com/gortizmartija/yokai-api-assets/refs/heads/main/original/wair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wair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waira.</text:span><text:span text:style-name="T10">webp</text:span></text:p>
          </table:table-cell>
          <table:table-cell table:number-columns-repeated="16370"/>
        </table:table-row>
        <table:table-row table:style-name="ro1">
          <table:table-cell office:value-type="float" office:value="47" calcext:value-type="float">
            <text:p>47</text:p>
          </table:table-cell>
          <table:table-cell office:value-type="string" calcext:value-type="string">
            <text:p>Yamabiko</text:p>
          </table:table-cell>
          <table:table-cell office:value-type="string" calcext:value-type="string">
            <text:p>やまびこ</text:p>
          </table:table-cell>
          <table:table-cell office:value-type="string" calcext:value-type="string">
            <text:p>山彦</text:p>
          </table:table-cell>
          <table:table-cell office:value-type="string" calcext:value-type="string">
            <text:p><text:a xlink:href="https://raw.githubusercontent.com/gortizmartija/yokai-api-assets/refs/heads/main/original/yamabiko" xlink:type="simple">https://raw.githubusercontent.com/gortizmartija/yokai-api-assets/refs/heads/main/original/yamabiko</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biko.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biko.</text:span><text:span text:style-name="T10">webp</text:span></text:p>
          </table:table-cell>
          <table:table-cell table:number-columns-repeated="16370"/>
        </table:table-row>
        <table:table-row table:style-name="ro1">
          <table:table-cell office:value-type="float" office:value="48" calcext:value-type="float">
            <text:p>48</text:p>
          </table:table-cell>
          <table:table-cell office:value-type="string" calcext:value-type="string">
            <text:p>Yamauba</text:p>
          </table:table-cell>
          <table:table-cell office:value-type="string" calcext:value-type="string">
            <text:p>やまうば</text:p>
          </table:table-cell>
          <table:table-cell office:value-type="string" calcext:value-type="string">
            <text:p>山姥</text:p>
          </table:table-cell>
          <table:table-cell office:value-type="string" calcext:value-type="string">
            <text:p><text:a xlink:href="https://raw.githubusercontent.com/gortizmartija/yokai-api-assets/refs/heads/main/original/yamauba" xlink:type="simple">https://raw.githubusercontent.com/gortizmartija/yokai-api-assets/refs/heads/main/original/yamaub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ub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uba.</text:span><text:span text:style-name="T10">webp</text:span></text:p>
          </table:table-cell>
          <table:table-cell table:number-columns-repeated="16370"/>
        </table:table-row>
        <table:table-row table:style-name="ro1">
          <table:table-cell office:value-type="float" office:value="49" calcext:value-type="float">
            <text:p>49</text:p>
          </table:table-cell>
          <table:table-cell office:value-type="string" calcext:value-type="string">
            <text:p>Yamawaro</text:p>
          </table:table-cell>
          <table:table-cell table:style-name="ce9" office:value-type="string" calcext:value-type="string">
            <text:p>やまわろ</text:p>
          </table:table-cell>
          <table:table-cell office:value-type="string" calcext:value-type="string">
            <text:p>山童</text:p>
          </table:table-cell>
          <table:table-cell office:value-type="string" calcext:value-type="string">
            <text:p><text:a xlink:href="https://raw.githubusercontent.com/gortizmartija/yokai-api-assets/refs/heads/main/original/yamawarawa" xlink:type="simple">https://raw.githubusercontent.com/gortizmartija/yokai-api-assets/refs/heads/main/original/yamawaraw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mawaraw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mawarawa.</text:span><text:span text:style-name="T10">webp</text:span></text:p>
          </table:table-cell>
          <table:table-cell table:number-columns-repeated="16370"/>
        </table:table-row>
        <table:table-row table:style-name="ro1">
          <table:table-cell office:value-type="float" office:value="50" calcext:value-type="float">
            <text:p>50</text:p>
          </table:table-cell>
          <table:table-cell office:value-type="string" calcext:value-type="string">
            <text:p>Yanari</text:p>
          </table:table-cell>
          <table:table-cell office:value-type="string" calcext:value-type="string">
            <text:p>やなり</text:p>
          </table:table-cell>
          <table:table-cell office:value-type="string" calcext:value-type="string">
            <text:p>家鳴</text:p>
          </table:table-cell>
          <table:table-cell office:value-type="string" calcext:value-type="string">
            <text:p>https://raw.githubusercontent.com/gortizmartija/yokai-api-assets/refs/heads/main/original/yanari.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anar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anari.</text:span><text:span text:style-name="T10">webp</text:span></text:p>
          </table:table-cell>
          <table:table-cell table:number-columns-repeated="16370"/>
        </table:table-row>
        <table:table-row table:style-name="ro1">
          <table:table-cell office:value-type="float" office:value="51" calcext:value-type="float">
            <text:p>51</text:p>
          </table:table-cell>
          <table:table-cell office:value-type="string" calcext:value-type="string">
            <text:p>Yuki onna</text:p>
          </table:table-cell>
          <table:table-cell office:value-type="string" calcext:value-type="string">
            <text:p>ゆきおんな</text:p>
          </table:table-cell>
          <table:table-cell office:value-type="string" calcext:value-type="string">
            <text:p>雪女</text:p>
          </table:table-cell>
          <table:table-cell office:value-type="string" calcext:value-type="string">
            <text:p><text:a xlink:href="https://raw.githubusercontent.com/gortizmartija/yokai-api-assets/refs/heads/main/original/yukionna" xlink:type="simple">https://raw.githubusercontent.com/gortizmartija/yokai-api-assets/refs/heads/main/original/yukionna</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ukionna.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ukionna.</text:span><text:span text:style-name="T10">webp</text:span></text:p>
          </table:table-cell>
          <table:table-cell table:number-columns-repeated="16370"/>
        </table:table-row>
        <table:table-row table:style-name="ro1">
          <table:table-cell table:style-name="Default" office:value-type="float" office:value="52" calcext:value-type="float">
            <text:p>52</text:p>
          </table:table-cell>
          <table:table-cell office:value-type="string" calcext:value-type="string">
            <text:p>Yūrei</text:p>
          </table:table-cell>
          <table:table-cell office:value-type="string" calcext:value-type="string">
            <text:p>ゆうれい</text:p>
          </table:table-cell>
          <table:table-cell office:value-type="string" calcext:value-type="string">
            <text:p>幽霊</text:p>
          </table:table-cell>
          <table:table-cell office:value-type="string" calcext:value-type="string">
            <text:p><text:a xlink:href="https://raw.githubusercontent.com/gortizmartija/yokai-api-assets/refs/heads/main/original/yurei" xlink:type="simple">https://raw.githubusercontent.com/gortizmartija/yokai-api-assets/refs/heads/main/original/yurei</text:a>.jpg</text:p>
          </table:table-cell>
          <table:table-cell office:value-type="string" calcext:value-type="string">
            <text:p><text:a xlink:href="https://raw.githubusercontent.com/gortizmartija/yokai-api-assets/refs/heads/main/thumbnails/" xlink:type="simple">https://raw.githubusercontent.com/gortizmartija/yokai-api-assets/refs/heads/main/thumbnails/</text:a>yurei.jpg</text:p>
          </table:table-cell>
          <table:table-cell office:value-type="string" calcext:value-type="string">
            <text:p><text:span text:style-name="T9"><text:a xlink:href="https://raw.githubusercontent.com/gortizmartija/yokai-api-assets/refs/heads/main/webp/" xlink:type="simple">https://raw.githubusercontent.com/gortizmartija/yokai-api-assets/refs/heads/main/webp/</text:a></text:span><text:span text:style-name="T9">yurei.</text:span><text:span text:style-name="T10">webp</text:span></text:p>
          </table:table-cell>
          <table:table-cell table:number-columns-repeated="16370"/>
        </table:table-row>
      </table:table>
      <table:table table:name="en" table:style-name="ta1">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7" table:default-cell-style-name="ce18"/>
        <table:table-column table:style-name="co11" table:default-cell-style-name="ce18"/>
        <table:table-column table:style-name="co12" table:default-cell-style-name="ce18"/>
        <table:table-column table:style-name="co13" table:default-cell-style-name="ce18"/>
        <table:table-column table:style-name="co7" table:number-columns-repeated="16372" table:default-cell-style-name="Default"/>
        <table:table-row table:style-name="ro1">
          <table:table-cell table:style-name="ce1" office:value-type="string" calcext:value-type="string">
            <text:p>id</text:p>
          </table:table-cell>
          <table:table-cell table:style-name="ce1" office:value-type="string" calcext:value-type="string">
            <text:p>translation</text:p>
          </table:table-cell>
          <table:table-cell table:style-name="ce1" office:value-type="string" calcext:value-type="string">
            <text:p>alternate_names</text:p>
          </table:table-cell>
          <table:table-cell table:style-name="ce1" office:value-type="string" calcext:value-type="string">
            <text:p>habitat</text:p>
          </table:table-cell>
          <table:table-cell table:style-name="ce1" office:value-type="string" calcext:value-type="string">
            <text:p>diet</text:p>
          </table:table-cell>
          <table:table-cell table:style-name="ce1" office:value-type="string" calcext:value-type="string">
            <text:p>apparence</text:p>
          </table:table-cell>
          <table:table-cell table:style-name="ce20" office:value-type="string" calcext:value-type="string">
            <text:p>behavior</text:p>
          </table:table-cell>
          <table:table-cell table:style-name="ce1" office:value-type="string" calcext:value-type="string">
            <text:p>interactions</text:p>
          </table:table-cell>
          <table:table-cell table:style-name="ce1" table:number-columns-repeated="16372"/>
        </table:table-row>
        <table:table-row table:style-name="ro3">
          <table:table-cell table:style-name="ce17" office:value-type="float" office:value="1" calcext:value-type="float">
            <text:p>1</text:p>
          </table:table-cell>
          <table:table-cell table:style-name="ce3" office:value-type="string" calcext:value-type="string">
            <text:p>River child</text:p>
          </table:table-cell>
          <table:table-cell table:style-name="ce3" office:value-type="string" calcext:value-type="string">
            <text:p>kawatarō, kawako</text:p>
          </table:table-cell>
          <table:table-cell table:style-name="ce3" office:value-type="string" calcext:value-type="string">
            <text:p>rivers, lakes, ponds, waterways, cisterns, wells; found throughout Japan</text:p>
          </table:table-cell>
          <table:table-cell table:style-name="ce3" office:value-type="string" calcext:value-type="string">
            <text:p>omnivorous; prefers cucumbers and human entrails</text:p>
          </table:table-cell>
          <table:table-cell table:style-name="ce19" office:value-type="string" calcext:value-type="string">
            <text:p>Kappa are aquatic, reptilian humanoids who inhabit the rivers and streams flowing over Japan. Clumsy on land, they are at home in the water, and thrive during the warm months. Kappa are generally the size and shape of a human child, yet despite their small stature they are physically stronger than a grown man. Their scaly skin ranges from a deep, earthy green to bright reds and even blue. Kappa bodies are built for swimming; they have webbed, thumbless hands and feet, a turtle-like beak and shell, and an elastic, waterproof skin that reeks of fish and is said to be removable. Other inhuman traits include three anuses that allow them to pass three times as much gas as humans, and forearms attached to one another inside of their shells—pulling on one arm lengthens it while the other arm contracts. But their most distinguishing characteristic is a dish-like depression that lies on top of their skulls. This dish is the source of a kappa’s power and must be kept filled with water at all times. Should the water be spilled and the dish dry up, the kappa will be unable to move. It may even die.</text:p>
          </table:table-cell>
          <table:table-cell table:style-name="ce21" office:value-type="string" calcext:value-type="string">
            <text:p>While younger kappa are frequently found in family groups, adult kappa live solitary lives. However, it is common for kappa to befriend other yōkai and sometimes even people. Possessed of a keen intelligence, kappa are one of the few yōkai able to learn human languages. They are highly knowledgeable about medicine and the art of setting bones. According to legend, friendly kappa taught these skills to humans. For fun, they love causing mischief, practicing martial arts like sumo wrestling, and playing games of skill like shogi. Kappa are proud and stubborn, but also fiercely honorable; they never break a promise. Kappa will eat almost anything, but they are particularly fond of two foods: cucumbers and raw innards—particularly human anuses.</text:p>
          </table:table-cell>
          <table:table-cell table:style-name="ce22" office:value-type="string" calcext:value-type="string">
            <text:p>Kappa are revered in Shinto as a kind of water god. It is not uncommon to see offerings of cucumbers made at riverbanks by devout humans. In return, kappa help people by irrigating fields, befriending lonely children, or competing with adults in sports and games.</text:p>
            <text:p>Kappa can also be crass and dangerous. Lakes and rivers where they live are often marked with warning signs. Kappa particularly despise cows and horses, and will attack the animals for no reason at all. Mischievous by nature, they loudly pass gas in public and love to peek up women’s kimonos. Sometimes their mischief turns violent. Kappa have been known to kidnap or rape swimming women, and kill people. A kappa’s preferred method of attack is to drown its victims, or bite them to death under water. Kappa also devour humans alive. Usually they go for the rear end to get at the shirikodama, a mythical ball of flesh located just inside the anus.</text:p>
            <text:p>In the water, there is no escape for anyone who crosses a kappa. On land, however, it is possible to outwit one; the honorable kappa will feel obliged to return a bow. If it can be tricked into bowing so low that the water in its dish spills out, it can be overcome. Once bested, kappa have been made to swear loyalty and friendship to their victor for the rest of their lives.</text:p>
            <text:p/>
          </table:table-cell>
          <table:table-cell table:style-name="ce12" table:number-columns-repeated="16372"/>
        </table:table-row>
        <table:table-row table:style-name="ro2">
          <table:table-cell office:value-type="float" office:value="2" calcext:value-type="float">
            <text:p>2</text:p>
          </table:table-cell>
          <table:table-cell office:value-type="string" calcext:value-type="string">
            <text:p>Filth licker</text:p>
          </table:table-cell>
          <table:table-cell office:value-type="string" calcext:value-type="string">
            <text:p>—</text:p>
          </table:table-cell>
          <table:table-cell office:value-type="string" calcext:value-type="string">
            <text:p>bathhouses, old public toilets, abandoned homes</text:p>
          </table:table-cell>
          <table:table-cell office:value-type="string" calcext:value-type="string">
            <text:p>slime, mold, hair, filth, sewage</text:p>
          </table:table-cell>
          <table:table-cell office:value-type="string" calcext:value-type="string">
            <text:p>Akaname is a small, goblin-like being that inhabits dirty places. It has slimy, red or green skin (the color of scum), messy hair, and often walks on all fours. Its most prominent feature is a long, sticky tongue which it uses to lap up filth. It has a single claw on each foot and a grotesque, warty appearance that embodies the squalor it feeds upon.</text:p>
          </table:table-cell>
          <table:table-cell office:value-type="string" calcext:value-type="string">
            <text:p>Strictly nocturnal, the akaname dislikes bright lights and human activity. It emerges only when everyone is asleep to feed on the grime accumulating in bathrooms and toilets. While they look frightening, they are generally not aggressive towards humans directly; they are scavengers of dirt rather than hunters. However, they are known to spread disease through their unsanitary habits.</text:p>
          </table:table-cell>
          <table:table-cell office:value-type="string" calcext:value-type="string">
            <text:p>Encounters with akaname are rare as they flee from light. Their presence is a sign of neglect in a household. In folklore, the best way to prevent an akaname from entering a home is simply to keep the bathroom and toilet spotless. They serve as a cautionary superstition to encourage hygiene, as fear of a slime-licking goblin is effective motivation for cleaning.</text:p>
          </table:table-cell>
          <table:table-cell table:number-columns-repeated="16372"/>
        </table:table-row>
        <table:table-row table:style-name="ro2">
          <table:table-cell office:value-type="float" office:value="3" calcext:value-type="float">
            <text:p>3</text:p>
          </table:table-cell>
          <table:table-cell office:value-type="string" calcext:value-type="string">
            <text:p>Red tongue</text:p>
          </table:table-cell>
          <table:table-cell office:value-type="string" calcext:value-type="string">
            <text:p>—</text:p>
          </table:table-cell>
          <table:table-cell office:value-type="string" calcext:value-type="string">
            <text:p>dark clouds over sluice gates, rice fields</text:p>
          </table:table-cell>
          <table:table-cell office:value-type="string" calcext:value-type="string">
            <text:p>unknown; possibly spirit energy or water</text:p>
          </table:table-cell>
          <table:table-cell office:value-type="string" calcext:value-type="string">
            <text:p>Akashita is a mysterious creature that hides within black, ominous clouds. Only its terrifying face is usually visible—a hairy, bestial visage with a wide mouth and a massive, bright red tongue. It possesses sharp claws and glowing eyes. It is shrouded in darkness and mist, appearing primarily during the summer months when water is most precious for agriculture.</text:p>
          </table:table-cell>
          <table:table-cell office:value-type="string" calcext:value-type="string">
            <text:p>The akashita is a guardian and punisher associated with water usage. It appears specifically at sluice gates used for rice paddies. It functions as an omen or an enforcer of moral behavior regarding water rights. Unlike mere tricksters, the akashita has a menacing aura and is believed to bring bad luck or punishment to those who violate the rules of water distribution.</text:p>
          </table:table-cell>
          <table:table-cell office:value-type="string" calcext:value-type="string">
            <text:p>Farmers particularly fear the akashita during droughts. In times of water scarcity, some farmers might try to steal water from a neighbor's irrigation channel; the akashita is said to appear and swallow such thieves or bring calamity upon them. It acts as a supernatural deterrent against selfishness in communal farming societies.</text:p>
          </table:table-cell>
          <table:table-cell table:number-columns-repeated="16372"/>
        </table:table-row>
        <table:table-row table:style-name="ro2">
          <table:table-cell office:value-type="float" office:value="4" calcext:value-type="float">
            <text:p>4</text:p>
          </table:table-cell>
          <table:table-cell office:value-type="string" calcext:value-type="string">
            <text:p>Net cutter</text:p>
          </table:table-cell>
          <table:table-cell office:value-type="string" calcext:value-type="string">
            <text:p>—</text:p>
          </table:table-cell>
          <table:table-cell office:value-type="string" calcext:value-type="string">
            <text:p>fishing villages, bedrooms, near drying laundry</text:p>
          </table:table-cell>
          <table:table-cell office:value-type="string" calcext:value-type="string">
            <text:p>Unknown</text:p>
          </table:table-cell>
          <table:table-cell office:value-type="string" calcext:value-type="string">
            <text:p>The amikiri is a small, crustacean-like yokai with a body resembling a shrimp or a lobster, but with a bird-like beak and the ability to fly. It has two large, scissor-like claws similar to a crab's, which are sharp enough to cut through strong fibers. It is a strange hybrid creature that floats through the air silently, often compared to a flying snake or shrimp.</text:p>
          </table:table-cell>
          <table:table-cell office:value-type="string" calcext:value-type="string">
            <text:p>Amikiri are mischievous but generally shy. They do not attack humans physically. Their sole purpose seems to be the destruction of mesh and nets. They fly around looking for fishing nets, mosquito nets (kaya), or drying laundry to snip. They strike quickly and vanish before they can be seen, leaving behind only the ruined nets as evidence of their visit.</text:p>
          </table:table-cell>
          <table:table-cell office:value-type="string" calcext:value-type="string">
            <text:p>While they do not harm people directly, amikiri can ruin a fisherman's livelihood by destroying expensive nets, or allow mosquitoes to bite sleeping humans by cutting holes in protective netting. They are considered pests. Historically, their actions explained the sudden, inexplicable tearing of nets that occurred without human error.</text:p>
          </table:table-cell>
          <table:table-cell table:number-columns-repeated="16372"/>
        </table:table-row>
        <table:table-row table:style-name="ro2">
          <table:table-cell office:value-type="float" office:value="5" calcext:value-type="float">
            <text:p>5</text:p>
          </table:table-cell>
          <table:table-cell office:value-type="string" calcext:value-type="string">
            <text:p>Blue monk</text:p>
          </table:table-cell>
          <table:table-cell office:value-type="string" calcext:value-type="string">
            <text:p>—</text:p>
          </table:table-cell>
          <table:table-cell office:value-type="string" calcext:value-type="string">
            <text:p>wheat and barley fields, abandoned mountain roads</text:p>
          </table:table-cell>
          <table:table-cell office:value-type="string" calcext:value-type="string">
            <text:p>Unknown</text:p>
          </table:table-cell>
          <table:table-cell office:value-type="string" calcext:value-type="string">
            <text:p>Ao bōzu appear as large, one-eyed priests. They have blue or green skin (the word "ao" can mean both blue and green in old Japanese) and wear the robes of a Buddhist monk. They are often depicted as giants who loom over fields or roads. Some variations describe them as having a large, singular eye in the center of their forehead and carrying a staff.</text:p>
          </table:table-cell>
          <table:table-cell office:value-type="string" calcext:value-type="string">
            <text:p>There are differing accounts of their behavior. In some regions, they are seen wandering through fields of green wheat or barley just as the crops are ripening, disappearing into the foliage. In other legends, they are more aggressive, accosting travelers on lonely roads. They are associated with the vitality of growing crops but also with the dangers of the wild, unkempt outskirts of villages.</text:p>
          </table:table-cell>
          <table:table-cell office:value-type="string" calcext:value-type="string">
            <text:p>In Shizuoka, it is said that if children play in the fields late in the evening, the Ao bōzu will appear and kidnap them. Thus, they serve as a "boogeyman" to ensure children come home before dark and do not trample the crops. In other stories, seeing one is simply a strange, magical occurrence that leaves the witness unsettled but unharmed.</text:p>
          </table:table-cell>
          <table:table-cell table:number-columns-repeated="16372"/>
        </table:table-row>
        <table:table-row table:style-name="ro2">
          <table:table-cell office:value-type="float" office:value="6" calcext:value-type="float">
            <text:p>6</text:p>
          </table:table-cell>
          <table:table-cell office:value-type="string" calcext:value-type="string">
            <text:p>Aimless fire</text:p>
          </table:table-cell>
          <table:table-cell office:value-type="string" calcext:value-type="string">
            <text:p>—</text:p>
          </table:table-cell>
          <table:table-cell office:value-type="string" calcext:value-type="string">
            <text:p>riversides, autumn fields</text:p>
          </table:table-cell>
          <table:table-cell office:value-type="string" calcext:value-type="string">
            <text:p>—</text:p>
          </table:table-cell>
          <table:table-cell office:value-type="string" calcext:value-type="string">
            <text:p>Furaribi appears as a small, floating fireball with a face often resembling a dog or a bird trapped within the flame. It drifts through the air without a clear destination, appearing most frequently on dark, humid nights near bodies of water.</text:p>
          </table:table-cell>
          <table:table-cell office:value-type="string" calcext:value-type="string">
            <text:p>It is a restless spirit that wanders aimlessly ("furari"). It doesn't seek to harm or help; it simply exists as a manifestation of a soul that has not found peace or a proper resting place. It is a type of "onibi" (demon fire) that flickers and vanishes when approached.</text:p>
          </table:table-cell>
          <table:table-cell office:value-type="string" calcext:value-type="string">
            <text:p>Seeing a Furaribi is considered a sign of a lingering spirit nearby. While they do not burn objects, they are eerie omens. They are often seen in groups, bobbing in the breeze like lanterns carried by invisible hands.</text:p>
          </table:table-cell>
          <table:table-cell table:number-columns-repeated="16372"/>
        </table:table-row>
        <table:table-row table:style-name="ro2">
          <table:table-cell office:value-type="float" office:value="7" calcext:value-type="float">
            <text:p>7</text:p>
          </table:table-cell>
          <table:table-cell office:value-type="string" calcext:value-type="string">
            <text:p>—</text:p>
          </table:table-cell>
          <table:table-cell office:value-type="string" calcext:value-type="string">
            <text:p>Gagoze</text:p>
          </table:table-cell>
          <table:table-cell office:value-type="string" calcext:value-type="string">
            <text:p>roofs and bell towers of temples (specifically Gangō-ji)</text:p>
          </table:table-cell>
          <table:table-cell office:value-type="string" calcext:value-type="string">
            <text:p>children, young novices</text:p>
          </table:table-cell>
          <table:table-cell office:value-type="string" calcext:value-type="string">
            <text:p>Gagoze is a demonic creature with the appearance of a hairy, bestial monk. It has sharp claws, glowing eyes, and wears tattered Buddhist robes. It is known for crawling on all fours across temple roofs, looking for prey below.</text:p>
          </table:table-cell>
          <table:table-cell office:value-type="string" calcext:value-type="string">
            <text:p>It is a predatory monster from the Nara period. According to legend, it lived in the bell tower of Gangō-ji and would emerge at night to kill and eat the young acolytes. It is a symbol of corruption and the danger that can lurk even in sacred places.</text:p>
          </table:table-cell>
          <table:table-cell office:value-type="string" calcext:value-type="string">
            <text:p>The Gagoze was famously defeated by a boy with superhuman strength, who grabbed it by the hair and tore its scalp off. Today, it remains a cautionary tale about the importance of spiritual strength over physical terror.</text:p>
          </table:table-cell>
          <table:table-cell table:number-columns-repeated="16372"/>
        </table:table-row>
        <table:table-row table:style-name="ro2">
          <table:table-cell office:value-type="float" office:value="8" calcext:value-type="float">
            <text:p>8</text:p>
          </table:table-cell>
          <table:table-cell office:value-type="string" calcext:value-type="string">
            <text:p>Hundred eyes</text:p>
          </table:table-cell>
          <table:table-cell office:value-type="string" calcext:value-type="string">
            <text:p>—</text:p>
          </table:table-cell>
          <table:table-cell office:value-type="string" calcext:value-type="string">
            <text:p>abandoned homes, old shrines</text:p>
          </table:table-cell>
          <table:table-cell office:value-type="string" calcext:value-type="string">
            <text:p>eyes, visual energy</text:p>
          </table:table-cell>
          <table:table-cell office:value-type="string" calcext:value-type="string">
            <text:p>Hyakume is a fleshy, lumpy humanoid whose entire body is covered in a hundred blinking yellow eyes. It is usually found in the shadows of old buildings. When its eyes are closed, it looks like a mass of wrinkled skin.</text:p>
          </table:table-cell>
          <table:table-cell office:value-type="string" calcext:value-type="string">
            <text:p>It is extremely sensitive to light and human presence. If it feels threatened or if a human gets too close, one of its eyes will detach from its body and fly toward the intruder, sticking to them like a parasite to watch their every move.</text:p>
          </table:table-cell>
          <table:table-cell office:value-type="string" calcext:value-type="string">
            <text:p>It is more of a guardian of quiet places than an active predator. To get rid of a detached eye, one must leave the building and stay in bright sunlight. It serves as a literal "wall with eyes" in folklore, discouraging people from trespassing.</text:p>
          </table:table-cell>
          <table:table-cell table:number-columns-repeated="16372"/>
        </table:table-row>
        <table:table-row table:style-name="ro2">
          <table:table-cell office:value-type="float" office:value="9" calcext:value-type="float">
            <text:p>9</text:p>
          </table:table-cell>
          <table:table-cell office:value-type="string" calcext:value-type="string">
            <text:p>Living ghost</text:p>
          </table:table-cell>
          <table:table-cell office:value-type="string" calcext:value-type="string">
            <text:p>—</text:p>
          </table:table-cell>
          <table:table-cell office:value-type="string" calcext:value-type="string">
            <text:p>anywhere (as a projection)</text:p>
          </table:table-cell>
          <table:table-cell office:value-type="string" calcext:value-type="string">
            <text:p>emotional energy (jealousy, rage)</text:p>
          </table:table-cell>
          <table:table-cell office:value-type="string" calcext:value-type="string">
            <text:p>An Ikiryō looks identical to the living person it originates from. It often appears pale or translucent, sometimes surrounded by a ghostly aura. It is a portion of a living soul that has detached itself due to intense psychological stress.</text:p>
          </table:table-cell>
          <table:table-cell office:value-type="string" calcext:value-type="string">
            <text:p>It manifests involuntarily when a person feels extreme hatred or obsession. The spirit travels to the target of those emotions to haunt or curse them. The person creating the Ikiryō is often unaware, feeling only sudden fatigue or falling into a deep, trance-like sleep.</text:p>
          </table:table-cell>
          <table:table-cell office:value-type="string" calcext:value-type="string">
            <text:p>They are dangerous because they are fueled by the malice of the living. An Ikiryō can cause illness or even death to its victim. They are much harder to exorcise than regular ghosts because the source is a living person whose heart must be calmed.</text:p>
          </table:table-cell>
          <table:table-cell table:number-columns-repeated="16372"/>
        </table:table-row>
        <table:table-row table:style-name="ro2">
          <table:table-cell office:value-type="float" office:value="10" calcext:value-type="float">
            <text:p>10</text:p>
          </table:table-cell>
          <table:table-cell office:value-type="string" calcext:value-type="string">
            <text:p>Dog god</text:p>
          </table:table-cell>
          <table:table-cell office:value-type="string" calcext:value-type="string">
            <text:p>—</text:p>
          </table:table-cell>
          <table:table-cell office:value-type="string" calcext:value-type="string">
            <text:p>households, shrines</text:p>
          </table:table-cell>
          <table:table-cell office:value-type="string" calcext:value-type="string">
            <text:p>offerings, spiritual devotion</text:p>
          </table:table-cell>
          <table:table-cell office:value-type="string" calcext:value-type="string">
            <text:p>Inugami typically appear as large, powerful dogs, often dressed in ceremonial clothing. In their spirit form, they may appear as a detached, floating dog's head with sharp fangs and a trail of spectral mist.</text:p>
          </table:table-cell>
          <table:table-cell office:value-type="string" calcext:value-type="string">
            <text:p>They are powerful familiars created through dark rituals to serve a specific family (Inugami-mochi). They act as guardians and bringers of wealth, but they are incredibly temperamental. If their master offends them or fails to provide offerings, they may turn on their owners.</text:p>
          </table:table-cell>
          <table:table-cell office:value-type="string" calcext:value-type="string">
            <text:p>Owning an Inugami is a double-edged sword; while it protects the family from enemies, it also brings a social stigma. People feared Inugami-mochi families, believing they could send their dog-gods to curse neighbors over petty disputes.</text:p>
          </table:table-cell>
          <table:table-cell table:number-columns-repeated="16372"/>
        </table:table-row>
        <table:table-row table:style-name="ro2">
          <table:table-cell office:value-type="float" office:value="11" calcext:value-type="float">
            <text:p>11</text:p>
          </table:table-cell>
          <table:table-cell office:value-type="string" calcext:value-type="string">
            <text:p>Whore spider</text:p>
          </table:table-cell>
          <table:table-cell office:value-type="string" calcext:value-type="string">
            <text:p>Binding bride</text:p>
          </table:table-cell>
          <table:table-cell office:value-type="string" calcext:value-type="string">
            <text:p>deep forests, waterfalls, old houses</text:p>
          </table:table-cell>
          <table:table-cell office:value-type="string" calcext:value-type="string">
            <text:p>humans (men)</text:p>
          </table:table-cell>
          <table:table-cell office:value-type="string" calcext:value-type="string">
            <text:p>Jorōgumo is a giant spider (Nephila clavata) that can shapeshift into a breathtakingly beautiful woman. In her human form, she often wears elegant kimonos and plays a biwa (lute) to attract her victims.</text:p>
          </table:table-cell>
          <table:table-cell office:value-type="string" calcext:value-type="string">
            <text:p>She is a cunning predator. She lures men to her lair with her beauty and music. Once they are relaxed, she binds them in her extremely strong silk threads, which are nearly impossible to break, and then devours them at her leisure.</text:p>
          </table:table-cell>
          <table:table-cell office:value-type="string" calcext:value-type="string">
            <text:p>In one famous legend, a samurai escaped by realizing a "woman" was tying silk to his leg and quickly wrapping it around a tree stump instead. She is a classic "femme fatale" of Japanese mythology, representing the danger of lust.</text:p>
          </table:table-cell>
          <table:table-cell table:number-columns-repeated="16372"/>
        </table:table-row>
        <table:table-row table:style-name="ro2">
          <table:table-cell office:value-type="float" office:value="12" calcext:value-type="float">
            <text:p>12</text:p>
          </table:table-cell>
          <table:table-cell office:value-type="string" calcext:value-type="string">
            <text:p>Sickle weasel</text:p>
          </table:table-cell>
          <table:table-cell office:value-type="string" calcext:value-type="string">
            <text:p>—</text:p>
          </table:table-cell>
          <table:table-cell office:value-type="string" calcext:value-type="string">
            <text:p>mountainous regions, windy passes</text:p>
          </table:table-cell>
          <table:table-cell office:value-type="string" calcext:value-type="string">
            <text:p>—</text:p>
          </table:table-cell>
          <table:table-cell office:value-type="string" calcext:value-type="string">
            <text:p>Kamaitachi are a trio of weasels that move with the speed of light within a whirlwind. They have long, curved claws that resemble sharp sickles. They are invisible to the human eye, appearing only as a sudden, sharp gust of cold wind.</text:p>
          </table:table-cell>
          <table:table-cell office:value-type="string" calcext:value-type="string">
            <text:p>They work in perfect coordination. The first weasel knocks the victim down; the second slashes their legs or arms with its claws; the third applies a magical salve that stops the bleeding and numbs the pain instantly.</text:p>
          </table:table-cell>
          <table:table-cell office:value-type="string" calcext:value-type="string">
            <text:p>Victims often don't realize they've been attacked until they see a deep, bloodless cut on their skin minutes later. It was a common folk explanation for spontaneous lacerations caused by extreme air pressure or sharp debris in the wind.</text:p>
          </table:table-cell>
          <table:table-cell table:number-columns-repeated="16372"/>
        </table:table-row>
        <table:table-row table:style-name="ro2">
          <table:table-cell office:value-type="float" office:value="13" calcext:value-type="float">
            <text:p>13</text:p>
          </table:table-cell>
          <table:table-cell office:value-type="string" calcext:value-type="string">
            <text:p>Fire cart</text:p>
          </table:table-cell>
          <table:table-cell office:value-type="string" calcext:value-type="string">
            <text:p>—</text:p>
          </table:table-cell>
          <table:table-cell office:value-type="string" calcext:value-type="string">
            <text:p>funerals, stormy skies</text:p>
          </table:table-cell>
          <table:table-cell office:value-type="string" calcext:value-type="string">
            <text:p>corrupt souls, corpses</text:p>
          </table:table-cell>
          <table:table-cell office:value-type="string" calcext:value-type="string">
            <text:p>Kasha are feline demons, often appearing as giant cats walking on two legs, surrounded by hellish flames. They are said to descend from the sky during thunderstorms, particularly when a funeral for a wicked person is taking place.</text:p>
          </table:table-cell>
          <table:table-cell office:value-type="string" calcext:value-type="string">
            <text:p>Their sole mission is to snatch the bodies of sinners before they can be buried or cremated. They seize the coffin with their claws and fly back to hell. This is why Japanese folklore warns against letting cats near the deceased, as they might be Kasha in disguise.</text:p>
          </table:table-cell>
          <table:table-cell office:value-type="string" calcext:value-type="string">
            <text:p>To prevent a Kasha from stealing a body, some families would place heavy stones on the coffin or perform "fake" funerals. Seeing a Kasha is an omen of eternal damnation for the soul of the departed.</text:p>
          </table:table-cell>
          <table:table-cell table:number-columns-repeated="16372"/>
        </table:table-row>
        <table:table-row table:style-name="ro2">
          <table:table-cell office:value-type="float" office:value="14" calcext:value-type="float">
            <text:p>14</text:p>
          </table:table-cell>
          <table:table-cell office:value-type="string" calcext:value-type="string">
            <text:p>River otter</text:p>
          </table:table-cell>
          <table:table-cell office:value-type="string" calcext:value-type="string">
            <text:p>—</text:p>
          </table:table-cell>
          <table:table-cell office:value-type="string" calcext:value-type="string">
            <text:p>rivers, lakes, coastal areas</text:p>
          </table:table-cell>
          <table:table-cell office:value-type="string" calcext:value-type="string">
            <text:p>fish, sake (alcohol)</text:p>
          </table:table-cell>
          <table:table-cell office:value-type="string" calcext:value-type="string">
            <text:p>Kawauso look like ordinary river otters but possess magical powers. They can shapeshift into humans, often appearing as beautiful women or young boys wearing straw hats and carrying bottles of sake.</text:p>
          </table:table-cell>
          <table:table-cell office:value-type="string" calcext:value-type="string">
            <text:p>They are mischievous tricksters who love to mimic human behavior. They might enter a village to "buy" sake using leaves transformed into coins. They enjoy blowing out the lanterns of night travelers or making strange, repetitive noises to confuse fishermen.</text:p>
          </table:table-cell>
          <table:table-cell office:value-type="string" calcext:value-type="string">
            <text:p>Unlike more dangerous shapeshifters, Kawauso are generally harmless. They prefer pranks over violence. If a human catches them in a lie, they often flee back to the water in their animal form, leaving their "human" clothes or hats behind.</text:p>
          </table:table-cell>
          <table:table-cell table:number-columns-repeated="16372"/>
        </table:table-row>
        <table:table-row table:style-name="ro2">
          <table:table-cell office:value-type="float" office:value="15" calcext:value-type="float">
            <text:p>15</text:p>
          </table:table-cell>
          <table:table-cell office:value-type="string" calcext:value-type="string">
            <text:p>Fox fire</text:p>
          </table:table-cell>
          <table:table-cell office:value-type="string" calcext:value-type="string">
            <text:p>—</text:p>
          </table:table-cell>
          <table:table-cell office:value-type="string" calcext:value-type="string">
            <text:p>forests, marshes, graveyards</text:p>
          </table:table-cell>
          <table:table-cell office:value-type="string" calcext:value-type="string">
            <text:p>—</text:p>
          </table:table-cell>
          <table:table-cell office:value-type="string" calcext:value-type="string">
            <text:p>Kitsunebi appears as floating orbs of light, usually red or orange, that flicker like lanterns. They are said to be created by kitsune (foxes) blowing fire from their mouths or using their magical tails.</text:p>
          </table:table-cell>
          <table:table-cell office:value-type="string" calcext:value-type="string">
            <text:p>These lights often appear in long processions, known as "Kitsune no Yomeiri" (The Fox's Wedding). They lead travelers deep into the forest, making them wander in circles until they are completely lost. They represent the illusory power of fox magic.</text:p>
          </table:table-cell>
          <table:table-cell office:value-type="string" calcext:value-type="string">
            <text:p>Farmers used to count the number of Kitsunebi to predict the year's harvest—many lights meant a bountiful crop. However, following the lights is dangerous, as the foxes enjoy seeing humans stumble through the dark.</text:p>
          </table:table-cell>
          <table:table-cell table:number-columns-repeated="16372"/>
        </table:table-row>
        <table:table-row table:style-name="ro2">
          <table:table-cell office:value-type="float" office:value="16" calcext:value-type="float">
            <text:p>16</text:p>
          </table:table-cell>
          <table:table-cell office:value-type="string" calcext:value-type="string">
            <text:p>Tree spirit</text:p>
          </table:table-cell>
          <table:table-cell office:value-type="string" calcext:value-type="string">
            <text:p>Kodama-sama</text:p>
          </table:table-cell>
          <table:table-cell office:value-type="string" calcext:value-type="string">
            <text:p>deep, ancient forests</text:p>
          </table:table-cell>
          <table:table-cell office:value-type="string" calcext:value-type="string">
            <text:p>nutrients from the host tree</text:p>
          </table:table-cell>
          <table:table-cell office:value-type="string" calcext:value-type="string">
            <text:p>Small, pale, often translucent humanoid figures with large, bobbing heads. They are often indistinguishable from the trees they inhabit, sometimes appearing as faint orbs of light.</text:p>
          </table:table-cell>
          <table:table-cell office:value-type="string" calcext:value-type="string">
            <text:p>They are the souls of aged trees and act as guardians of the forest. Their presence is a sign of a healthy ecosystem, and they are known for creating delayed echoes in the woods.</text:p>
          </table:table-cell>
          <table:table-cell office:value-type="string" calcext:value-type="string">
            <text:p>They are generally peaceful but protective. Cutting down a tree inhabited by a Kodama is said to bring a terrible curse upon the woodcutter and their entire village.</text:p>
          </table:table-cell>
          <table:table-cell table:number-columns-repeated="16372"/>
        </table:table-row>
        <table:table-row table:style-name="ro2">
          <table:table-cell office:value-type="float" office:value="17" calcext:value-type="float">
            <text:p>17</text:p>
          </table:table-cell>
          <table:table-cell office:value-type="string" calcext:value-type="string">
            <text:p>Black Mound</text:p>
          </table:table-cell>
          <table:table-cell office:value-type="string" calcext:value-type="string">
            <text:p>Onibaba, Adachigahara witch</text:p>
          </table:table-cell>
          <table:table-cell office:value-type="string" calcext:value-type="string">
            <text:p>remote caves, lonely huts</text:p>
          </table:table-cell>
          <table:table-cell office:value-type="string" calcext:value-type="string">
            <text:p>human flesh (especially children)</text:p>
          </table:table-cell>
          <table:table-cell office:value-type="string" calcext:value-type="string">
            <text:p>Appears as a tall, withered old woman with wild, unkempt hair and a sinister, sharp-toothed grin. She is often depicted holding a kitchen knife and sitting near a spinning wheel.</text:p>
          </table:table-cell>
          <table:table-cell office:value-type="string" calcext:value-type="string">
            <text:p>A cannibalistic hag who lures weary travelers into her home with the promise of food and shelter. Once the victim is asleep or off-guard, she reveals her true, demonic nature to devour them.</text:p>
          </table:table-cell>
          <table:table-cell office:value-type="string" calcext:value-type="string">
            <text:p>She is one of the most feared spirits. Many legends warn travelers to never stop at a lonely house in the moors, as the "Crone of Adachigahara" might be waiting to turn them into her next meal.</text:p>
          </table:table-cell>
          <table:table-cell table:number-columns-repeated="16372"/>
        </table:table-row>
        <table:table-row table:style-name="ro2">
          <table:table-cell office:value-type="float" office:value="18" calcext:value-type="float">
            <text:p>18</text:p>
          </table:table-cell>
          <table:table-cell office:value-type="string" calcext:value-type="string">
            <text:p>Pillow shifter</text:p>
          </table:table-cell>
          <table:table-cell office:value-type="string" calcext:value-type="string">
            <text:p>—</text:p>
          </table:table-cell>
          <table:table-cell office:value-type="string" calcext:value-type="string">
            <text:p>bedrooms, tatami rooms</text:p>
          </table:table-cell>
          <table:table-cell office:value-type="string" calcext:value-type="string">
            <text:p>human vitality</text:p>
          </table:table-cell>
          <table:table-cell office:value-type="string" calcext:value-type="string">
            <text:p>A small, child-like figure often dressed as a monk or a tiny goblin. It is mostly invisible to adults, but its presence is felt as a sudden chill or a weight on the chest during sleep.</text:p>
          </table:table-cell>
          <table:table-cell office:value-type="string" calcext:value-type="string">
            <text:p>It waits for humans to fall into a deep sleep. Its primary prank is moving the sleeper's pillow from the head of the bed to the feet, which was traditionally believed to steal the soul.</text:p>
          </table:table-cell>
          <table:table-cell office:value-type="string" calcext:value-type="string">
            <text:p>Waking up with your pillow at your feet is a clear sign of its visit. While usually a nuisance, the act of shifting the pillow was feared as it could prevent the soul from returning to the body.</text:p>
          </table:table-cell>
          <table:table-cell table:number-columns-repeated="16372"/>
        </table:table-row>
        <table:table-row table:style-name="ro2">
          <table:table-cell office:value-type="float" office:value="19" calcext:value-type="float">
            <text:p>19</text:p>
          </table:table-cell>
          <table:table-cell office:value-type="string" calcext:value-type="string">
            <text:p>Anticipating priest</text:p>
          </table:table-cell>
          <table:table-cell office:value-type="string" calcext:value-type="string">
            <text:p>—</text:p>
          </table:table-cell>
          <table:table-cell office:value-type="string" calcext:value-type="string">
            <text:p>dark roads, mountain passes</text:p>
          </table:table-cell>
          <table:table-cell office:value-type="string" calcext:value-type="string">
            <text:p>Unknown</text:p>
          </table:table-cell>
          <table:table-cell office:value-type="string" calcext:value-type="string">
            <text:p>A bald, monk-like figure that looks small at first. However, as you look up at it, its neck and body stretch to an incredible height, looming over the traveler like a giant.</text:p>
          </table:table-cell>
          <table:table-cell office:value-type="string" calcext:value-type="string">
            <text:p>It is a "looking-over" yokai that surprises people at night. It grows taller as the victim raises their eyes to look at its face, often causing them to fall backward in shock or die from fright.</text:p>
          </table:table-cell>
          <table:table-cell office:value-type="string" calcext:value-type="string">
            <text:p>To defeat it, one must not look up. If you shout "I've seen through you!" or "I've looked past you!" before it grows too large, the spirit will vanish instantly without causing harm.</text:p>
          </table:table-cell>
          <table:table-cell table:number-columns-repeated="16372"/>
        </table:table-row>
        <table:table-row table:style-name="ro2">
          <table:table-cell office:value-type="float" office:value="20" calcext:value-type="float">
            <text:p>20</text:p>
          </table:table-cell>
          <table:table-cell office:value-type="string" calcext:value-type="string">
            <text:p>Forked cat</text:p>
          </table:table-cell>
          <table:table-cell office:value-type="string" calcext:value-type="string">
            <text:p>—</text:p>
          </table:table-cell>
          <table:table-cell office:value-type="string" calcext:value-type="string">
            <text:p>human villages, mountain forests</text:p>
          </table:table-cell>
          <table:table-cell office:value-type="string" calcext:value-type="string">
            <text:p>omnivorous (human flesh, oil)</text:p>
          </table:table-cell>
          <table:table-cell office:value-type="string" calcext:value-type="string">
            <text:p>A large cat, usually elderly, whose tail has split into two identical branches. They can walk on their hind legs and are much larger and more intelligent than normal house cats.</text:p>
          </table:table-cell>
          <table:table-cell office:value-type="string" calcext:value-type="string">
            <text:p>Born from cats that have lived to a very old age. They possess powerful necromantic magic, being able to control corpses like puppets and create ghostly fires known as nekomata-bi.</text:p>
          </table:table-cell>
          <table:table-cell office:value-type="string" calcext:value-type="string">
            <text:p>They view humans with contempt and often cause fires or haunt households. In folklore, keeping a cat for too many years was discouraged to prevent it from transforming into this dangerous creature.</text:p>
          </table:table-cell>
          <table:table-cell table:number-columns-repeated="16372"/>
        </table:table-row>
        <table:table-row table:style-name="ro2">
          <table:table-cell office:value-type="float" office:value="21" calcext:value-type="float">
            <text:p>21</text:p>
          </table:table-cell>
          <table:table-cell office:value-type="string" calcext:value-type="string">
            <text:p>Bell tower monk</text:p>
          </table:table-cell>
          <table:table-cell office:value-type="string" calcext:value-type="string">
            <text:p>—</text:p>
          </table:table-cell>
          <table:table-cell office:value-type="string" calcext:value-type="string">
            <text:p>abandoned temples, belfries</text:p>
          </table:table-cell>
          <table:table-cell office:value-type="string" calcext:value-type="string">
            <text:p>none (spectral energy)</text:p>
          </table:table-cell>
          <table:table-cell office:value-type="string" calcext:value-type="string">
            <text:p>A haggard, monk-like figure dressed in tattered grey robes. His face is wrinkled and sorrowful, and he is often seen leaning against a temple bell or standing in the shadows of a dilapidated sanctuary.</text:p>
          </table:table-cell>
          <table:table-cell office:value-type="string" calcext:value-type="string">
            <text:p>He is a melancholic spirit, often the ghost of a monk who failed his duties or died in poverty. At night, he wanders the grounds of his former temple, ringing the great bell with a sound that is hollow and mournful.</text:p>
          </table:table-cell>
          <table:table-cell office:value-type="string" calcext:value-type="string">
            <text:p>He is generally harmless and avoids direct contact. However, hearing his bell at midnight is considered an omen of the temple's final decay or a sign that the local community has lost its spiritual path.</text:p>
          </table:table-cell>
          <table:table-cell table:number-columns-repeated="16372"/>
        </table:table-row>
        <table:table-row table:style-name="ro2">
          <table:table-cell office:value-type="float" office:value="22" calcext:value-type="float">
            <text:p>22</text:p>
          </table:table-cell>
          <table:table-cell office:value-type="string" calcext:value-type="string">
            <text:p>Lump of flesh</text:p>
          </table:table-cell>
          <table:table-cell office:value-type="string" calcext:value-type="string">
            <text:p>—</text:p>
          </table:table-cell>
          <table:table-cell office:value-type="string" calcext:value-type="string">
            <text:p>ruined temples, graveyards</text:p>
          </table:table-cell>
          <table:table-cell office:value-type="string" calcext:value-type="string">
            <text:p>decaying organic matter</text:p>
          </table:table-cell>
          <table:table-cell office:value-type="string" calcext:value-type="string">
            <text:p>A grotesque, featureless blob of pale, flabby flesh. It has a faint suggestion of a face hidden within its many folds and emits a powerful, sickening odor of rotting meat as it moves.</text:p>
          </table:table-cell>
          <table:table-cell office:value-type="string" calcext:value-type="string">
            <text:p>It is a slow, solitary wanderer of the night. It does not attack but simply lumbers through abandoned places. It is said to be composed of the flesh of those who died without reaching enlightenment.</text:p>
          </table:table-cell>
          <table:table-cell office:value-type="string" calcext:value-type="string">
            <text:p>While repulsive, it is not aggressive. Legend says that if a human manages to catch one and eat its flesh, they will gain eternal youth, though the smell alone is usually enough to drive anyone away.</text:p>
          </table:table-cell>
          <table:table-cell table:number-columns-repeated="16372"/>
        </table:table-row>
        <table:table-row table:style-name="ro2">
          <table:table-cell office:value-type="float" office:value="23" calcext:value-type="float">
            <text:p>23</text:p>
          </table:table-cell>
          <table:table-cell office:value-type="string" calcext:value-type="string">
            <text:p>Slippery gourd</text:p>
          </table:table-cell>
          <table:table-cell office:value-type="string" calcext:value-type="string">
            <text:p>—</text:p>
          </table:table-cell>
          <table:table-cell office:value-type="string" calcext:value-type="string">
            <text:p>elegant homes, red-light districts</text:p>
          </table:table-cell>
          <table:table-cell office:value-type="string" calcext:value-type="string">
            <text:p>fine tea, tobacco, high-quality food</text:p>
          </table:table-cell>
          <table:table-cell office:value-type="string" calcext:value-type="string">
            <text:p>Appears as a refined elderly man with an abnormally elongated, gourd-shaped head. He wears expensive silk kimonos and carries himself with the air of a wealthy aristocrat or a retired master.</text:p>
          </table:table-cell>
          <table:table-cell office:value-type="string" calcext:value-type="string">
            <text:p>Known as the "Supreme Commander" of yokai, he sneaks into homes when the family is busy. He sits down, drinks their tea, and smokes their pipe so naturally that everyone assumes he belongs there.</text:p>
          </table:table-cell>
          <table:table-cell office:value-type="string" calcext:value-type="string">
            <text:p>He is impossible to catch; if confronted, he simply slips away like a shadow. He is not malevolent, but his presence is a sign that he has "conquered" the household's hospitality through sheer audacity.</text:p>
          </table:table-cell>
          <table:table-cell table:number-columns-repeated="16372"/>
        </table:table-row>
        <table:table-row table:style-name="ro2">
          <table:table-cell office:value-type="float" office:value="24" calcext:value-type="float">
            <text:p>24</text:p>
          </table:table-cell>
          <table:table-cell office:value-type="string" calcext:value-type="string">
            <text:p>Wet woman</text:p>
          </table:table-cell>
          <table:table-cell office:value-type="string" calcext:value-type="string">
            <text:p>—</text:p>
          </table:table-cell>
          <table:table-cell office:value-type="string" calcext:value-type="string">
            <text:p>riverbanks, shorelines</text:p>
          </table:table-cell>
          <table:table-cell office:value-type="string" calcext:value-type="string">
            <text:p>human blood and vitality</text:p>
          </table:table-cell>
          <table:table-cell office:value-type="string" calcext:value-type="string">
            <text:p>A monstrous being with the head of a beautiful woman and the long, powerful body of a giant sea serpent. Her hair is always soaking wet and clings to her face and scales.</text:p>
          </table:table-cell>
          <table:table-cell office:value-type="string" calcext:value-type="string">
            <text:p>She is a cunning predator of the water's edge. She often disguises herself or hides her lower body to lure compassionate people toward her, sometimes pretending to be a mother in distress.</text:p>
          </table:table-cell>
          <table:table-cell office:value-type="string" calcext:value-type="string">
            <text:p>She may ask a traveler to hold her "baby" (a heavy stone in disguise). Once the victim is pinned down by the weight, she reveals her serpent form and drains their blood with her long, forked tongue.</text:p>
          </table:table-cell>
          <table:table-cell table:number-columns-repeated="16372"/>
        </table:table-row>
        <table:table-row table:style-name="ro2">
          <table:table-cell office:value-type="float" office:value="25" calcext:value-type="float">
            <text:p>25</text:p>
          </table:table-cell>
          <table:table-cell office:value-type="string" calcext:value-type="string">
            <text:p>Lacquered Buddha</text:p>
          </table:table-cell>
          <table:table-cell office:value-type="string" calcext:value-type="string">
            <text:p>—</text:p>
          </table:table-cell>
          <table:table-cell office:value-type="string" calcext:value-type="string">
            <text:p>abandoned or poorly kept family altars</text:p>
          </table:table-cell>
          <table:table-cell office:value-type="string" calcext:value-type="string">
            <text:p>none (corrupt spiritual energy)</text:p>
          </table:table-cell>
          <table:table-cell office:value-type="string" calcext:value-type="string">
            <text:p>A grotesque, black-skinned corpse-like figure that emerges from a "Butsudan" (shrine). It has bulging eyes hanging from their sockets and a long, lolling tongue; its belly is often distended.</text:p>
          </table:table-cell>
          <table:table-cell office:value-type="string" calcext:value-type="string">
            <text:p>It is a corruption of a sacred image, born when a family altar is neglected or treated with disrespect. It lingers inside the shrine, waiting for someone to open it so it can jump out and terrify them.</text:p>
          </table:table-cell>
          <table:table-cell office:value-type="string" calcext:value-type="string">
            <text:p>It is more of a horrifying prankster than a killer. It enjoys the shock of the living, but its presence is a stern warning that the family's ancestors have been forgotten and the household's luck is failing.</text:p>
          </table:table-cell>
          <table:table-cell table:number-columns-repeated="16372"/>
        </table:table-row>
        <table:table-row table:style-name="ro2">
          <table:table-cell office:value-type="float" office:value="26" calcext:value-type="float">
            <text:p>26</text:p>
          </table:table-cell>
          <table:table-cell office:value-type="string" calcext:value-type="string">
            <text:p>The Scary Thing</text:p>
          </table:table-cell>
          <table:table-cell office:value-type="string" calcext:value-type="string">
            <text:p>—</text:p>
          </table:table-cell>
          <table:table-cell office:value-type="string" calcext:value-type="string">
            <text:p>torii gates, shrines</text:p>
          </table:table-cell>
          <table:table-cell office:value-type="string" calcext:value-type="string">
            <text:p>small animals, birds</text:p>
          </table:table-cell>
          <table:table-cell office:value-type="string" calcext:value-type="string">
            <text:p>A large, hunchbacked creature covered in a thick, messy mane of dark hair that hides its face. It has blue or green skin, large claws, and prominent tusks.</text:p>
          </table:table-cell>
          <table:table-cell office:value-type="string" calcext:value-type="string">
            <text:p>It crouches on top of shrine gates (torii) or high temple beams. It acts as a guardian, remaining motionless until it senses someone "unclean" or wicked entering the sacred grounds.</text:p>
          </table:table-cell>
          <table:table-cell office:value-type="string" calcext:value-type="string">
            <text:p>It is terrifying but generally protective of holy places. If a person with a wicked heart passes under it, the Otoroshi pounces from above, tearing them to pieces instantly.</text:p>
          </table:table-cell>
          <table:table-cell table:number-columns-repeated="16372"/>
        </table:table-row>
        <table:table-row table:style-name="ro2">
          <table:table-cell office:value-type="float" office:value="27" calcext:value-type="float">
            <text:p>27</text:p>
          </table:table-cell>
          <table:table-cell office:value-type="string" calcext:value-type="string">
            <text:p>Demon Hag</text:p>
          </table:table-cell>
          <table:table-cell office:value-type="string" calcext:value-type="string">
            <text:p>—</text:p>
          </table:table-cell>
          <table:table-cell office:value-type="string" calcext:value-type="string">
            <text:p>remote mountain caves</text:p>
          </table:table-cell>
          <table:table-cell office:value-type="string" calcext:value-type="string">
            <text:p>none (spectral presence)</text:p>
          </table:table-cell>
          <table:table-cell office:value-type="string" calcext:value-type="string">
            <text:p>Appears as a hideous, ancient woman with long, wild hair that looks like a tangled mess of black snakes. Her body is covered in thick, dark fur and she has a massive, gaping mouth.</text:p>
          </table:table-cell>
          <table:table-cell office:value-type="string" calcext:value-type="string">
            <text:p>She is often found deep in the mountains of Niigata. She spends her time spinning thread or weaving. Despite her terrifying looks, she is more of a reclusive spirit than an active predator.</text:p>
          </table:table-cell>
          <table:table-cell office:value-type="string" calcext:value-type="string">
            <text:p>Some legends say she helps travelers who get lost in the mountains by giving them shelter, provided they don't look at her while she works. If they break her rules, she reveals her demonic side.</text:p>
          </table:table-cell>
          <table:table-cell table:number-columns-repeated="16372"/>
        </table:table-row>
        <table:table-row table:style-name="ro2">
          <table:table-cell office:value-type="float" office:value="28" calcext:value-type="float">
            <text:p>28</text:p>
          </table:table-cell>
          <table:table-cell office:value-type="string" calcext:value-type="string">
            <text:p>Long-necked woman</text:p>
          </table:table-cell>
          <table:table-cell office:value-type="string" calcext:value-type="string">
            <text:p>—</text:p>
          </table:table-cell>
          <table:table-cell office:value-type="string" calcext:value-type="string">
            <text:p>human villages, urban areas</text:p>
          </table:table-cell>
          <table:table-cell office:value-type="string" calcext:value-type="string">
            <text:p>human vitality, lamp oil</text:p>
          </table:table-cell>
          <table:table-cell office:value-type="string" calcext:value-type="string">
            <text:p>During the day, they look like normal women. At night, their necks stretch to incredible lengths, allowing the head to move independently throughout the house or even outside.</text:p>
          </table:table-cell>
          <table:table-cell office:value-type="string" calcext:value-type="string">
            <text:p>They are often ordinary humans who have been cursed due to past sins or strong attachments. While the body sleeps, the head wanders, often licking the oil from lanterns or observing sleeping family members.</text:p>
          </table:table-cell>
          <table:table-cell office:value-type="string" calcext:value-type="string">
            <text:p>Most Rokurokubi are unaware of their condition, thinking their nightly wanderings are just vivid dreams. Seeing one can be a shock, but they are rarely physically aggressive toward people.</text:p>
          </table:table-cell>
          <table:table-cell table:number-columns-repeated="16372"/>
        </table:table-row>
        <table:table-row table:style-name="ro2">
          <table:table-cell office:value-type="float" office:value="29" calcext:value-type="float">
            <text:p>29</text:p>
          </table:table-cell>
          <table:table-cell office:value-type="string" calcext:value-type="string">
            <text:p>Reversed Pillar</text:p>
          </table:table-cell>
          <table:table-cell office:value-type="string" calcext:value-type="string">
            <text:p>—</text:p>
          </table:table-cell>
          <table:table-cell office:value-type="string" calcext:value-type="string">
            <text:p>houses, temples</text:p>
          </table:table-cell>
          <table:table-cell office:value-type="string" calcext:value-type="string">
            <text:p>none (architectural spirit)</text:p>
          </table:table-cell>
          <table:table-cell office:value-type="string" calcext:value-type="string">
            <text:p>It is not a creature, but a wooden structural pillar that has been installed upside down (with the wood grain facing the opposite direction of how the tree grew).</text:p>
          </table:table-cell>
          <table:table-cell office:value-type="string" calcext:value-type="string">
            <text:p>Because it is "unnatural," the tree's spirit becomes restless and angry. At night, the house may creak loudly, or the pillar may manifest ghostly faces or cause leaves to sprout from the wood.</text:p>
          </table:table-cell>
          <table:table-cell office:value-type="string" calcext:value-type="string">
            <text:p>It is considered a bad omen and a source of domestic haunting. To prevent this, ancient builders would deliberately leave one pillar "unfinished" to avoid the perfection that attracts these spirits.</text:p>
          </table:table-cell>
          <table:table-cell table:number-columns-repeated="16372"/>
        </table:table-row>
        <table:table-row table:style-name="ro2">
          <table:table-cell office:value-type="float" office:value="30" calcext:value-type="float">
            <text:p>30</text:p>
          </table:table-cell>
          <table:table-cell office:value-type="string" calcext:value-type="string">
            <text:p>White Child</text:p>
          </table:table-cell>
          <table:table-cell office:value-type="string" calcext:value-type="string">
            <text:p>—</text:p>
          </table:table-cell>
          <table:table-cell office:value-type="string" calcext:value-type="string">
            <text:p>buddhist temples</text:p>
          </table:table-cell>
          <table:table-cell office:value-type="string" calcext:value-type="string">
            <text:p>none (spiritual energy)</text:p>
          </table:table-cell>
          <table:table-cell office:value-type="string" calcext:value-type="string">
            <text:p>A small, pale child dressed in formal white robes, often seen holding a ceremonial fly-whisk or sitting quietly near a high-ranking monk.</text:p>
          </table:table-cell>
          <table:table-cell office:value-type="string" calcext:value-type="string">
            <text:p>They are the spirits of young acolytes who died before completing their training. They remain in the temple to serve the monks they once respected, often appearing during long prayer sessions.</text:p>
          </table:table-cell>
          <table:table-cell office:value-type="string" calcext:value-type="string">
            <text:p>They are benevolent and quiet. Their presence is usually considered a sign of a very holy place or a monk who possesses great spiritual power, as the child spirit stays to protect their master.</text:p>
          </table:table-cell>
          <table:table-cell table:number-columns-repeated="16372"/>
        </table:table-row>
        <table:table-row table:style-name="ro2">
          <table:table-cell office:value-type="float" office:value="31" calcext:value-type="float">
            <text:p>31</text:p>
          </table:table-cell>
          <table:table-cell office:value-type="string" calcext:value-type="string">
            <text:p>Dead spirit</text:p>
          </table:table-cell>
          <table:table-cell office:value-type="string" calcext:value-type="string">
            <text:p>—</text:p>
          </table:table-cell>
          <table:table-cell office:value-type="string" calcext:value-type="string">
            <text:p>near their own grave or place of death</text:p>
          </table:table-cell>
          <table:table-cell office:value-type="string" calcext:value-type="string">
            <text:p>none (pure spiritual energy)</text:p>
          </table:table-cell>
          <table:table-cell office:value-type="string" calcext:value-type="string">
            <text:p>They appear as pale, translucent figures dressed in white burial kimonos. Unlike Ikiryō (living spirits), they lack a vibrant aura and often appear blueish or cold, with sunken eyes and a hollow expression.</text:p>
          </table:table-cell>
          <table:table-cell office:value-type="string" calcext:value-type="string">
            <text:p>They are the souls of the recently deceased who have not yet moved on. They linger due to strong attachments, unspoken words, or a desire to watch over loved ones. They are generally passive and melancholic.</text:p>
          </table:table-cell>
          <table:table-cell office:value-type="string" calcext:value-type="string">
            <text:p>Their interaction is usually subtle, such as appearing in dreams or as a cold mist. While not inherently harmful, their presence can drain the energy of the living if they stay too long, out of a desperate need to feel "alive" again.</text:p>
          </table:table-cell>
          <table:table-cell table:number-columns-repeated="16372"/>
        </table:table-row>
        <table:table-row table:style-name="ro2">
          <table:table-cell office:value-type="float" office:value="32" calcext:value-type="float">
            <text:p>32</text:p>
          </table:table-cell>
          <table:table-cell office:value-type="string" calcext:value-type="string">
            <text:p>The peeper</text:p>
          </table:table-cell>
          <table:table-cell office:value-type="string" calcext:value-type="string">
            <text:p>—</text:p>
          </table:table-cell>
          <table:table-cell office:value-type="string" calcext:value-type="string">
            <text:p>roofs and skylights of houses</text:p>
          </table:table-cell>
          <table:table-cell office:value-type="string" calcext:value-type="string">
            <text:p>none (observes humans)</text:p>
          </table:table-cell>
          <table:table-cell office:value-type="string" calcext:value-type="string">
            <text:p>A small, hunched creature with dark, leathery skin and long, bird-like claws. Its most prominent features are its large, bulging eyes and its ability to cling to ceilings and steep rooftops.</text:p>
          </table:table-cell>
          <table:table-cell office:value-type="string" calcext:value-type="string">
            <text:p>It is a celestial spy associated with the Kōshin ritual. On specific nights, it crawls across rooftops to peek through skylights and cracks, searching for people committing sins or breaking moral taboos.</text:p>
          </table:table-cell>
          <table:table-cell office:value-type="string" calcext:value-type="string">
            <text:p>It does not attack directly but acts as a whistleblower to the heavens. If it catches someone misbehaving, it reports them to the gods of judgment, bringing bad luck or shortened lifespans to the offenders.</text:p>
          </table:table-cell>
          <table:table-cell table:number-columns-repeated="16372"/>
        </table:table-row>
        <table:table-row table:style-name="ro2">
          <table:table-cell office:value-type="float" office:value="33" calcext:value-type="float">
            <text:p>33</text:p>
          </table:table-cell>
          <table:table-cell office:value-type="string" calcext:value-type="string">
            <text:p>Sōgen's fire</text:p>
          </table:table-cell>
          <table:table-cell office:value-type="string" calcext:value-type="string">
            <text:p>—</text:p>
          </table:table-cell>
          <table:table-cell office:value-type="string" calcext:value-type="string">
            <text:p>mibu-dera temple (Kyoto), riverbanks</text:p>
          </table:table-cell>
          <table:table-cell office:value-type="string" calcext:value-type="string">
            <text:p>none (fueled by sin)</text:p>
          </table:table-cell>
          <table:table-cell office:value-type="string" calcext:value-type="string">
            <text:p>A floating, blue-green fireball with the agonized face of a monk visible in the center of the flames. The face is usually contorted in eternal pain and regret.</text:p>
          </table:table-cell>
          <table:table-cell office:value-type="string" calcext:value-type="string">
            <text:p>It is the ghost of a monk named Sōgen who stole oil and offerings from his temple. As punishment for his greed, his soul was transformed into a perpetual flame that wanders the temple grounds at night.</text:p>
          </table:table-cell>
          <table:table-cell office:value-type="string" calcext:value-type="string">
            <text:p>Seeing the Sōgenbi is a chilling experience. It represents the consequences of religious corruption. It doesn't interact with humans but serves as a floating, burning warning against greed and theft.</text:p>
          </table:table-cell>
          <table:table-cell table:number-columns-repeated="16372"/>
        </table:table-row>
        <table:table-row table:style-name="ro2">
          <table:table-cell office:value-type="float" office:value="34" calcext:value-type="float">
            <text:p>34</text:p>
          </table:table-cell>
          <table:table-cell office:value-type="string" calcext:value-type="string">
            <text:p>Tall woman</text:p>
          </table:table-cell>
          <table:table-cell office:value-type="string" calcext:value-type="string">
            <text:p>—</text:p>
          </table:table-cell>
          <table:table-cell office:value-type="string" calcext:value-type="string">
            <text:p>red-light districts, town outskirts</text:p>
          </table:table-cell>
          <table:table-cell office:value-type="string" calcext:value-type="string">
            <text:p>none</text:p>
          </table:table-cell>
          <table:table-cell office:value-type="string" calcext:value-type="string">
            <text:p>A woman with a normal upper body but legs that can stretch to incredible lengths. She is often seen peering into the second-story windows of brothels or homes at night.</text:p>
          </table:table-cell>
          <table:table-cell office:value-type="string" calcext:value-type="string">
            <text:p>She was originally a plain woman who was jealous of the beautiful courtesans in the pleasure districts. Her jealousy transformed her into a yokai that towers over the buildings she once felt excluded from.</text:p>
          </table:table-cell>
          <table:table-cell office:value-type="string" calcext:value-type="string">
            <text:p>She is mostly a psychological haunt. She terrifies people by suddenly appearing in high windows where no human should be. She doesn't usually kill, but her ghastly face peering in at night is enough to cause permanent trauma.</text:p>
          </table:table-cell>
          <table:table-cell table:number-columns-repeated="16372"/>
        </table:table-row>
        <table:table-row table:style-name="ro2">
          <table:table-cell office:value-type="float" office:value="35" calcext:value-type="float">
            <text:p>35</text:p>
          </table:table-cell>
          <table:table-cell office:value-type="string" calcext:value-type="string">
            <text:p>Racoon dog</text:p>
          </table:table-cell>
          <table:table-cell office:value-type="string" calcext:value-type="string">
            <text:p>Bake-danuki</text:p>
          </table:table-cell>
          <table:table-cell office:value-type="string" calcext:value-type="string">
            <text:p>forests, mountains, and rural villages</text:p>
          </table:table-cell>
          <table:table-cell office:value-type="string" calcext:value-type="string">
            <text:p>omnivorous (human food, sake)</text:p>
          </table:table-cell>
          <table:table-cell office:value-type="string" calcext:value-type="string">
            <text:p>A chubby, raccoon-like animal with a friendly face. They are masters of disguise and are often depicted wearing a straw hat and carrying a bottle of sake and a promissory note.</text:p>
          </table:table-cell>
          <table:table-cell office:value-type="string" calcext:value-type="string">
            <text:p>They are mischievous shapeshifters who love to play tricks on humans. Unlike foxes (Kitsune) who can be cruel, Tanuki tricks are usually lighthearted, involving illusionary money or turning into inanimate objects.</text:p>
          </table:table-cell>
          <table:table-cell office:value-type="string" calcext:value-type="string">
            <text:p>They often interact with humans to get food or drink. While their pranks can be frustrating, they are also seen as symbols of prosperity and luck. They can be befriended if one has a sense of humor and treats them to sake.</text:p>
          </table:table-cell>
          <table:table-cell table:number-columns-repeated="16372"/>
        </table:table-row>
        <table:table-row table:style-name="ro2">
          <table:table-cell office:value-type="float" office:value="36" calcext:value-type="float">
            <text:p>36</text:p>
          </table:table-cell>
          <table:table-cell office:value-type="string" calcext:value-type="string">
            <text:p>Weasel</text:p>
          </table:table-cell>
          <table:table-cell office:value-type="string" calcext:value-type="string">
            <text:p>—</text:p>
          </table:table-cell>
          <table:table-cell office:value-type="string" calcext:value-type="string">
            <text:p>fields, mountains, and villages</text:p>
          </table:table-cell>
          <table:table-cell office:value-type="string" calcext:value-type="string">
            <text:p>small animals, birds, and stolen food</text:p>
          </table:table-cell>
          <table:table-cell office:value-type="string" calcext:value-type="string">
            <text:p>Appears as a normal weasel but often larger or with a mystical aura. In folklore, they are frequently seen standing on their hind legs to cast spells or create illusions.</text:p>
          </table:table-cell>
          <table:table-cell office:value-type="string" calcext:value-type="string">
            <text:p>They are notorious shapeshifters and tricksters. Itachi are believed to be responsible for mysterious fires (itachi-bi) and are known to bewitch humans, leading them astray or causing strange phenomena.</text:p>
          </table:table-cell>
          <table:table-cell office:value-type="string" calcext:value-type="string">
            <text:p>Encountering an Itachi is often seen as an omen of bad luck or impending trouble. While their tricks can be harmless, their ability to control fire and create illusions makes them respected and feared in rural communities.</text:p>
          </table:table-cell>
          <table:table-cell table:number-columns-repeated="16372"/>
        </table:table-row>
        <table:table-row table:style-name="ro2">
          <table:table-cell office:value-type="float" office:value="37" calcext:value-type="float">
            <text:p>37</text:p>
          </table:table-cell>
          <table:table-cell office:value-type="string" calcext:value-type="string">
            <text:p>Heavenly dog</text:p>
          </table:table-cell>
          <table:table-cell office:value-type="string" calcext:value-type="string">
            <text:p>—</text:p>
          </table:table-cell>
          <table:table-cell office:value-type="string" calcext:value-type="string">
            <text:p>high mountains and deep forests</text:p>
          </table:table-cell>
          <table:table-cell office:value-type="string" calcext:value-type="string">
            <text:p>none (spiritual energy)</text:p>
          </table:table-cell>
          <table:table-cell office:value-type="string" calcext:value-type="string">
            <text:p>Often depicted with a long red nose or a bird-like beak, wearing the robes of a mountain hermit (yamabushi). They possess large wings and carry a magical feather fan.</text:p>
          </table:table-cell>
          <table:table-cell office:value-type="string" calcext:value-type="string">
            <text:p>They are powerful martial artists and masters of the wind. Tengu are proud and can be both protective guardians of the forest or arrogant spirits that abduct humans to teach them lessons.</text:p>
          </table:table-cell>
          <table:table-cell office:value-type="string" calcext:value-type="string">
            <text:p>Historically feared as kidnappers of children and disturbers of peace, they are also worshipped as minor deities. They occasionally train exceptional humans in the arts of war or secret wisdom.</text:p>
          </table:table-cell>
          <table:table-cell table:number-columns-repeated="16372"/>
        </table:table-row>
        <table:table-row table:style-name="ro2">
          <table:table-cell office:value-type="float" office:value="38" calcext:value-type="float">
            <text:p>38</text:p>
          </table:table-cell>
          <table:table-cell office:value-type="string" calcext:value-type="string">
            <text:p>Hand eyes</text:p>
          </table:table-cell>
          <table:table-cell office:value-type="string" calcext:value-type="string">
            <text:p>—</text:p>
          </table:table-cell>
          <table:table-cell office:value-type="string" calcext:value-type="string">
            <text:p>dark fields and graveyards</text:p>
          </table:table-cell>
          <table:table-cell office:value-type="string" calcext:value-type="string">
            <text:p>human flesh</text:p>
          </table:table-cell>
          <table:table-cell office:value-type="string" calcext:value-type="string">
            <text:p>A monstrous, elderly blind man with no eyes in his face. Instead, a large, lidless eye is located in the palm of each of his hands.</text:p>
          </table:table-cell>
          <table:table-cell office:value-type="string" calcext:value-type="string">
            <text:p>He stalks the darkness, feeling his way around with his hands. When he senses a human nearby, he uses the eyes in his palms to find and pursue his prey with surprising speed.</text:p>
          </table:table-cell>
          <table:table-cell office:value-type="string" calcext:value-type="string">
            <text:p>He is a predatory spirit born from a blind man who was robbed and murdered. He kills out of a vengeful desire to "see" his victims' terror, and it is said that if he touches you, you cannot escape.</text:p>
          </table:table-cell>
          <table:table-cell table:number-columns-repeated="16372"/>
        </table:table-row>
        <table:table-row table:style-name="ro2">
          <table:table-cell office:value-type="float" office:value="39" calcext:value-type="float">
            <text:p>39</text:p>
          </table:table-cell>
          <table:table-cell office:value-type="string" calcext:value-type="string">
            <text:p>Iron rat</text:p>
          </table:table-cell>
          <table:table-cell office:value-type="string" calcext:value-type="string">
            <text:p>—</text:p>
          </table:table-cell>
          <table:table-cell office:value-type="string" calcext:value-type="string">
            <text:p>buddhist temples and libraries</text:p>
          </table:table-cell>
          <table:table-cell office:value-type="string" calcext:value-type="string">
            <text:p>sacred scrolls and books</text:p>
          </table:table-cell>
          <table:table-cell office:value-type="string" calcext:value-type="string">
            <text:p>A giant, ferocious rat with a body as hard as iron and sharp, metallic teeth. He is often seen surrounded by thousands of normal-sized rats.</text:p>
          </table:table-cell>
          <table:table-cell office:value-type="string" calcext:value-type="string">
            <text:p>He is the vengeful spirit of a monk named Raigō who died of a hunger strike. He targets temples, especially those of rival sects, to devour their precious scriptures and cause spiritual ruin.</text:p>
          </table:table-cell>
          <table:table-cell office:value-type="string" calcext:value-type="string">
            <text:p>He represents the destructive power of religious spite. To stop him, entire libraries must be protected with spiritual seals, as his swarm of rats can strip a temple of its knowledge in a single night.</text:p>
          </table:table-cell>
          <table:table-cell table:number-columns-repeated="16372"/>
        </table:table-row>
        <table:table-row table:style-name="ro2">
          <table:table-cell office:value-type="float" office:value="40" calcext:value-type="float">
            <text:p>40</text:p>
          </table:table-cell>
          <table:table-cell office:value-type="string" calcext:value-type="string">
            <text:p>Hanging fire</text:p>
          </table:table-cell>
          <table:table-cell office:value-type="string" calcext:value-type="string">
            <text:p>—</text:p>
          </table:table-cell>
          <table:table-cell office:value-type="string" calcext:value-type="string">
            <text:p>deep forests, perched on trees</text:p>
          </table:table-cell>
          <table:table-cell office:value-type="string" calcext:value-type="string">
            <text:p>none (ethereal flame)</text:p>
          </table:table-cell>
          <table:table-cell office:value-type="string" calcext:value-type="string">
            <text:p>A floating, bobbing fireball that hangs from the branches of large trees. Unlike other spirit fires, it often resembles a glowing, wooden bucket.</text:p>
          </table:table-cell>
          <table:table-cell office:value-type="string" calcext:value-type="string">
            <text:p>It appears suddenly in the middle of the night to startle travelers. It drops from the trees and swings back up, mimicking the motion of a bucket being lowered into a well.</text:p>
          </table:table-cell>
          <table:table-cell office:value-type="string" calcext:value-type="string">
            <text:p>It is a harmless but eerie prankster. It does not burn the trees or people, but its unexpected appearance in dark woods can cause travelers to lose their way or flee in terror.</text:p>
          </table:table-cell>
          <table:table-cell table:number-columns-repeated="16372"/>
        </table:table-row>
        <table:table-row table:style-name="ro2">
          <table:table-cell office:value-type="float" office:value="41" calcext:value-type="float">
            <text:p>41</text:p>
          </table:table-cell>
          <table:table-cell office:value-type="string" calcext:value-type="string">
            <text:p>Old woman's fire</text:p>
          </table:table-cell>
          <table:table-cell office:value-type="string" calcext:value-type="string">
            <text:p>—</text:p>
          </table:table-cell>
          <table:table-cell office:value-type="string" calcext:value-type="string">
            <text:p>riverbanks, near temples</text:p>
          </table:table-cell>
          <table:table-cell office:value-type="string" calcext:value-type="string">
            <text:p>none (fueled by sin)</text:p>
          </table:table-cell>
          <table:table-cell office:value-type="string" calcext:value-type="string">
            <text:p>A floating fireball that, upon close inspection, reveals the face of a terrifying, cackling old woman. It often emits sparks and flies with great speed.</text:p>
          </table:table-cell>
          <table:table-cell office:value-type="string" calcext:value-type="string">
            <text:p>It is the soul of an old woman who stole oil from a temple. After death, she was cursed to become a flame that wanders the night, unable to find peace due to her petty crime.</text:p>
          </table:table-cell>
          <table:table-cell office:value-type="string" calcext:value-type="string">
            <text:p>It is mostly an atmospheric haunt that startles people. However, legend says that if the flame brushes against a person's face, it leaves a soot-like mark that is difficult to wash off.</text:p>
          </table:table-cell>
          <table:table-cell table:number-columns-repeated="16372"/>
        </table:table-row>
        <table:table-row table:style-name="ro2">
          <table:table-cell office:value-type="float" office:value="42" calcext:value-type="float">
            <text:p>42</text:p>
          </table:table-cell>
          <table:table-cell office:value-type="string" calcext:value-type="string">
            <text:p>Birthing woman</text:p>
          </table:table-cell>
          <table:table-cell office:value-type="string" calcext:value-type="string">
            <text:p>—</text:p>
          </table:table-cell>
          <table:table-cell office:value-type="string" calcext:value-type="string">
            <text:p>dark roads, riverbanks</text:p>
          </table:table-cell>
          <table:table-cell office:value-type="string" calcext:value-type="string">
            <text:p>none (seeks help)</text:p>
          </table:table-cell>
          <table:table-cell office:value-type="string" calcext:value-type="string">
            <text:p>Appears as a disheveled woman soaked in blood from the waist down, carrying a small, crying bundle that resembles a baby. Her expression is one of immense grief.</text:p>
          </table:table-cell>
          <table:table-cell office:value-type="string" calcext:value-type="string">
            <text:p>She is the ghost of a woman who died during childbirth. Driven by motherly instinct and sorrow, she wanders at night, desperately trying to find someone to take care of her child.</text:p>
          </table:table-cell>
          <table:table-cell office:value-type="string" calcext:value-type="string">
            <text:p>She will approach travelers and beg them to hold her baby. As the person takes the bundle, it becomes heavier and heavier until it is impossible to carry, often pinning the victim to the ground.</text:p>
          </table:table-cell>
          <table:table-cell table:number-columns-repeated="16372"/>
        </table:table-row>
        <table:table-row table:style-name="ro2">
          <table:table-cell office:value-type="float" office:value="43" calcext:value-type="float">
            <text:p>43</text:p>
          </table:table-cell>
          <table:table-cell office:value-type="string" calcext:value-type="string">
            <text:p>Sea blind man</text:p>
          </table:table-cell>
          <table:table-cell office:value-type="string" calcext:value-type="string">
            <text:p>—</text:p>
          </table:table-cell>
          <table:table-cell office:value-type="string" calcext:value-type="string">
            <text:p>deep ocean, coastal waters</text:p>
          </table:table-cell>
          <table:table-cell office:value-type="string" calcext:value-type="string">
            <text:p>fish and shipwrecks</text:p>
          </table:table-cell>
          <table:table-cell office:value-type="string" calcext:value-type="string">
            <text:p>A giant, monk-like figure with a bald head and sightless eyes. He is often seen walking across the surface of the waves as if it were solid ground.</text:p>
          </table:table-cell>
          <table:table-cell office:value-type="string" calcext:value-type="string">
            <text:p>He is a massive sea spirit that appears during storms. He carries a lute (biwa) or a walking stick and towers over ships, looming out of the fog to intimidate sailors.</text:p>
          </table:table-cell>
          <table:table-cell office:value-type="string" calcext:value-type="string">
            <text:p>He will ask sailors "Are you afraid?". If they answer "yes," he destroys the ship. If they remain calm and respectful, he may allow the vessel to pass through the storm safely.</text:p>
          </table:table-cell>
          <table:table-cell table:number-columns-repeated="16372"/>
        </table:table-row>
        <table:table-row table:style-name="ro2">
          <table:table-cell office:value-type="float" office:value="44" calcext:value-type="float">
            <text:p>44</text:p>
          </table:table-cell>
          <table:table-cell office:value-type="string" calcext:value-type="string">
            <text:p>Ox demon</text:p>
          </table:table-cell>
          <table:table-cell office:value-type="string" calcext:value-type="string">
            <text:p>—</text:p>
          </table:table-cell>
          <table:table-cell office:value-type="string" calcext:value-type="string">
            <text:p>shorelines, coastal caves</text:p>
          </table:table-cell>
          <table:table-cell office:value-type="string" calcext:value-type="string">
            <text:p>human flesh</text:p>
          </table:table-cell>
          <table:table-cell office:value-type="string" calcext:value-type="string">
            <text:p>A monstrous creature with the head of an ox and the body of a giant spider or crab. It has sharp claws and long, curved horns.</text:p>
          </table:table-cell>
          <table:table-cell office:value-type="string" calcext:value-type="string">
            <text:p>It is a highly aggressive and territorial predator. It often works in tandem with other water yokai like the Nure-onna to corner and trap humans near the water's edge.</text:p>
          </table:table-cell>
          <table:table-cell office:value-type="string" calcext:value-type="string">
            <text:p>It is extremely dangerous and almost impossible to defeat in physical combat. It is known to breathe poison or use its massive weight to crush victims before dragging them into the sea.</text:p>
          </table:table-cell>
          <table:table-cell table:number-columns-repeated="16372"/>
        </table:table-row>
        <table:table-row table:style-name="ro2">
          <table:table-cell office:value-type="float" office:value="45" calcext:value-type="float">
            <text:p>45</text:p>
          </table:table-cell>
          <table:table-cell office:value-type="string" calcext:value-type="string">
            <text:p>The "Uwan" sound</text:p>
          </table:table-cell>
          <table:table-cell office:value-type="string" calcext:value-type="string">
            <text:p>—</text:p>
          </table:table-cell>
          <table:table-cell office:value-type="string" calcext:value-type="string">
            <text:p>abandoned buildings, old tunnels</text:p>
          </table:table-cell>
          <table:table-cell office:value-type="string" calcext:value-type="string">
            <text:p>none (sound-based)</text:p>
          </table:table-cell>
          <table:table-cell office:value-type="string" calcext:value-type="string">
            <text:p>It is rarely seen clearly, appearing only as a shadowy, indistinct figure with three-clawed hands and a distorted mouth. It is more a manifestation of noise than a physical body.</text:p>
          </table:table-cell>
          <table:table-cell office:value-type="string" calcext:value-type="string">
            <text:p>It dwells in empty places where echoes are common. When a human enters its territory, it suddenly shouts "Uwan!" at the top of its voice to startle and terrify the intruder.</text:p>
          </table:table-cell>
          <table:table-cell office:value-type="string" calcext:value-type="string">
            <text:p>Its attack is purely psychological. The sudden, booming shout can cause a person to faint or lose their hearing temporarily. If the person shouts back immediately, the spirit may vanish.</text:p>
          </table:table-cell>
          <table:table-cell table:number-columns-repeated="16372"/>
        </table:table-row>
        <table:table-row table:style-name="ro2">
          <table:table-cell office:value-type="float" office:value="46" calcext:value-type="float">
            <text:p>46</text:p>
          </table:table-cell>
          <table:table-cell office:value-type="string" calcext:value-type="string">
            <text:p>The Change</text:p>
          </table:table-cell>
          <table:table-cell office:value-type="string" calcext:value-type="string">
            <text:p>—</text:p>
          </table:table-cell>
          <table:table-cell office:value-type="string" calcext:value-type="string">
            <text:p>remote mountains and valleys</text:p>
          </table:table-cell>
          <table:table-cell office:value-type="string" calcext:value-type="string">
            <text:p>unknown (possibly small animals)</text:p>
          </table:table-cell>
          <table:table-cell office:value-type="string" calcext:value-type="string">
            <text:p>A large, beast-like creature with a massive, hunched body and a single, sharp claw on each of its forelimbs. Its skin is usually depicted as mottled brown or green, and its face has a fierce, distorted expression.</text:p>
          </table:table-cell>
          <table:table-cell office:value-type="string" calcext:value-type="string">
            <text:p>Very little is known about its behavior due to its extreme rarity. It is a solitary creature that avoids humans, spending its time in the deepest, most inaccessible parts of the mountains.</text:p>
          </table:table-cell>
          <table:table-cell office:value-type="string" calcext:value-type="string">
            <text:p>It is not naturally aggressive toward humans but can be terrifying due to its size and strange appearance. Seeing a Waira is often considered an omen of a shift in nature or an impending environmental change.</text:p>
          </table:table-cell>
          <table:table-cell table:number-columns-repeated="16372"/>
        </table:table-row>
        <table:table-row table:style-name="ro2">
          <table:table-cell office:value-type="float" office:value="47" calcext:value-type="float">
            <text:p>47</text:p>
          </table:table-cell>
          <table:table-cell office:value-type="string" calcext:value-type="string">
            <text:p>Mountain echo</text:p>
          </table:table-cell>
          <table:table-cell office:value-type="string" calcext:value-type="string">
            <text:p>—</text:p>
          </table:table-cell>
          <table:table-cell office:value-type="string" calcext:value-type="string">
            <text:p>deep mountain valleys and canyons</text:p>
          </table:table-cell>
          <table:table-cell office:value-type="string" calcext:value-type="string">
            <text:p>none (ethereal being)</text:p>
          </table:table-cell>
          <table:table-cell office:value-type="string" calcext:value-type="string">
            <text:p>Small, dog-like or monkey-like creatures with floppy ears. They are rarely seen, as they blend perfectly with the rocky terrain and thick mountain foliage.</text:p>
          </table:table-cell>
          <table:table-cell office:value-type="string" calcext:value-type="string">
            <text:p>They are responsible for the echoes heard in the mountains. When they hear a sound, they immediately mimic it back with perfect precision, often delighting in the confusion of travelers.</text:p>
          </table:table-cell>
          <table:table-cell office:value-type="string" calcext:value-type="string">
            <text:p>They are harmless and playful. If you shout into a valley and hear an echo, it is said to be a Yamabiko answering you. They are a beloved part of mountain folklore, representing the spirit of the wilderness.</text:p>
          </table:table-cell>
          <table:table-cell table:number-columns-repeated="16372"/>
        </table:table-row>
        <table:table-row table:style-name="ro2">
          <table:table-cell office:value-type="float" office:value="48" calcext:value-type="float">
            <text:p>48</text:p>
          </table:table-cell>
          <table:table-cell office:value-type="string" calcext:value-type="string">
            <text:p>Mountain hag</text:p>
          </table:table-cell>
          <table:table-cell office:value-type="string" calcext:value-type="string">
            <text:p>Onibaba (generic)</text:p>
          </table:table-cell>
          <table:table-cell office:value-type="string" calcext:value-type="string">
            <text:p>remote mountain huts and caves</text:p>
          </table:table-cell>
          <table:table-cell office:value-type="string" calcext:value-type="string">
            <text:p>human flesh (especially travelers)</text:p>
          </table:table-cell>
          <table:table-cell office:value-type="string" calcext:value-type="string">
            <text:p>Appears as a withered old woman with long, white unkempt hair and tattered clothes. Some legends say she has a second mouth hidden beneath her hair on the back of her head.</text:p>
          </table:table-cell>
          <table:table-cell office:value-type="string" calcext:value-type="string">
            <text:p>She lures lost travelers to her home with the promise of food and a place to sleep. Once the guest is asleep, she reveals her true, cannibalistic nature. She is also a skilled practitioner of dark magic.</text:p>
          </table:table-cell>
          <table:table-cell office:value-type="string" calcext:value-type="string">
            <text:p>She is a dangerous predator. Travelers are warned to never trust a lone woman living deep in the mountains. In some stories, clever heroes manage to escape her by using her own tools or magic against her.</text:p>
          </table:table-cell>
          <table:table-cell table:number-columns-repeated="16372"/>
        </table:table-row>
        <table:table-row table:style-name="ro2">
          <table:table-cell office:value-type="float" office:value="49" calcext:value-type="float">
            <text:p>49</text:p>
          </table:table-cell>
          <table:table-cell office:value-type="string" calcext:value-type="string">
            <text:p>Mountain boy</text:p>
          </table:table-cell>
          <table:table-cell office:value-type="string" calcext:value-type="string">
            <text:p>—</text:p>
          </table:table-cell>
          <table:table-cell office:value-type="string" calcext:value-type="string">
            <text:p>mountains and hills of Kyushu</text:p>
          </table:table-cell>
          <table:table-cell office:value-type="string" calcext:value-type="string">
            <text:p>crabs, insects, and sake</text:p>
          </table:table-cell>
          <table:table-cell office:value-type="string" calcext:value-type="string">
            <text:p>A small, hairy, child-like humanoid. They are closely related to the Kappa but adapted for land and mountain living. They usually wear a simple loincloth made of leaves or fur.</text:p>
          </table:table-cell>
          <table:table-cell office:value-type="string" calcext:value-type="string">
            <text:p>They are helpful and hardworking spirits. They are known for assisting woodcutters and laborers with heavy tasks in exchange for a small amount of sake or a simple meal.</text:p>
          </table:table-cell>
          <table:table-cell office:value-type="string" calcext:value-type="string">
            <text:p>They are friendly but can be mischievous if mistreated. If a human promises them food or sake and fails to deliver, the Yamawaro may cause small accidents or steal tools as a form of revenge.</text:p>
          </table:table-cell>
          <table:table-cell table:number-columns-repeated="16372"/>
        </table:table-row>
        <table:table-row table:style-name="ro2">
          <table:table-cell office:value-type="float" office:value="50" calcext:value-type="float">
            <text:p>50</text:p>
          </table:table-cell>
          <table:table-cell office:value-type="string" calcext:value-type="string">
            <text:p>House shaker</text:p>
          </table:table-cell>
          <table:table-cell office:value-type="string" calcext:value-type="string">
            <text:p>—</text:p>
          </table:table-cell>
          <table:table-cell office:value-type="string" calcext:value-type="string">
            <text:p>old wooden houses</text:p>
          </table:table-cell>
          <table:table-cell office:value-type="string" calcext:value-type="string">
            <text:p>none (energy-based)</text:p>
          </table:table-cell>
          <table:table-cell office:value-type="string" calcext:value-type="string">
            <text:p>Tiny, goblin-like creatures that are almost never seen by the human eye. They dwell in the small cracks and spaces between the walls and floors of old buildings.</text:p>
          </table:table-cell>
          <table:table-cell office:value-type="string" calcext:value-type="string">
            <text:p>They are responsible for the mysterious creaking and groaning sounds heard in old houses at night. They physically push against the structure, causing the walls and floors to rattle and vibrate.</text:p>
          </table:table-cell>
          <table:table-cell office:value-type="string" calcext:value-type="string">
            <text:p>They are harmless but can be quite annoying. Their presence is a sign that a house is aging or has a vibrant spiritual atmosphere. They generally stop their activity if the inhabitants acknowledge them or keep the house clean.</text:p>
          </table:table-cell>
          <table:table-cell table:number-columns-repeated="16372"/>
        </table:table-row>
        <table:table-row table:style-name="ro2">
          <table:table-cell office:value-type="float" office:value="51" calcext:value-type="float">
            <text:p>51</text:p>
          </table:table-cell>
          <table:table-cell office:value-type="string" calcext:value-type="string">
            <text:p>Snow woman</text:p>
          </table:table-cell>
          <table:table-cell office:value-type="string" calcext:value-type="string">
            <text:p>—</text:p>
          </table:table-cell>
          <table:table-cell office:value-type="string" calcext:value-type="string">
            <text:p>snowy mountains and winter landscapes</text:p>
          </table:table-cell>
          <table:table-cell office:value-type="string" calcext:value-type="string">
            <text:p>human life force (cold)</text:p>
          </table:table-cell>
          <table:table-cell office:value-type="string" calcext:value-type="string">
            <text:p>A beautiful woman with pale, translucent skin, long black hair, and striking violet eyes. She is often seen wearing a white kimono that blends into the snow.</text:p>
          </table:table-cell>
          <table:table-cell office:value-type="string" calcext:value-type="string">
            <text:p>She appears during blizzards to lost travelers. While she can be compassionate and even fall in love with humans, she is primarily a spirit of the deadly cold who can freeze a person solid with a single breath.</text:p>
          </table:table-cell>
          <table:table-cell office:value-type="string" calcext:value-type="string">
            <text:p>Interaction is dangerous. If she finds a person she likes, she may spare them on the condition that they never reveal her existence. Breaking this promise usually results in her returning to claim the person's life.</text:p>
          </table:table-cell>
          <table:table-cell table:number-columns-repeated="16372"/>
        </table:table-row>
        <table:table-row table:style-name="ro2">
          <table:table-cell office:value-type="float" office:value="52" calcext:value-type="float">
            <text:p>52</text:p>
          </table:table-cell>
          <table:table-cell office:value-type="string" calcext:value-type="string">
            <text:p>Faint spirit</text:p>
          </table:table-cell>
          <table:table-cell office:value-type="string" calcext:value-type="string">
            <text:p>Ghost</text:p>
          </table:table-cell>
          <table:table-cell office:value-type="string" calcext:value-type="string">
            <text:p>near graves or places of intense emotion</text:p>
          </table:table-cell>
          <table:table-cell office:value-type="string" calcext:value-type="string">
            <text:p>none (spiritual energy)</text:p>
          </table:table-cell>
          <table:table-cell office:value-type="string" calcext:value-type="string">
            <text:p>They typically appear as figures in white burial kimonos, lacking feet and accompanied by two floating "hitodama" (ghost lights). They have long, disheveled hair and pale, sorrowful faces.</text:p>
          </table:table-cell>
          <table:table-cell office:value-type="string" calcext:value-type="string">
            <text:p>They are souls trapped on earth due to strong emotions like grief, anger, or a desire for revenge. They remain until their business is finished or they are properly appeased through rituals.</text:p>
          </table:table-cell>
          <table:table-cell office:value-type="string" calcext:value-type="string">
            <text:p>They can be benevolent or vengeful depending on the circumstances of their death. To banish a haunting Yūrei, one must usually fulfill their final wish or perform a powerful exorcism ceremony.</text:p>
          </table:table-cell>
          <table:table-cell table:number-columns-repeated="16372"/>
        </table:table-row>
      </table:table>
      <table:table table:name="es" table:style-name="ta1">
        <table:table-column table:style-name="co7" table:default-cell-style-name="ce18"/>
        <table:table-column table:style-name="co8" table:default-cell-style-name="ce18"/>
        <table:table-column table:style-name="co14" table:default-cell-style-name="ce18"/>
        <table:table-column table:style-name="co15" table:default-cell-style-name="ce18"/>
        <table:table-column table:style-name="co7" table:number-columns-repeated="16380" table:default-cell-style-name="ce18"/>
        <table:table-row table:style-name="ro1">
          <table:table-cell table:style-name="ce1" office:value-type="string" calcext:value-type="string">
            <text:p>id</text:p>
          </table:table-cell>
          <table:table-cell table:style-name="ce1" office:value-type="string" calcext:value-type="string">
            <text:p>translation</text:p>
          </table:table-cell>
          <table:table-cell table:style-name="ce1" office:value-type="string" calcext:value-type="string">
            <text:p>alternate_names</text:p>
          </table:table-cell>
          <table:table-cell table:style-name="ce1" office:value-type="string" calcext:value-type="string">
            <text:p>habitat</text:p>
          </table:table-cell>
          <table:table-cell table:style-name="ce1" office:value-type="string" calcext:value-type="string">
            <text:p>diet</text:p>
          </table:table-cell>
          <table:table-cell table:style-name="ce1" office:value-type="string" calcext:value-type="string">
            <text:p>apparence</text:p>
          </table:table-cell>
          <table:table-cell table:style-name="ce20" office:value-type="string" calcext:value-type="string">
            <text:p>behavior</text:p>
          </table:table-cell>
          <table:table-cell table:style-name="ce1" office:value-type="string" calcext:value-type="string">
            <text:p>interactions</text:p>
          </table:table-cell>
          <table:table-cell table:style-name="ce1" table:number-columns-repeated="16372"/>
          <table:table-cell table:number-columns-repeated="4"/>
        </table:table-row>
        <table:table-row table:style-name="ro4">
          <table:table-cell office:value-type="float" office:value="1" calcext:value-type="float">
            <text:p>1</text:p>
          </table:table-cell>
          <table:table-cell office:value-type="string" calcext:value-type="string">
            <text:p>Niño del río</text:p>
          </table:table-cell>
          <table:table-cell table:style-name="ce3" office:value-type="string" calcext:value-type="string">
            <text:p>kawatarō, kawako</text:p>
          </table:table-cell>
          <table:table-cell office:value-type="string" calcext:value-type="string">
            <text:p>ríos, lagos, estanques, cursos de agua, cisternas, pozos; se encuentran en todo Japón.</text:p>
          </table:table-cell>
          <table:table-cell office:value-type="string" calcext:value-type="string">
            <text:p>omnívoro; prefiere los pepinos y las vísceras humanas.</text:p>
          </table:table-cell>
          <table:table-cell table:style-name="ce24" office:value-type="string" calcext:value-type="string">
            <text:p>Los kappa son humanoides acuáticos reptilianos que habitan los ríos y arroyos que fluyen por Japón. Torpes en tierra firme, se sienten como en casa en el agua y prosperan durante los meses cálidos. Los kappa suelen tener el tamaño y la forma de un niño humano, pero a pesar de su pequeña estatura son físicamente más fuertes que un hombre adulto. Su piel escamosa varía desde un verde intenso y terroso hasta rojos brillantes e incluso azules. Los cuerpos de los kappa están hechos para nadar; tienen manos y pies palmeados y sin pulgares, un pico y un caparazón similares a los de una tortuga, y una piel elástica e impermeable que huele a pescado y que, según se dice, es extraíble. Otras características inhumanas son los tres anos que les permiten expulsar tres veces más gases que los humanos y los antebrazos unidos entre sí dentro de sus caparazones, de modo que al tirar de un brazo se alarga, mientras que el otro se contrae. Pero su característica más distintiva es una depresión en forma de plato que se encuentra en la parte superior de sus cráneos. Este plato es la fuente del poder de los kappa y debe mantenerse lleno de agua en todo momento. Si se derrama el agua y el plato se seca, el kappa no podrá moverse. Incluso puede morir.</text:p>
          </table:table-cell>
          <table:table-cell table:style-name="ce24" office:value-type="string" calcext:value-type="string">
            <text:p>Mientras que los kappa más jóvenes suelen vivir en grupos familiares, los adultos llevan una vida solitaria. Sin embargo, es habitual que los kappa se hagan amigos de otros yōkai y, a veces, incluso de personas. Dotados de una gran inteligencia, los kappa son uno de los pocos yōkai capaces de aprender idiomas humanos. Tienen amplios conocimientos sobre medicina y el arte de curar fracturas. Según la leyenda, los kappa amistosos enseñaron estas habilidades a los humanos. Para divertirse, les encanta hacer travesuras, practicar artes marciales como la lucha de sumo y jugar a juegos de habilidad como el shogi. Los kappa son orgullosos y testarudos, pero también muy honorables; nunca rompen una promesa. Los kappa comen casi cualquier cosa, pero les gustan especialmente dos alimentos: los pepinos y las vísceras crudas, en particular los anos humanos.</text:p>
          </table:table-cell>
          <table:table-cell office:value-type="string" calcext:value-type="string">
            <text:p><text:span text:style-name="T13">Los kappa son venerados en el sintoísmo como una especie de dioses del agua. No es raro ver ofrendas de pepinos en las orillas de los ríos por parte de personas devotas. A cambio, los kappa ayudan a las personas regando los campos, haciéndose amigos de los niños solitarios o compitiendo con los adultos en deportes y juegos.</text:span></text:p>
            <text:p><text:span text:style-name="T14">Los kappa también pueden ser groseros y peligrosos. Los lagos y ríos donde viven suelen estar señalizados con carteles de advertencia. Los kappa desprecian especialmente a las vacas y los caballos, y atacan a estos animales sin motivo alguno. De naturaleza traviesa, se tiran pedos ruidosamente en público y les encanta mirar debajo de los kimonos de las mujeres. A veces, sus travesuras se vuelven violentas. Se sabe que los kappa secuestran o violan a mujeres que se bañan y matan a personas. El método de ataque preferido de un kappa es ahogar a sus víctimas o morderlas hasta matarlas bajo el agua. Los kappa también devoran a los humanos vivos. Por lo general, van a por la parte trasera para llegar al shirikodama, una bola mítica de carne situada justo dentro del ano.</text:span></text:p>
            <text:p><text:span text:style-name="T15">En el agua, no hay escapatoria para cualquiera que se cruce con un kappa. Sin embargo, en tierra firme es posible burlarlos; los kappa honorables se sentirán obligados a devolver una reverencia. Si se les engaña para que se inclinen tanto que se derrame el agua de su plato, se les puede vencer. Una vez derrotados, los kappa han sido obligados a jurar lealtad y amistad a su vencedor por el resto de sus vidas.</text:span></text:p>
          </table:table-cell>
          <table:table-cell table:number-columns-repeated="16376"/>
        </table:table-row>
        <table:table-row table:style-name="ro2">
          <table:table-cell office:value-type="float" office:value="2" calcext:value-type="float">
            <text:p>2</text:p>
          </table:table-cell>
          <table:table-cell office:value-type="string" calcext:value-type="string">
            <text:p>Lamedor de suciedad</text:p>
          </table:table-cell>
          <table:table-cell office:value-type="string" calcext:value-type="string">
            <text:p>—</text:p>
          </table:table-cell>
          <table:table-cell office:value-type="string" calcext:value-type="string">
            <text:p>baños, aseos públicos viejos, casas abandonadas</text:p>
          </table:table-cell>
          <table:table-cell office:value-type="string" calcext:value-type="string">
            <text:p>Limo, moho, cabello, inmundicia, aguas residuales</text:p>
          </table:table-cell>
          <table:table-cell office:value-type="string" calcext:value-type="string">
            <text:p>El Akaname es un ser pequeño, parecido a un duende, que habita en lugares sucios. Tiene la piel viscosa, roja o verde (del color de la escoria), el pelo desordenado y a menudo camina a cuatro patas. Su rasgo más prominente es una lengua larga y pegajosa que usa para lamer la suciedad. Tiene una sola garra en cada pie y una apariencia grotesca y verrugosa que encarna la inmundicia de la que se alimenta.</text:p>
          </table:table-cell>
          <table:table-cell office:value-type="string" calcext:value-type="string">
            <text:p>Estrictamente nocturno, al akaname no le gustan las luces brillantes ni la actividad humana. Solo emerge cuando todos duermen para alimentarse de la mugre que se acumula en baños y aseos. Aunque parecen aterradores, generalmente no son agresivos hacia los humanos directamente; son carroñeros de suciedad más que cazadores. Sin embargo, se sabe que propagan enfermedades debido a sus hábitos insalubres.</text:p>
          </table:table-cell>
          <table:table-cell office:value-type="string" calcext:value-type="string">
            <text:p>Los encuentros con akaname son raros ya que huyen de la luz. Su presencia es un signo de negligencia en un hogar. En el folclore, la mejor manera de evitar que un akaname entre en casa es simplemente mantener el baño y el aseo impecables. Sirven como una superstición de advertencia para fomentar la higiene, ya que el miedo a un duende lamedor de limo es una motivación eficaz para limpiar.</text:p>
          </table:table-cell>
          <table:table-cell table:number-columns-repeated="16376"/>
        </table:table-row>
        <table:table-row table:style-name="ro2">
          <table:table-cell office:value-type="float" office:value="3" calcext:value-type="float">
            <text:p>3</text:p>
          </table:table-cell>
          <table:table-cell office:value-type="string" calcext:value-type="string">
            <text:p>Lengua roja</text:p>
          </table:table-cell>
          <table:table-cell office:value-type="string" calcext:value-type="string">
            <text:p>—</text:p>
          </table:table-cell>
          <table:table-cell office:value-type="string" calcext:value-type="string">
            <text:p>nubes oscuras sobre compuertas de riego, arrozales</text:p>
          </table:table-cell>
          <table:table-cell office:value-type="string" calcext:value-type="string">
            <text:p>desconocida; posiblemente energía espiritual o agua</text:p>
          </table:table-cell>
          <table:table-cell office:value-type="string" calcext:value-type="string">
            <text:p>El Akashita es una criatura misteriosa que se esconde dentro de nubes negras y ominosas. Por lo general, solo es visible su rostro aterrador: una cara peluda y bestial con una boca ancha y una lengua enorme de color rojo brillante. Posee garras afiladas y ojos brillantes. Está envuelto en oscuridad y niebla, apareciendo principalmente durante los meses de verano, cuando el agua es más preciada para la agricultura.</text:p>
          </table:table-cell>
          <table:table-cell office:value-type="string" calcext:value-type="string">
            <text:p>El akashita es un guardián y castigador asociado con el uso del agua. Aparece específicamente en las compuertas utilizadas para los arrozales. Funciona como un presagio o un ejecutor del comportamiento moral con respecto a los derechos del agua. A diferencia de los simples bromistas, el akashita tiene un aura amenazante y se cree que trae mala suerte o castigo a quienes violan las reglas de distribución del agua.</text:p>
          </table:table-cell>
          <table:table-cell office:value-type="string" calcext:value-type="string">
            <text:p>Los agricultores temen particularmente al akashita durante las sequías. En tiempos de escasez de agua, algunos agricultores podrían intentar robar agua del canal de riego de un vecino; se dice que el akashita aparece y se traga a tales ladrones o trae calamidades sobre ellos. Actúa como un disuasivo sobrenatural contra el egoísmo en las sociedades agrícolas comunales.</text:p>
          </table:table-cell>
          <table:table-cell table:number-columns-repeated="16376"/>
        </table:table-row>
        <table:table-row table:style-name="ro2">
          <table:table-cell office:value-type="float" office:value="4" calcext:value-type="float">
            <text:p>4</text:p>
          </table:table-cell>
          <table:table-cell office:value-type="string" calcext:value-type="string">
            <text:p>Cortador de redes</text:p>
          </table:table-cell>
          <table:table-cell office:value-type="string" calcext:value-type="string">
            <text:p>—</text:p>
          </table:table-cell>
          <table:table-cell office:value-type="string" calcext:value-type="string">
            <text:p>pueblos pesqueros, dormitorios, cerca de ropa secándose</text:p>
          </table:table-cell>
          <table:table-cell office:value-type="string" calcext:value-type="string">
            <text:p>Desconocida</text:p>
          </table:table-cell>
          <table:table-cell office:value-type="string" calcext:value-type="string">
            <text:p>El amikiri es un pequeño yokai parecido a un crustáceo con un cuerpo que recuerda a un camarón o una langosta, pero con un pico de ave y la capacidad de volar. Tiene dos grandes pinzas similares a tijeras, como las de un cangrejo, que son lo suficientemente afiladas para cortar fibras fuertes. Es una extraña criatura híbrida que flota en el aire silenciosamente, a menudo comparada con una serpiente voladora o un camarón.</text:p>
          </table:table-cell>
          <table:table-cell office:value-type="string" calcext:value-type="string">
            <text:p>Los Amikiri son traviesos pero generalmente tímidos. No atacan a los humanos físicamente. Su único propósito parece ser la destrucción de mallas y redes. Vuelan buscando redes de pesca, mosquiteras (kaya) o ropa tendida para cortarla. Atacan rápidamente y desaparecen antes de ser vistos, dejando atrás solo las redes arruinadas como evidencia de su visita.</text:p>
          </table:table-cell>
          <table:table-cell office:value-type="string" calcext:value-type="string">
            <text:p>Aunque no dañan a las personas directamente, los amikiri pueden arruinar el sustento de un pescador destruyendo redes costosas, o permitir que los mosquitos piquen a los humanos dormidos cortando agujeros en la red protectora. Se consideran plagas. Históricamente, sus acciones explicaban el desgarro repentino e inexplicable de las redes que ocurría sin error humano.</text:p>
          </table:table-cell>
          <table:table-cell table:number-columns-repeated="16376"/>
        </table:table-row>
        <table:table-row table:style-name="ro2">
          <table:table-cell office:value-type="float" office:value="5" calcext:value-type="float">
            <text:p>5</text:p>
          </table:table-cell>
          <table:table-cell office:value-type="string" calcext:value-type="string">
            <text:p>Monje azul</text:p>
          </table:table-cell>
          <table:table-cell office:value-type="string" calcext:value-type="string">
            <text:p>—</text:p>
          </table:table-cell>
          <table:table-cell office:value-type="string" calcext:value-type="string">
            <text:p>campos de trigo y cebada, caminos de montaña abandonados</text:p>
          </table:table-cell>
          <table:table-cell office:value-type="string" calcext:value-type="string">
            <text:p>Desconocida</text:p>
          </table:table-cell>
          <table:table-cell office:value-type="string" calcext:value-type="string">
            <text:p>Los Ao bōzu aparecen como grandes sacerdotes de un solo ojo. Tienen la piel azul o verde (la palabra "ao" puede significar tanto azul como verde en japonés antiguo) y visten las túnicas de un monje budista. A menudo se representan como gigantes que se ciernen sobre los campos o caminos. Algunas variaciones los describen con un gran ojo singular en el centro de la frente y portando un bastón.</text:p>
          </table:table-cell>
          <table:table-cell office:value-type="string" calcext:value-type="string">
            <text:p>Existen diferentes relatos sobre su comportamiento. En algunas regiones, se les ve vagando por campos de trigo o cebada verde justo cuando los cultivos están madurando, desapareciendo entre el follaje. En otras leyendas, son más agresivos, acosando a los viajeros en caminos solitarios. Están asociados con la vitalidad de los cultivos en crecimiento, pero también con los peligros de las afueras salvajes y descuidadas de las aldeas.</text:p>
          </table:table-cell>
          <table:table-cell office:value-type="string" calcext:value-type="string">
            <text:p>En Shizuoka, se dice que si los niños juegan en los campos a última hora de la tarde, el Ao bōzu aparecerá y los secuestrará. Por lo tanto, sirven como un "hombre del saco" para asegurar que los niños regresen a casa antes de que oscurezca y no pisoteen los cultivos. En otras historias, ver uno es simplemente un suceso extraño y mágico que deja al testigo inquieto pero ileso.</text:p>
          </table:table-cell>
          <table:table-cell table:number-columns-repeated="16376"/>
        </table:table-row>
        <table:table-row table:style-name="ro2">
          <table:table-cell office:value-type="float" office:value="6" calcext:value-type="float">
            <text:p>6</text:p>
          </table:table-cell>
          <table:table-cell office:value-type="string" calcext:value-type="string">
            <text:p>Fuego errante</text:p>
          </table:table-cell>
          <table:table-cell office:value-type="string" calcext:value-type="string">
            <text:p>—</text:p>
          </table:table-cell>
          <table:table-cell office:value-type="string" calcext:value-type="string">
            <text:p>riberas de ríos, campos de otoño</text:p>
          </table:table-cell>
          <table:table-cell office:value-type="string" calcext:value-type="string">
            <text:p>—</text:p>
          </table:table-cell>
          <table:table-cell office:value-type="string" calcext:value-type="string">
            <text:p>El Furaribi aparece como una pequeña bola de fuego flotante con un rostro que a menudo recuerda a un perro o un pájaro atrapado dentro de la llama. Flota por el aire sin un destino claro, apareciendo con mayor frecuencia en noches oscuras y húmedas cerca de cuerpos de agua.</text:p>
          </table:table-cell>
          <table:table-cell office:value-type="string" calcext:value-type="string">
            <text:p>Es un espíritu inquieto que vaga sin rumbo ("furari"). No busca dañar ni ayudar; simplemente existe como la manifestación de un alma que no ha encontrado la paz o un lugar de descanso adecuado. Es un tipo de "onibi" (fuego demoníaco) que parpadea y desaparece al acercarse.</text:p>
          </table:table-cell>
          <table:table-cell office:value-type="string" calcext:value-type="string">
            <text:p>Ver un Furaribi se considera una señal de un espíritu persistente cerca. Aunque no queman objetos, son presagios espeluznantes. A menudo se ven en grupos, balanceándose en la brisa como linternas llevadas por manos invisibles.</text:p>
          </table:table-cell>
          <table:table-cell table:number-columns-repeated="16376"/>
        </table:table-row>
        <table:table-row table:style-name="ro2">
          <table:table-cell office:value-type="float" office:value="7" calcext:value-type="float">
            <text:p>7</text:p>
          </table:table-cell>
          <table:table-cell office:value-type="string" calcext:value-type="string">
            <text:p>—</text:p>
          </table:table-cell>
          <table:table-cell office:value-type="string" calcext:value-type="string">
            <text:p>Gagoze</text:p>
          </table:table-cell>
          <table:table-cell office:value-type="string" calcext:value-type="string">
            <text:p>tejados y campanarios de templos (específicamente Gangō-ji)</text:p>
          </table:table-cell>
          <table:table-cell office:value-type="string" calcext:value-type="string">
            <text:p>niños, jóvenes novicios</text:p>
          </table:table-cell>
          <table:table-cell office:value-type="string" calcext:value-type="string">
            <text:p>Gagoze es una criatura demoníaca con la apariencia de un monje peludo y bestial. Tiene garras afiladas, ojos brillantes y viste túnicas budistas andrajosas. Es conocido por gatear a cuatro patas por los tejados de los templos, buscando presas abajo.</text:p>
          </table:table-cell>
          <table:table-cell office:value-type="string" calcext:value-type="string">
            <text:p>Es un monstruo depredador del período Nara. Según la leyenda, vivía en el campanario de Gangō-ji y emergía por la noche para matar y comerse a los jóvenes acólitos. Es un símbolo de corrupción y del peligro que puede acechar incluso en lugares sagrados.</text:p>
          </table:table-cell>
          <table:table-cell office:value-type="string" calcext:value-type="string">
            <text:p>El Gagoze fue famosamente derrotado por un niño con fuerza sobrehumana, quien lo agarró por el pelo y le arrancó el cuero cabelludo. Hoy en día, sigue siendo un cuento de advertencia sobre la importancia de la fuerza espiritual sobre el terror físico.</text:p>
          </table:table-cell>
          <table:table-cell table:number-columns-repeated="16376"/>
        </table:table-row>
        <table:table-row table:style-name="ro2">
          <table:table-cell office:value-type="float" office:value="8" calcext:value-type="float">
            <text:p>8</text:p>
          </table:table-cell>
          <table:table-cell office:value-type="string" calcext:value-type="string">
            <text:p>Cien ojos</text:p>
          </table:table-cell>
          <table:table-cell office:value-type="string" calcext:value-type="string">
            <text:p>—</text:p>
          </table:table-cell>
          <table:table-cell office:value-type="string" calcext:value-type="string">
            <text:p>casas abandonadas, santuarios antiguos</text:p>
          </table:table-cell>
          <table:table-cell office:value-type="string" calcext:value-type="string">
            <text:p>ojos, energía visual</text:p>
          </table:table-cell>
          <table:table-cell office:value-type="string" calcext:value-type="string">
            <text:p>Hyakume es un humanoide carnoso y grumoso cuyo cuerpo entero está cubierto por cien ojos amarillos que parpadean. Suele encontrarse en las sombras de edificios antiguos. Cuando sus ojos están cerrados, parece una masa de piel arrugada.</text:p>
          </table:table-cell>
          <table:table-cell office:value-type="string" calcext:value-type="string">
            <text:p>Es extremadamente sensible a la luz y a la presencia humana. Si se siente amenazado o si un humano se acerca demasiado, uno de sus ojos se desprenderá de su cuerpo y volará hacia el intruso, pegándose a él como un parásito para vigilar cada uno de sus movimientos.</text:p>
          </table:table-cell>
          <table:table-cell office:value-type="string" calcext:value-type="string">
            <text:p>Es más un guardián de lugares tranquilos que un depredador activo. Para deshacerse de un ojo desprendido, uno debe abandonar el edificio y permanecer bajo la luz solar intensa. Sirve como un literal "pared con ojos" en el folclore, desalentando a la gente de entrar sin permiso.</text:p>
          </table:table-cell>
          <table:table-cell table:number-columns-repeated="16376"/>
        </table:table-row>
        <table:table-row table:style-name="ro2">
          <table:table-cell office:value-type="float" office:value="9" calcext:value-type="float">
            <text:p>9</text:p>
          </table:table-cell>
          <table:table-cell office:value-type="string" calcext:value-type="string">
            <text:p>Fantasma vivo</text:p>
          </table:table-cell>
          <table:table-cell office:value-type="string" calcext:value-type="string">
            <text:p>—</text:p>
          </table:table-cell>
          <table:table-cell office:value-type="string" calcext:value-type="string">
            <text:p>cualquier lugar (como proyección)</text:p>
          </table:table-cell>
          <table:table-cell office:value-type="string" calcext:value-type="string">
            <text:p>energía emocional (celos, ira)</text:p>
          </table:table-cell>
          <table:table-cell office:value-type="string" calcext:value-type="string">
            <text:p>Un Ikiryō se ve idéntico a la persona viva de la que se origina. A menudo aparece pálido o translúcido, a veces rodeado de un aura fantasmal. Es una parte de un alma viva que se ha desprendido debido a un intenso estrés psicológico.</text:p>
          </table:table-cell>
          <table:table-cell office:value-type="string" calcext:value-type="string">
            <text:p>Se manifiesta involuntariamente cuando una persona siente un odio o una obsesión extremos. El espíritu viaja hasta el objetivo de esas emociones para atormentarlo o maldecirlo. La persona que crea el Ikiryō a menudo no es consciente, sintiendo solo una fatiga repentina o cayendo en un sueño profundo parecido a un trance.</text:p>
          </table:table-cell>
          <table:table-cell office:value-type="string" calcext:value-type="string">
            <text:p>Son peligrosos porque se alimentan de la malicia de los vivos. Un Ikiryō puede causar enfermedades o incluso la muerte a su víctima. Son mucho más difíciles de exorcizar que los fantasmas normales porque la fuente es una persona viva cuyo corazón debe ser calmado.</text:p>
          </table:table-cell>
          <table:table-cell table:number-columns-repeated="16376"/>
        </table:table-row>
        <table:table-row table:style-name="ro2">
          <table:table-cell office:value-type="float" office:value="10" calcext:value-type="float">
            <text:p>10</text:p>
          </table:table-cell>
          <table:table-cell office:value-type="string" calcext:value-type="string">
            <text:p>Dios perro</text:p>
          </table:table-cell>
          <table:table-cell office:value-type="string" calcext:value-type="string">
            <text:p>—</text:p>
          </table:table-cell>
          <table:table-cell office:value-type="string" calcext:value-type="string">
            <text:p>hogares, santuarios</text:p>
          </table:table-cell>
          <table:table-cell office:value-type="string" calcext:value-type="string">
            <text:p>ofrendas, devoción espiritual</text:p>
          </table:table-cell>
          <table:table-cell office:value-type="string" calcext:value-type="string">
            <text:p>Los Inugami suelen aparecer como perros grandes y poderosos, a menudo vestidos con ropa ceremonial. En su forma espiritual, pueden aparecer como una cabeza de perro flotante y separada con colmillos afilados y un rastro de niebla espectral.</text:p>
          </table:table-cell>
          <table:table-cell office:value-type="string" calcext:value-type="string">
            <text:p>Son familiares poderosos creados mediante rituales oscuros para servir a una familia específica (Inugami-mochi). Actúan como guardianes y traedores de riqueza, pero son increíblemente temperamentales. Si su dueño los ofende o no les proporciona ofrendas, pueden volverse contra sus amos.</text:p>
          </table:table-cell>
          <table:table-cell office:value-type="string" calcext:value-type="string">
            <text:p>Poseer un Inugami es un arma de doble filo; mientras protege a la familia de los enemigos, también trae un estigma social. La gente temía a las familias Inugami-mochi, creyendo que podían enviar a sus dioses-perro para maldecir a los vecinos por disputas insignificantes.</text:p>
          </table:table-cell>
          <table:table-cell table:number-columns-repeated="16376"/>
        </table:table-row>
        <table:table-row table:style-name="ro2">
          <table:table-cell office:value-type="float" office:value="11" calcext:value-type="float">
            <text:p>11</text:p>
          </table:table-cell>
          <table:table-cell office:value-type="string" calcext:value-type="string">
            <text:p>Araña ramera</text:p>
          </table:table-cell>
          <table:table-cell office:value-type="string" calcext:value-type="string">
            <text:p>Novia vinculante</text:p>
          </table:table-cell>
          <table:table-cell office:value-type="string" calcext:value-type="string">
            <text:p>bosques profundos, cascadas, casas viejas</text:p>
          </table:table-cell>
          <table:table-cell office:value-type="string" calcext:value-type="string">
            <text:p>humanos (hombres)</text:p>
          </table:table-cell>
          <table:table-cell office:value-type="string" calcext:value-type="string">
            <text:p>Jorōgumo es una araña gigante (Nephila clavata) que puede transformarse en una mujer de belleza impresionante. En su forma humana, a menudo viste kimonos elegantes y toca un biwa (laúd) para atraer a sus víctimas.</text:p>
          </table:table-cell>
          <table:table-cell office:value-type="string" calcext:value-type="string">
            <text:p>Es una depredadora astuta. Atrae a los hombres a su guarida con su belleza y música. Una vez que están relajados, los ata con sus hilos de seda extremadamente fuertes, que son casi imposibles de romper, y luego los devora a su antojo.</text:p>
          </table:table-cell>
          <table:table-cell office:value-type="string" calcext:value-type="string">
            <text:p>En una leyenda famosa, un samurái escapó al darse cuenta de que una "mujer" estaba atando seda a su pierna y envolviéndola rápidamente alrededor del tocón de un árbol. Es la clásica "femme fatale" de la mitología japonesa, que representa el peligro de la lujuria.</text:p>
          </table:table-cell>
          <table:table-cell table:number-columns-repeated="16376"/>
        </table:table-row>
        <table:table-row table:style-name="ro2">
          <table:table-cell office:value-type="float" office:value="12" calcext:value-type="float">
            <text:p>12</text:p>
          </table:table-cell>
          <table:table-cell office:value-type="string" calcext:value-type="string">
            <text:p>Comadreja hoz</text:p>
          </table:table-cell>
          <table:table-cell office:value-type="string" calcext:value-type="string">
            <text:p>—</text:p>
          </table:table-cell>
          <table:table-cell office:value-type="string" calcext:value-type="string">
            <text:p>regiones montañosas, vientos fríos</text:p>
          </table:table-cell>
          <table:table-cell office:value-type="string" calcext:value-type="string">
            <text:p>—</text:p>
          </table:table-cell>
          <table:table-cell office:value-type="string" calcext:value-type="string">
            <text:p>Los Kamaitachi son un trío de comadrejas que se mueven a la velocidad de la luz dentro de un torbellino. Tienen garras largas y curvas que parecen hoces afiladas. Son invisibles al ojo humano, apareciendo solo como una ráfaga repentina y aguda de viento frío.</text:p>
          </table:table-cell>
          <table:table-cell office:value-type="string" calcext:value-type="string">
            <text:p>Trabajan en perfecta coordinación. La primera comadreja derriba a la víctima; la segunda le corta las piernas o los brazos con sus garras; la tercera aplica un ungüento mágico que detiene el sangrado y adormece el dolor al instante.</text:p>
          </table:table-cell>
          <table:table-cell office:value-type="string" calcext:value-type="string">
            <text:p>Las víctimas a menudo no se dan cuenta de que han sido atacadas hasta que ven un corte profundo y sin sangre en su piel minutos después. Era una explicación popular común para las laceraciones espontáneas causadas por la presión extrema del aire o escombros afilados en el viento.</text:p>
          </table:table-cell>
          <table:table-cell table:number-columns-repeated="16376"/>
        </table:table-row>
        <table:table-row table:style-name="ro2">
          <table:table-cell office:value-type="float" office:value="13" calcext:value-type="float">
            <text:p>13</text:p>
          </table:table-cell>
          <table:table-cell office:value-type="string" calcext:value-type="string">
            <text:p>Carro de fuego</text:p>
          </table:table-cell>
          <table:table-cell office:value-type="string" calcext:value-type="string">
            <text:p>—</text:p>
          </table:table-cell>
          <table:table-cell office:value-type="string" calcext:value-type="string">
            <text:p>funerales, cielos tormentosos</text:p>
          </table:table-cell>
          <table:table-cell office:value-type="string" calcext:value-type="string">
            <text:p>almas corruptas, cadáveres</text:p>
          </table:table-cell>
          <table:table-cell office:value-type="string" calcext:value-type="string">
            <text:p>Los Kasha son demonios felinos, que a menudo aparecen como gatos gigantes que caminan sobre dos patas, rodeados de llamas infernales. Se dice que descienden del cielo durante las tormentas eléctricas, particularmente cuando se celebra el funeral de una persona malvada.</text:p>
          </table:table-cell>
          <table:table-cell office:value-type="string" calcext:value-type="string">
            <text:p>Su única misión es arrebatar los cuerpos de los pecadores antes de que puedan ser enterrados o incinerados. Agarran el ataúd con sus garras y vuelan de regreso al infierno. Por eso el folclore japonés advierte contra dejar gatos cerca de los difuntos, ya que podrían ser Kasha disfrazados.</text:p>
          </table:table-cell>
          <table:table-cell office:value-type="string" calcext:value-type="string">
            <text:p>Para evitar que un Kasha robe un cuerpo, algunas familias colocaban piedras pesadas sobre el ataúd o realizaban funerales "falsos". Ver un Kasha es un presagio de condenación eterna para el alma del difunto.</text:p>
          </table:table-cell>
          <table:table-cell table:number-columns-repeated="16376"/>
        </table:table-row>
        <table:table-row table:style-name="ro2">
          <table:table-cell office:value-type="float" office:value="14" calcext:value-type="float">
            <text:p>14</text:p>
          </table:table-cell>
          <table:table-cell office:value-type="string" calcext:value-type="string">
            <text:p>Nutria de río</text:p>
          </table:table-cell>
          <table:table-cell office:value-type="string" calcext:value-type="string">
            <text:p>—</text:p>
          </table:table-cell>
          <table:table-cell office:value-type="string" calcext:value-type="string">
            <text:p>ríos, lagos, zonas costeras</text:p>
          </table:table-cell>
          <table:table-cell office:value-type="string" calcext:value-type="string">
            <text:p>pescado, sake (alcohol)</text:p>
          </table:table-cell>
          <table:table-cell office:value-type="string" calcext:value-type="string">
            <text:p>Los Kawauso parecen nutrias de río normales pero poseen poderes mágicos. Pueden transformarse en humanos, apareciendo a menudo como mujeres hermosas o niños pequeños que usan sombreros de paja y llevan botellas de sake.</text:p>
          </table:table-cell>
          <table:table-cell office:value-type="string" calcext:value-type="string">
            <text:p>Son bromistas traviesos a los que les encanta imitar el comportamiento humano. Pueden entrar en una aldea para "comprar" sake usando hojas transformadas en monedas. Disfrutan apagando las linternas de los viajeros nocturnos o haciendo ruidos extraños y repetitivos para confundir a los pescadores.</text:p>
          </table:table-cell>
          <table:table-cell office:value-type="string" calcext:value-type="string">
            <text:p>A diferencia de otros cambiaformas más peligrosos, los Kawauso son generalmente inofensivos. Prefieren las bromas a la violencia. Si un humano los atrapa en una mentira, a menudo huyen de regreso al agua en su forma animal, dejando atrás sus ropas o sombreros "humanos".</text:p>
          </table:table-cell>
          <table:table-cell table:number-columns-repeated="16376"/>
        </table:table-row>
        <table:table-row table:style-name="ro2">
          <table:table-cell office:value-type="float" office:value="15" calcext:value-type="float">
            <text:p>15</text:p>
          </table:table-cell>
          <table:table-cell office:value-type="string" calcext:value-type="string">
            <text:p>Fuego de zorro</text:p>
          </table:table-cell>
          <table:table-cell office:value-type="string" calcext:value-type="string">
            <text:p>—</text:p>
          </table:table-cell>
          <table:table-cell office:value-type="string" calcext:value-type="string">
            <text:p>bosques, pantanos, cementerios</text:p>
          </table:table-cell>
          <table:table-cell office:value-type="string" calcext:value-type="string">
            <text:p>—</text:p>
          </table:table-cell>
          <table:table-cell office:value-type="string" calcext:value-type="string">
            <text:p>El Kitsunebi aparece como orbes de luz flotantes, generalmente rojos o naranjas, que parpadean como linternas. Se dice que son creados por kitsune (zorros) soplando fuego por sus bocas o usando sus colas mágicas.</text:p>
          </table:table-cell>
          <table:table-cell office:value-type="string" calcext:value-type="string">
            <text:p>Estas luces a menudo aparecen en largas procesiones, conocidas como "Kitsune no Yomeiri" (La boda del zorro). Conducen a los viajeros a lo profundo del bosque, haciéndolos caminar en círculos hasta que están completamente perdidos. Representan el poder ilusorio de la magia del zorro.</text:p>
          </table:table-cell>
          <table:table-cell office:value-type="string" calcext:value-type="string">
            <text:p>Los agricultores solían contar el número de Kitsunebi para predecir la cosecha del año: muchas luces significaban una cosecha abundante. Sin embargo, seguir las luces es peligroso, ya que los zorros disfrutan viendo a los humanos tropezar en la oscuridad.</text:p>
          </table:table-cell>
          <table:table-cell table:number-columns-repeated="16376"/>
        </table:table-row>
        <table:table-row table:style-name="ro2">
          <table:table-cell office:value-type="float" office:value="16" calcext:value-type="float">
            <text:p>16</text:p>
          </table:table-cell>
          <table:table-cell office:value-type="string" calcext:value-type="string">
            <text:p>Espíritu del árbol</text:p>
          </table:table-cell>
          <table:table-cell office:value-type="string" calcext:value-type="string">
            <text:p>Kodama-sama</text:p>
          </table:table-cell>
          <table:table-cell office:value-type="string" calcext:value-type="string">
            <text:p>bosques profundos y antiguos</text:p>
          </table:table-cell>
          <table:table-cell office:value-type="string" calcext:value-type="string">
            <text:p>nutrientes del árbol anfitrión</text:p>
          </table:table-cell>
          <table:table-cell office:value-type="string" calcext:value-type="string">
            <text:p>Pequeñas figuras humanoides pálidas y translúcidas con cabezas grandes que se balancean. A menudo son invisibles o aparecen como tenues orbes de luz entre el follaje.</text:p>
          </table:table-cell>
          <table:table-cell office:value-type="string" calcext:value-type="string">
            <text:p>Son las almas de árboles centenarios y actúan como guardianes del bosque. Su presencia indica un ecosistema sano y son famosos por crear ecos retardados en la espesura.</text:p>
          </table:table-cell>
          <table:table-cell office:value-type="string" calcext:value-type="string">
            <text:p>Son pacíficos pero protectores. Se dice que talar un árbol habitado por un Kodama atrae una terrible maldición sobre el leñador y toda su aldea.</text:p>
          </table:table-cell>
          <table:table-cell table:number-columns-repeated="16376"/>
        </table:table-row>
        <table:table-row table:style-name="ro2">
          <table:table-cell office:value-type="float" office:value="17" calcext:value-type="float">
            <text:p>17</text:p>
          </table:table-cell>
          <table:table-cell office:value-type="string" calcext:value-type="string">
            <text:p>Montículo Negro</text:p>
          </table:table-cell>
          <table:table-cell office:value-type="string" calcext:value-type="string">
            <text:p>Onibaba, bruja de Adachigahara</text:p>
          </table:table-cell>
          <table:table-cell office:value-type="string" calcext:value-type="string">
            <text:p>cuevas remotas, chozas solitarias</text:p>
          </table:table-cell>
          <table:table-cell office:value-type="string" calcext:value-type="string">
            <text:p>carne humana (especialmente niños)</text:p>
          </table:table-cell>
          <table:table-cell office:value-type="string" calcext:value-type="string">
            <text:p>Aparece como una anciana alta y marchita con cabello salvaje y una sonrisa siniestra de dientes afilados. Suele sostener un cuchillo de cocina cerca de una rueca.</text:p>
          </table:table-cell>
          <table:table-cell office:value-type="string" calcext:value-type="string">
            <text:p>Una bruja caníbal que atrae a viajeros cansados a su hogar con promesas de comida y refugio. Una vez que la víctima baja la guardia, revela su naturaleza demoníaca para devorarla.</text:p>
          </table:table-cell>
          <table:table-cell office:value-type="string" calcext:value-type="string">
            <text:p>Es uno de los espíritus más temidos. Las leyendas advierten no detenerse en casas aisladas en los páramos, ya que la "Anciana de Adachigahara" podría estar esperando a su próxima presa.</text:p>
          </table:table-cell>
          <table:table-cell table:number-columns-repeated="16376"/>
        </table:table-row>
        <table:table-row table:style-name="ro2">
          <table:table-cell office:value-type="float" office:value="18" calcext:value-type="float">
            <text:p>18</text:p>
          </table:table-cell>
          <table:table-cell office:value-type="string" calcext:value-type="string">
            <text:p>Cambiador de almohadas</text:p>
          </table:table-cell>
          <table:table-cell office:value-type="string" calcext:value-type="string">
            <text:p>—</text:p>
          </table:table-cell>
          <table:table-cell office:value-type="string" calcext:value-type="string">
            <text:p>dormitorios, habitaciones de tatami</text:p>
          </table:table-cell>
          <table:table-cell office:value-type="string" calcext:value-type="string">
            <text:p>vitalidad humana</text:p>
          </table:table-cell>
          <table:table-cell office:value-type="string" calcext:value-type="string">
            <text:p>Una figura pequeña con aspecto de niño, a menudo vestida como un monje o un duende miniatura. Es casi invisible para los adultos, pero se siente como un frío repentino por la noche.</text:p>
          </table:table-cell>
          <table:table-cell office:value-type="string" calcext:value-type="string">
            <text:p>Espera a que los humanos caigan en un sueño profundo. Su broma principal consiste en mover la almohada de la cabecera a los pies, algo que antiguamente se creía que robaba el alma.</text:p>
          </table:table-cell>
          <table:table-cell office:value-type="string" calcext:value-type="string">
            <text:p>Despertar con la almohada a los pies es señal de su visita. Aunque suele ser solo una molestia, el acto se temía porque podía impedir que el alma regresara al cuerpo tras soñar.</text:p>
          </table:table-cell>
          <table:table-cell table:number-columns-repeated="16376"/>
        </table:table-row>
        <table:table-row table:style-name="ro2">
          <table:table-cell office:value-type="float" office:value="19" calcext:value-type="float">
            <text:p>19</text:p>
          </table:table-cell>
          <table:table-cell office:value-type="string" calcext:value-type="string">
            <text:p>Monje que anticipa</text:p>
          </table:table-cell>
          <table:table-cell office:value-type="string" calcext:value-type="string">
            <text:p>—</text:p>
          </table:table-cell>
          <table:table-cell office:value-type="string" calcext:value-type="string">
            <text:p>caminos oscuros, pasos de montaña</text:p>
          </table:table-cell>
          <table:table-cell office:value-type="string" calcext:value-type="string">
            <text:p>desconocido</text:p>
          </table:table-cell>
          <table:table-cell office:value-type="string" calcext:value-type="string">
            <text:p>Una figura calva similar a un monje que parece pequeña al principio. Sin embargo, al mirarla, su cuello y cuerpo se estiran a una altura increíble, alzándose sobre el viajero.</text:p>
          </table:table-cell>
          <table:table-cell office:value-type="string" calcext:value-type="string">
            <text:p>Es un yokai que "mira por encima" y sorprende a la gente de noche. Crece a medida que la víctima levanta la vista, causando a menudo que caigan de espaldas por el shock o mueran de susto.</text:p>
          </table:table-cell>
          <table:table-cell office:value-type="string" calcext:value-type="string">
            <text:p>Para vencerlo, no se debe mirar hacia arriba. Si gritas "¡Te he visto!" antes de que crezca demasiado, el espíritu desaparecerá instantáneamente sin causar daño.</text:p>
          </table:table-cell>
          <table:table-cell table:number-columns-repeated="16376"/>
        </table:table-row>
        <table:table-row table:style-name="ro2">
          <table:table-cell office:value-type="float" office:value="20" calcext:value-type="float">
            <text:p>20</text:p>
          </table:table-cell>
          <table:table-cell office:value-type="string" calcext:value-type="string">
            <text:p>Gato ahorquillado</text:p>
          </table:table-cell>
          <table:table-cell office:value-type="string" calcext:value-type="string">
            <text:p>—</text:p>
          </table:table-cell>
          <table:table-cell office:value-type="string" calcext:value-type="string">
            <text:p>pueblos humanos, bosques montañosos</text:p>
          </table:table-cell>
          <table:table-cell office:value-type="string" calcext:value-type="string">
            <text:p>omnívoro (carne humana, aceite)</text:p>
          </table:table-cell>
          <table:table-cell office:value-type="string" calcext:value-type="string">
            <text:p>Un gato grande, generalmente anciano, cuya cola se ha dividido en dos ramas idénticas. Pueden caminar sobre sus patas traseras y son mucho más inteligentes que los gatos normales.</text:p>
          </table:table-cell>
          <table:table-cell office:value-type="string" calcext:value-type="string">
            <text:p>Nace de gatos que han vivido muchísimos años. Poseen magia nigromántica poderosa, siendo capaces de controlar cadáveres como marionetas y crear fuegos fantasmales (nekomata-bi).</text:p>
          </table:table-cell>
          <table:table-cell office:value-type="string" calcext:value-type="string">
            <text:p>Ven a los humanos con desprecio y suelen causar incendios o embrujar hogares. En el folclore, se desaconsejaba tener gatos por demasiados años para evitar esta transformación.</text:p>
          </table:table-cell>
          <table:table-cell table:number-columns-repeated="16376"/>
        </table:table-row>
        <table:table-row table:style-name="ro2">
          <table:table-cell office:value-type="float" office:value="21" calcext:value-type="float">
            <text:p>21</text:p>
          </table:table-cell>
          <table:table-cell office:value-type="string" calcext:value-type="string">
            <text:p>Monje del campanario</text:p>
          </table:table-cell>
          <table:table-cell office:value-type="string" calcext:value-type="string">
            <text:p>—</text:p>
          </table:table-cell>
          <table:table-cell office:value-type="string" calcext:value-type="string">
            <text:p>templos abandonados, campanarios</text:p>
          </table:table-cell>
          <table:table-cell office:value-type="string" calcext:value-type="string">
            <text:p>ninguna (energía espectral)</text:p>
          </table:table-cell>
          <table:table-cell office:value-type="string" calcext:value-type="string">
            <text:p>Una figura demacrada similar a un monje vestida con túnicas grises harapientas. Su rostro está arrugado y triste; suele verse apoyado en la campana de un templo o entre las sombras de un santuario en ruinas.</text:p>
          </table:table-cell>
          <table:table-cell office:value-type="string" calcext:value-type="string">
            <text:p>Es un espíritu melancólico, a menudo el fantasma de un monje que falló en sus deberes. Por la noche, vaga por los terrenos de su antiguo templo, haciendo sonar la gran campana con un tono hueco y lúgubre.</text:p>
          </table:table-cell>
          <table:table-cell office:value-type="string" calcext:value-type="string">
            <text:p>Generalmente es inofensivo y evita el contacto directo. Sin embargo, escuchar su campana a medianoche se considera un presagio de la decadencia final del templo o de la pérdida de fe de la comunidad.</text:p>
          </table:table-cell>
          <table:table-cell table:number-columns-repeated="16376"/>
        </table:table-row>
        <table:table-row table:style-name="ro2">
          <table:table-cell office:value-type="float" office:value="22" calcext:value-type="float">
            <text:p>22</text:p>
          </table:table-cell>
          <table:table-cell office:value-type="string" calcext:value-type="string">
            <text:p>Masa de carne</text:p>
          </table:table-cell>
          <table:table-cell office:value-type="string" calcext:value-type="string">
            <text:p>—</text:p>
          </table:table-cell>
          <table:table-cell office:value-type="string" calcext:value-type="string">
            <text:p>templos en ruinas, cementerios</text:p>
          </table:table-cell>
          <table:table-cell office:value-type="string" calcext:value-type="string">
            <text:p>materia orgánica en descomposición</text:p>
          </table:table-cell>
          <table:table-cell office:value-type="string" calcext:value-type="string">
            <text:p>Un bloque de carne pálida, flácida y sin rasgos definidos. Tiene una leve sugerencia de rostro oculto entre sus pliegues y emite un olor potente y nauseabundo a carne podrida mientras se mueve.</text:p>
          </table:table-cell>
          <table:table-cell office:value-type="string" calcext:value-type="string">
            <text:p>Es un vagabundo nocturno, lento y solitario. No ataca, simplemente deambula por lugares abandonados. Se dice que está compuesto por la carne de aquellos que murieron sin alcanzar la iluminación.</text:p>
          </table:table-cell>
          <table:table-cell office:value-type="string" calcext:value-type="string">
            <text:p>Aunque es repulsivo, no es agresivo. La leyenda dice que si un humano logra atrapar uno y comer su carne, obtendrá la juventud eterna, aunque el olor suele ser suficiente para ahuyentar a cualquiera.</text:p>
          </table:table-cell>
          <table:table-cell table:number-columns-repeated="16376"/>
        </table:table-row>
        <table:table-row table:style-name="ro2">
          <table:table-cell office:value-type="float" office:value="23" calcext:value-type="float">
            <text:p>23</text:p>
          </table:table-cell>
          <table:table-cell office:value-type="string" calcext:value-type="string">
            <text:p>Calabaza resbaladiza</text:p>
          </table:table-cell>
          <table:table-cell office:value-type="string" calcext:value-type="string">
            <text:p>—</text:p>
          </table:table-cell>
          <table:table-cell office:value-type="string" calcext:value-type="string">
            <text:p>casas elegantes, barrios rojos</text:p>
          </table:table-cell>
          <table:table-cell office:value-type="string" calcext:value-type="string">
            <text:p>té fino, tabaco, comida de calidad</text:p>
          </table:table-cell>
          <table:table-cell office:value-type="string" calcext:value-type="string">
            <text:p>Aparece como un anciano refinado con una cabeza anormalmente alargada en forma de calabaza. Viste kimonos de seda caros y se comporta con el aire de un aristócrata rico o un maestro retirado.</text:p>
          </table:table-cell>
          <table:table-cell office:value-type="string" calcext:value-type="string">
            <text:p>Conocido como el "Comandante Supremo" de los yokai, se cuela en las casas cuando la familia está ocupada. Se sienta, bebe su té y fuma su pipa con tanta naturalidad que todos asumen que vive allí.</text:p>
          </table:table-cell>
          <table:table-cell office:value-type="string" calcext:value-type="string">
            <text:p>Es imposible de atrapar; si se le confronta, simplemente se escapa como una sombra. No es malévolo, pero su presencia es una señal de que ha "conquistado" la hospitalidad del hogar mediante pura audacia.</text:p>
          </table:table-cell>
          <table:table-cell table:number-columns-repeated="16376"/>
        </table:table-row>
        <table:table-row table:style-name="ro2">
          <table:table-cell office:value-type="float" office:value="24" calcext:value-type="float">
            <text:p>24</text:p>
          </table:table-cell>
          <table:table-cell office:value-type="string" calcext:value-type="string">
            <text:p>Mujer mojada</text:p>
          </table:table-cell>
          <table:table-cell office:value-type="string" calcext:value-type="string">
            <text:p>—</text:p>
          </table:table-cell>
          <table:table-cell office:value-type="string" calcext:value-type="string">
            <text:p>orillas de ríos, costas</text:p>
          </table:table-cell>
          <table:table-cell office:value-type="string" calcext:value-type="string">
            <text:p>sangre y vitalidad humana</text:p>
          </table:table-cell>
          <table:table-cell office:value-type="string" calcext:value-type="string">
            <text:p>Un ser monstruoso con la cabeza de una mujer hermosa y el cuerpo largo y poderoso de una serpiente marina gigante. Su cabello siempre está empapado y se pega a su rostro y escamas.</text:p>
          </table:table-cell>
          <table:table-cell office:value-type="string" calcext:value-type="string">
            <text:p>Es una depredadora astuta de las orillas. A menudo se disfraza o esconde su parte inferior para atraer a personas compasivas, a veces fingiendo ser una madre angustiada.</text:p>
          </table:table-cell>
          <table:table-cell office:value-type="string" calcext:value-type="string">
            <text:p>Puede pedir a un viajero que sostenga a su "bebé" (una piedra pesada disfrazada). Una vez que la víctima queda inmovilizada por el peso, revela su forma de serpiente y drena su sangre con su lengua bífida.</text:p>
          </table:table-cell>
          <table:table-cell table:number-columns-repeated="16376"/>
        </table:table-row>
        <table:table-row table:style-name="ro2">
          <table:table-cell office:value-type="float" office:value="25" calcext:value-type="float">
            <text:p>25</text:p>
          </table:table-cell>
          <table:table-cell office:value-type="string" calcext:value-type="string">
            <text:p>Buda lacado</text:p>
          </table:table-cell>
          <table:table-cell office:value-type="string" calcext:value-type="string">
            <text:p>—</text:p>
          </table:table-cell>
          <table:table-cell office:value-type="string" calcext:value-type="string">
            <text:p>altares familiares abandonados</text:p>
          </table:table-cell>
          <table:table-cell office:value-type="string" calcext:value-type="string">
            <text:p>ninguna (energía corrupta)</text:p>
          </table:table-cell>
          <table:table-cell office:value-type="string" calcext:value-type="string">
            <text:p>Una figura cadavérica de piel negra que surge de un "Butsudan" (altar). Tiene ojos saltones que cuelgan de sus cuencas y una lengua larga; su vientre suele estar distendido.</text:p>
          </table:table-cell>
          <table:table-cell office:value-type="string" calcext:value-type="string">
            <text:p>Es una corrupción de una imagen sagrada, nacida cuando un altar familiar es descuidado o tratado con falta de respeto. Acecha dentro del altar, esperando a que alguien lo abra para saltar y asustarlo.</text:p>
          </table:table-cell>
          <table:table-cell office:value-type="string" calcext:value-type="string">
            <text:p>Es más un bromista horripilante que un asesino. Disfruta del shock de los vivos, pero su presencia es una advertencia severa de que los ancestros han sido olvidados y la suerte del hogar se está agotando.</text:p>
          </table:table-cell>
          <table:table-cell table:number-columns-repeated="16376"/>
        </table:table-row>
        <table:table-row table:style-name="ro2">
          <table:table-cell office:value-type="float" office:value="26" calcext:value-type="float">
            <text:p>26</text:p>
          </table:table-cell>
          <table:table-cell office:value-type="string" calcext:value-type="string">
            <text:p>La Cosa Aterradora</text:p>
          </table:table-cell>
          <table:table-cell office:value-type="string" calcext:value-type="string">
            <text:p>—</text:p>
          </table:table-cell>
          <table:table-cell office:value-type="string" calcext:value-type="string">
            <text:p>puertas torii, santuarios</text:p>
          </table:table-cell>
          <table:table-cell office:value-type="string" calcext:value-type="string">
            <text:p>animales pequeños, aves</text:p>
          </table:table-cell>
          <table:table-cell office:value-type="string" calcext:value-type="string">
            <text:p>Una criatura grande y encorvada cubierta por una melena espesa y desordenada de pelo oscuro. Tiene piel azul o verde, garras grandes y colmillos prominentes.</text:p>
          </table:table-cell>
          <table:table-cell office:value-type="string" calcext:value-type="string">
            <text:p>Se agazapa sobre las puertas de los santuarios (torii) o vigas altas. Actúa como guardián, permaneciendo inmóvil hasta que detecta a alguien "impuro" o malvado entrando al recinto.</text:p>
          </table:table-cell>
          <table:table-cell office:value-type="string" calcext:value-type="string">
            <text:p>Es aterrador pero protector de los lugares sagrados. Si una persona con un corazón malvado pasa por debajo, el Otoroshi salta desde arriba, despedazándola al instante.</text:p>
          </table:table-cell>
          <table:table-cell table:number-columns-repeated="16376"/>
        </table:table-row>
        <table:table-row table:style-name="ro2">
          <table:table-cell office:value-type="float" office:value="27" calcext:value-type="float">
            <text:p>27</text:p>
          </table:table-cell>
          <table:table-cell office:value-type="string" calcext:value-type="string">
            <text:p>Bruja Demonio</text:p>
          </table:table-cell>
          <table:table-cell office:value-type="string" calcext:value-type="string">
            <text:p>—</text:p>
          </table:table-cell>
          <table:table-cell office:value-type="string" calcext:value-type="string">
            <text:p>cuevas de montaña remotas</text:p>
          </table:table-cell>
          <table:table-cell office:value-type="string" calcext:value-type="string">
            <text:p>ninguna (presencia espectral)</text:p>
          </table:table-cell>
          <table:table-cell office:value-type="string" calcext:value-type="string">
            <text:p>Aparece como una anciana espantosa con cabello largo y salvaje que parece una maraña de serpientes negras. Su cuerpo está cubierto de pelo oscuro y tiene una boca enorme.</text:p>
          </table:table-cell>
          <table:table-cell office:value-type="string" calcext:value-type="string">
            <text:p>Se encuentra a menudo en las montañas de Niigata. Pasa su tiempo hilando o tejiendo. A pesar de su aspecto aterrador, es más un espíritu solitario que un depredador activo.</text:p>
          </table:table-cell>
          <table:table-cell office:value-type="string" calcext:value-type="string">
            <text:p>Algunas leyendas dicen que ayuda a viajeros perdidos dándoles refugio, siempre que no la miren mientras trabaja. Si rompen sus reglas, revela su lado demoníaco.</text:p>
          </table:table-cell>
          <table:table-cell table:number-columns-repeated="16376"/>
        </table:table-row>
        <table:table-row table:style-name="ro2">
          <table:table-cell office:value-type="float" office:value="28" calcext:value-type="float">
            <text:p>28</text:p>
          </table:table-cell>
          <table:table-cell office:value-type="string" calcext:value-type="string">
            <text:p>Mujer de cuello largo</text:p>
          </table:table-cell>
          <table:table-cell office:value-type="string" calcext:value-type="string">
            <text:p>—</text:p>
          </table:table-cell>
          <table:table-cell office:value-type="string" calcext:value-type="string">
            <text:p>pueblos, zonas urbanas</text:p>
          </table:table-cell>
          <table:table-cell office:value-type="string" calcext:value-type="string">
            <text:p>vitalidad humana, aceite</text:p>
          </table:table-cell>
          <table:table-cell office:value-type="string" calcext:value-type="string">
            <text:p>De día parecen mujeres normales. Por la noche, sus cuellos se estiran a longitudes increíbles, permitiendo que la cabeza se mueva de forma independiente por la casa o el exterior.</text:p>
          </table:table-cell>
          <table:table-cell office:value-type="string" calcext:value-type="string">
            <text:p>A menudo son humanas normales que han sido maldecidas por pecados pasados. Mientras el cuerpo duerme, la cabeza vaga, lamiendo el aceite de las lámparas u observando a los que duermen.</text:p>
          </table:table-cell>
          <table:table-cell office:value-type="string" calcext:value-type="string">
            <text:p>La mayoría de las Rokurokubi no son conscientes de su condición, creyendo que sus viajes nocturnos son solo sueños. Ver una es un gran shock, pero rara vez son agresivas físicamente.</text:p>
          </table:table-cell>
          <table:table-cell table:number-columns-repeated="16376"/>
        </table:table-row>
        <table:table-row table:style-name="ro2">
          <table:table-cell office:value-type="float" office:value="29" calcext:value-type="float">
            <text:p>29</text:p>
          </table:table-cell>
          <table:table-cell office:value-type="string" calcext:value-type="string">
            <text:p>Pilar Invertido</text:p>
          </table:table-cell>
          <table:table-cell office:value-type="string" calcext:value-type="string">
            <text:p>—</text:p>
          </table:table-cell>
          <table:table-cell office:value-type="string" calcext:value-type="string">
            <text:p>casas, templos</text:p>
          </table:table-cell>
          <table:table-cell office:value-type="string" calcext:value-type="string">
            <text:p>ninguna (espíritu de madera)</text:p>
          </table:table-cell>
          <table:table-cell office:value-type="string" calcext:value-type="string">
            <text:p>No es una criatura, sino un pilar de madera que ha sido instalado al revés (con la veta hacia el lado opuesto a como creció el árbol originalmente).</text:p>
          </table:table-cell>
          <table:table-cell office:value-type="string" calcext:value-type="string">
            <text:p>Debido a que es algo "antinatural", el espíritu del árbol se vuelve inquieto y enojado. Por la noche, la casa cruje fuerte y el pilar puede manifestar rostros o hacer brotar hojas.</text:p>
          </table:table-cell>
          <table:table-cell office:value-type="string" calcext:value-type="string">
            <text:p>Se considera un mal presagio y fuente de embrujos domésticos. Para evitarlo, los antiguos constructores dejaban un pilar "inacabado" para evitar la perfección que atrae a estos espíritus.</text:p>
          </table:table-cell>
          <table:table-cell table:number-columns-repeated="16376"/>
        </table:table-row>
        <table:table-row table:style-name="ro2">
          <table:table-cell office:value-type="float" office:value="30" calcext:value-type="float">
            <text:p>30</text:p>
          </table:table-cell>
          <table:table-cell office:value-type="string" calcext:value-type="string">
            <text:p>Niño Blanco</text:p>
          </table:table-cell>
          <table:table-cell office:value-type="string" calcext:value-type="string">
            <text:p>—</text:p>
          </table:table-cell>
          <table:table-cell office:value-type="string" calcext:value-type="string">
            <text:p>templos budistas</text:p>
          </table:table-cell>
          <table:table-cell office:value-type="string" calcext:value-type="string">
            <text:p>ninguna (energía espiritual)</text:p>
          </table:table-cell>
          <table:table-cell office:value-type="string" calcext:value-type="string">
            <text:p>Un niño pequeño y pálido vestido con túnicas blancas formales, a menudo visto sosteniendo un espantamoscas ceremonial o sentado cerca de un monje de alto rango.</text:p>
          </table:table-cell>
          <table:table-cell office:value-type="string" calcext:value-type="string">
            <text:p>Son los espíritus de jóvenes acólitos que murieron antes de completar su entrenamiento. Permanecen en el templo para servir a los monjes, apareciendo durante largas sesiones de oración.</text:p>
          </table:table-cell>
          <table:table-cell office:value-type="string" calcext:value-type="string">
            <text:p>Son benévolos y silenciosos. Su presencia se considera señal de un lugar muy sagrado o de un monje con gran poder espiritual, ya que el espíritu del niño se queda para proteger a su maestro.</text:p>
          </table:table-cell>
          <table:table-cell table:number-columns-repeated="16376"/>
        </table:table-row>
        <table:table-row table:style-name="ro2">
          <table:table-cell office:value-type="float" office:value="31" calcext:value-type="float">
            <text:p>31</text:p>
          </table:table-cell>
          <table:table-cell office:value-type="string" calcext:value-type="string">
            <text:p>Espíritu muerto</text:p>
          </table:table-cell>
          <table:table-cell office:value-type="string" calcext:value-type="string">
            <text:p>—</text:p>
          </table:table-cell>
          <table:table-cell office:value-type="string" calcext:value-type="string">
            <text:p>cerca de su tumba o lugar de muerte</text:p>
          </table:table-cell>
          <table:table-cell office:value-type="string" calcext:value-type="string">
            <text:p>ninguna (energía espiritual)</text:p>
          </table:table-cell>
          <table:table-cell office:value-type="string" calcext:value-type="string">
            <text:p>Aparecen como figuras pálidas y translúcidas vestidas con kimonos funerarios blancos. A diferencia de los Ikiryō, carecen de aura vibrante y suelen verse azulados o fríos, con ojos hundidos.</text:p>
          </table:table-cell>
          <table:table-cell office:value-type="string" calcext:value-type="string">
            <text:p>Son las almas de los recién fallecidos que aún no han trascendido. Permanecen debido a apegos fuertes o palabras no dichas. Generalmente son pasivos y están sumidos en una profunda melancolía.</text:p>
          </table:table-cell>
          <table:table-cell office:value-type="string" calcext:value-type="string">
            <text:p>Su interacción suele ser sutil, apareciendo en sueños o como una niebla fría. Aunque no son inherentemente dañinos, su presencia puede agotar la energía de los vivos por su necesidad desesperada de sentirse "vivos".</text:p>
          </table:table-cell>
          <table:table-cell table:number-columns-repeated="16376"/>
        </table:table-row>
        <table:table-row table:style-name="ro2">
          <table:table-cell office:value-type="float" office:value="32" calcext:value-type="float">
            <text:p>32</text:p>
          </table:table-cell>
          <table:table-cell office:value-type="string" calcext:value-type="string">
            <text:p>El mirón</text:p>
          </table:table-cell>
          <table:table-cell office:value-type="string" calcext:value-type="string">
            <text:p>—</text:p>
          </table:table-cell>
          <table:table-cell office:value-type="string" calcext:value-type="string">
            <text:p>tejados y tragaluces de casas</text:p>
          </table:table-cell>
          <table:table-cell office:value-type="string" calcext:value-type="string">
            <text:p>ninguna (observa humanos)</text:p>
          </table:table-cell>
          <table:table-cell office:value-type="string" calcext:value-type="string">
            <text:p>Una criatura pequeña y encorvada con piel oscura y garras como de pájaro. Sus rasgos más destacados son sus ojos grandes y saltones y su habilidad para aferrarse a techos y vigas altas.</text:p>
          </table:table-cell>
          <table:table-cell office:value-type="string" calcext:value-type="string">
            <text:p>Es un espía celestial asociado con el ritual Kōshin. En noches específicas, gatea por los tejados para mirar por tragaluces y grietas, buscando personas que cometan pecados o rompan tabúes morales.</text:p>
          </table:table-cell>
          <table:table-cell office:value-type="string" calcext:value-type="string">
            <text:p>No ataca directamente, sino que actúa como informante para los cielos. Si atrapa a alguien portándose mal, informa a los dioses del juicio, trayendo mala suerte o acortando la vida de los infractores.</text:p>
          </table:table-cell>
          <table:table-cell table:number-columns-repeated="16376"/>
        </table:table-row>
        <table:table-row table:style-name="ro2">
          <table:table-cell office:value-type="float" office:value="33" calcext:value-type="float">
            <text:p>33</text:p>
          </table:table-cell>
          <table:table-cell office:value-type="string" calcext:value-type="string">
            <text:p>Fuego de Sōgen</text:p>
          </table:table-cell>
          <table:table-cell office:value-type="string" calcext:value-type="string">
            <text:p>—</text:p>
          </table:table-cell>
          <table:table-cell office:value-type="string" calcext:value-type="string">
            <text:p>templo Mibu-dera, riberas</text:p>
          </table:table-cell>
          <table:table-cell office:value-type="string" calcext:value-type="string">
            <text:p>ninguna (alimentado por pecado)</text:p>
          </table:table-cell>
          <table:table-cell office:value-type="string" calcext:value-type="string">
            <text:p>Una bola de fuego azul verdosa que flota, con el rostro agonizante de un monje visible en el centro de las llamas. El rostro suele estar contorsionado por el dolor eterno y el arrepentimiento.</text:p>
          </table:table-cell>
          <table:table-cell office:value-type="string" calcext:value-type="string">
            <text:p>Es el fantasma de un monje llamado Sōgen que robó aceite y ofrendas de su templo. Como castigo por su codicia, su alma se transformó en una llama perpetua que vaga por el templo de noche.</text:p>
          </table:table-cell>
          <table:table-cell office:value-type="string" calcext:value-type="string">
            <text:p>Ver al Sōgenbi es una experiencia aterradora. Representa las consecuencias de la corrupción religiosa. No interactúa con humanos, pero sirve como una advertencia ardiente contra la codicia y el robo.</text:p>
          </table:table-cell>
          <table:table-cell table:number-columns-repeated="16376"/>
        </table:table-row>
        <table:table-row table:style-name="ro2">
          <table:table-cell office:value-type="float" office:value="34" calcext:value-type="float">
            <text:p>34</text:p>
          </table:table-cell>
          <table:table-cell office:value-type="string" calcext:value-type="string">
            <text:p>Mujer alta</text:p>
          </table:table-cell>
          <table:table-cell office:value-type="string" calcext:value-type="string">
            <text:p>—</text:p>
          </table:table-cell>
          <table:table-cell office:value-type="string" calcext:value-type="string">
            <text:p>barrios rojos, afueras de los pueblos</text:p>
          </table:table-cell>
          <table:table-cell office:value-type="string" calcext:value-type="string">
            <text:p>ninguna</text:p>
          </table:table-cell>
          <table:table-cell office:value-type="string" calcext:value-type="string">
            <text:p>Una mujer con la parte superior del cuerpo normal pero con piernas que pueden estirarse a longitudes increíbles. Se la ve mirando por las ventanas del segundo piso por la noche.</text:p>
          </table:table-cell>
          <table:table-cell office:value-type="string" calcext:value-type="string">
            <text:p>Originalmente era una mujer poco agraciada que tenía envidia de las hermosas cortesanas. Su celos la transformaron en un yokai que se eleva sobre los edificios de los que una vez se sintió excluida.</text:p>
          </table:table-cell>
          <table:table-cell office:value-type="string" calcext:value-type="string">
            <text:p>Es principalmente una aparición psicológica. Aterroriza a la gente apareciendo de repente en ventanas altas donde no debería haber nadie. No suele matar, pero su rostro mirando de noche causa traumas permanentes.</text:p>
          </table:table-cell>
          <table:table-cell table:number-columns-repeated="16376"/>
        </table:table-row>
        <table:table-row table:style-name="ro2">
          <table:table-cell office:value-type="float" office:value="35" calcext:value-type="float">
            <text:p>35</text:p>
          </table:table-cell>
          <table:table-cell office:value-type="string" calcext:value-type="string">
            <text:p>Perro mapache</text:p>
          </table:table-cell>
          <table:table-cell office:value-type="string" calcext:value-type="string">
            <text:p>Bake-danuki</text:p>
          </table:table-cell>
          <table:table-cell office:value-type="string" calcext:value-type="string">
            <text:p>bosques, montañas y aldeas</text:p>
          </table:table-cell>
          <table:table-cell office:value-type="string" calcext:value-type="string">
            <text:p>omnívoro (comida humana, sake)</text:p>
          </table:table-cell>
          <table:table-cell office:value-type="string" calcext:value-type="string">
            <text:p>Un animal regordete parecido a un mapache con cara amigable. Son maestros del disfraz y suelen representarse con un sombrero de paja, una botella de sake y un pagaré.</text:p>
          </table:table-cell>
          <table:table-cell office:value-type="string" calcext:value-type="string">
            <text:p>Son cambiaformas traviesos a los que les encanta gastar bromas a los humanos. A diferencia de los zorros (Kitsune), sus bromas suelen ser ligeras, como usar dinero ilusorio o convertirse en objetos.</text:p>
          </table:table-cell>
          <table:table-cell office:value-type="string" calcext:value-type="string">
            <text:p>Interactúan con humanos para conseguir comida o bebida. Aunque sus bromas pueden ser frustrantes, se ven como símbolos de prosperidad y suerte. Pueden hacerse amigos si uno tiene buen humor y les invita a sake.</text:p>
          </table:table-cell>
          <table:table-cell table:number-columns-repeated="16376"/>
        </table:table-row>
        <table:table-row table:style-name="ro2">
          <table:table-cell office:value-type="float" office:value="36" calcext:value-type="float">
            <text:p>36</text:p>
          </table:table-cell>
          <table:table-cell office:value-type="string" calcext:value-type="string">
            <text:p>Comadreja</text:p>
          </table:table-cell>
          <table:table-cell office:value-type="string" calcext:value-type="string">
            <text:p>—</text:p>
          </table:table-cell>
          <table:table-cell office:value-type="string" calcext:value-type="string">
            <text:p>campos, montañas y aldeas</text:p>
          </table:table-cell>
          <table:table-cell office:value-type="string" calcext:value-type="string">
            <text:p>animales pequeños, aves y comida robada</text:p>
          </table:table-cell>
          <table:table-cell office:value-type="string" calcext:value-type="string">
            <text:p>Aparece como una comadreja normal pero a menudo más grande o con un aura mística. En el folclore, se las ve paradas sobre sus patas traseras para lanzar hechizos.</text:p>
          </table:table-cell>
          <table:table-cell office:value-type="string" calcext:value-type="string">
            <text:p>Son cambiaformas y bromistas notorios. Se cree que los Itachi son responsables de incendios misteriosos (itachi-bi) y son conocidos por embrujar a los humanos, desviándolos de su camino.</text:p>
          </table:table-cell>
          <table:table-cell office:value-type="string" calcext:value-type="string">
            <text:p>Encontrarse con un Itachi suele verse como un presagio de mala suerte. Aunque sus bromas pueden ser inofensivas, su capacidad para controlar el fuego y crear ilusiones hace que sean respetados y temidos.</text:p>
          </table:table-cell>
          <table:table-cell table:number-columns-repeated="16376"/>
        </table:table-row>
        <table:table-row table:style-name="ro2">
          <table:table-cell office:value-type="float" office:value="37" calcext:value-type="float">
            <text:p>37</text:p>
          </table:table-cell>
          <table:table-cell office:value-type="string" calcext:value-type="string">
            <text:p>Perro celestial</text:p>
          </table:table-cell>
          <table:table-cell office:value-type="string" calcext:value-type="string">
            <text:p>—</text:p>
          </table:table-cell>
          <table:table-cell office:value-type="string" calcext:value-type="string">
            <text:p>altas montañas y bosques profundos</text:p>
          </table:table-cell>
          <table:table-cell office:value-type="string" calcext:value-type="string">
            <text:p>ninguna (energía espiritual)</text:p>
          </table:table-cell>
          <table:table-cell office:value-type="string" calcext:value-type="string">
            <text:p>Representado con una nariz larga y roja o un pico de ave, vistiendo ropas de ermitaño de montaña (yamabushi). Poseen grandes alas y llevan un abanico de plumas mágico.</text:p>
          </table:table-cell>
          <table:table-cell office:value-type="string" calcext:value-type="string">
            <text:p>Son poderosos artistas marciales y maestros del viento. Los Tengu son orgullosos y pueden ser tanto guardianes protectores como espíritus arrogantes que secuestran humanos para darles lecciones.</text:p>
          </table:table-cell>
          <table:table-cell office:value-type="string" calcext:value-type="string">
            <text:p>Temidos históricamente como secuestradores de niños, también son venerados como deidades menores. Ocasionalmente entrenan a humanos excepcionales en artes de guerra o sabiduría secreta.</text:p>
          </table:table-cell>
          <table:table-cell table:number-columns-repeated="16376"/>
        </table:table-row>
        <table:table-row table:style-name="ro2">
          <table:table-cell office:value-type="float" office:value="38" calcext:value-type="float">
            <text:p>38</text:p>
          </table:table-cell>
          <table:table-cell office:value-type="string" calcext:value-type="string">
            <text:p>Ojos en las manos</text:p>
          </table:table-cell>
          <table:table-cell office:value-type="string" calcext:value-type="string">
            <text:p>—</text:p>
          </table:table-cell>
          <table:table-cell office:value-type="string" calcext:value-type="string">
            <text:p>campos oscuros y cementerios</text:p>
          </table:table-cell>
          <table:table-cell office:value-type="string" calcext:value-type="string">
            <text:p>carne humana</text:p>
          </table:table-cell>
          <table:table-cell office:value-type="string" calcext:value-type="string">
            <text:p>Un monstruoso anciano ciego sin ojos en el rostro. En su lugar, tiene un ojo grande y sin párpado situado en la palma de cada una de sus manos.</text:p>
          </table:table-cell>
          <table:table-cell office:value-type="string" calcext:value-type="string">
            <text:p>Acecha en la oscuridad, palpando el camino con sus manos. Cuando siente a un humano cerca, utiliza los ojos de sus palmas para localizar y perseguir a su presa con una velocidad sorprendente.</text:p>
          </table:table-cell>
          <table:table-cell office:value-type="string" calcext:value-type="string">
            <text:p>Es un espíritu depredador nacido de un ciego que fue robado y asesinado. Mata por un deseo vengativo de "ver" el terror de sus víctimas; se dice que si te toca, no podrás escapar.</text:p>
          </table:table-cell>
          <table:table-cell table:number-columns-repeated="16376"/>
        </table:table-row>
        <table:table-row table:style-name="ro2">
          <table:table-cell office:value-type="float" office:value="39" calcext:value-type="float">
            <text:p>39</text:p>
          </table:table-cell>
          <table:table-cell office:value-type="string" calcext:value-type="string">
            <text:p>Rata de hierro</text:p>
          </table:table-cell>
          <table:table-cell office:value-type="string" calcext:value-type="string">
            <text:p>—</text:p>
          </table:table-cell>
          <table:table-cell office:value-type="string" calcext:value-type="string">
            <text:p>templos budistas y bibliotecas</text:p>
          </table:table-cell>
          <table:table-cell office:value-type="string" calcext:value-type="string">
            <text:p>pergaminos y libros sagrados</text:p>
          </table:table-cell>
          <table:table-cell office:value-type="string" calcext:value-type="string">
            <text:p>Una rata gigante y feroz con un cuerpo tan duro como el hierro y dientes metálicos afilados. Suele verse rodeada por miles de ratas normales.</text:p>
          </table:table-cell>
          <table:table-cell office:value-type="string" calcext:value-type="string">
            <text:p>Es el espíritu vengativo de un monje llamado Raigō que murió en huelga de hambre. Ataca templos, especialmente de sectas rivales, para devorar sus escrituras y causar la ruina espiritual.</text:p>
          </table:table-cell>
          <table:table-cell office:value-type="string" calcext:value-type="string">
            <text:p>Representa el poder destructivo del rencor religioso. Para detenerlo, las bibliotecas deben protegerse con sellos espirituales, ya que su plaga puede despojar a un templo de su conocimiento.</text:p>
          </table:table-cell>
          <table:table-cell table:number-columns-repeated="16376"/>
        </table:table-row>
        <table:table-row table:style-name="ro2">
          <table:table-cell office:value-type="float" office:value="40" calcext:value-type="float">
            <text:p>40</text:p>
          </table:table-cell>
          <table:table-cell office:value-type="string" calcext:value-type="string">
            <text:p>Fuego colgante</text:p>
          </table:table-cell>
          <table:table-cell office:value-type="string" calcext:value-type="string">
            <text:p>—</text:p>
          </table:table-cell>
          <table:table-cell office:value-type="string" calcext:value-type="string">
            <text:p>bosques profundos, en los árboles</text:p>
          </table:table-cell>
          <table:table-cell office:value-type="string" calcext:value-type="string">
            <text:p>ninguna (llama etérea)</text:p>
          </table:table-cell>
          <table:table-cell office:value-type="string" calcext:value-type="string">
            <text:p>Una bola de fuego flotante que cuelga de las ramas de árboles grandes. A diferencia de otros fuegos espirituales, a menudo parece un cubo de madera brillante.</text:p>
          </table:table-cell>
          <table:table-cell office:value-type="string" calcext:value-type="string">
            <text:p>Aparece de repente en plena noche para sobresaltar a los viajeros. Cae de los árboles y vuelve a subir, imitando el movimiento de un cubo bajando a un pozo.</text:p>
          </table:table-cell>
          <table:table-cell office:value-type="string" calcext:value-type="string">
            <text:p>Es un bromista inofensivo pero inquietante. No quema los árboles ni a las personas, pero su aparición inesperada puede hacer que los viajeros pierdan el rumbo o huyan aterrorizados.</text:p>
          </table:table-cell>
          <table:table-cell table:number-columns-repeated="16376"/>
        </table:table-row>
        <table:table-row table:style-name="ro2">
          <table:table-cell office:value-type="float" office:value="41" calcext:value-type="float">
            <text:p>41</text:p>
          </table:table-cell>
          <table:table-cell office:value-type="string" calcext:value-type="string">
            <text:p>Fuego de la anciana</text:p>
          </table:table-cell>
          <table:table-cell office:value-type="string" calcext:value-type="string">
            <text:p>—</text:p>
          </table:table-cell>
          <table:table-cell office:value-type="string" calcext:value-type="string">
            <text:p>riberas, cerca de templos</text:p>
          </table:table-cell>
          <table:table-cell office:value-type="string" calcext:value-type="string">
            <text:p>ninguna (basada en el pecado)</text:p>
          </table:table-cell>
          <table:table-cell office:value-type="string" calcext:value-type="string">
            <text:p>Una bola de fuego flotante que revela el rostro de una anciana aterradora que se ríe. Suele soltar chispas y volar a gran velocidad.</text:p>
          </table:table-cell>
          <table:table-cell office:value-type="string" calcext:value-type="string">
            <text:p>Es el alma de una anciana que robó aceite de un templo. Tras morir, fue maldecida a ser una llama que vaga por la noche sin encontrar paz por su crimen.</text:p>
          </table:table-cell>
          <table:table-cell office:value-type="string" calcext:value-type="string">
            <text:p>Es principalmente una aparición atmosférica que asusta. La leyenda dice que si la llama roza el rostro de alguien, deja una marca de hollín muy difícil de quitar.</text:p>
          </table:table-cell>
          <table:table-cell table:number-columns-repeated="16376"/>
        </table:table-row>
        <table:table-row table:style-name="ro2">
          <table:table-cell office:value-type="float" office:value="42" calcext:value-type="float">
            <text:p>42</text:p>
          </table:table-cell>
          <table:table-cell office:value-type="string" calcext:value-type="string">
            <text:p>Mujer del parto</text:p>
          </table:table-cell>
          <table:table-cell office:value-type="string" calcext:value-type="string">
            <text:p>—</text:p>
          </table:table-cell>
          <table:table-cell office:value-type="string" calcext:value-type="string">
            <text:p>caminos oscuros, riberas</text:p>
          </table:table-cell>
          <table:table-cell office:value-type="string" calcext:value-type="string">
            <text:p>ninguna (busca ayuda)</text:p>
          </table:table-cell>
          <table:table-cell office:value-type="string" calcext:value-type="string">
            <text:p>Una mujer desaliñada empapada en sangre de cintura para abajo, cargando un bulto que llora como un bebé. Su expresión es de inmensa tristeza.</text:p>
          </table:table-cell>
          <table:table-cell office:value-type="string" calcext:value-type="string">
            <text:p>Es el fantasma de una mujer que murió dando a luz. Impulsada por el instinto maternal, vaga de noche intentando desesperadamente encontrar a alguien que cuide de su hijo.</text:p>
          </table:table-cell>
          <table:table-cell office:value-type="string" calcext:value-type="string">
            <text:p>Se acerca a viajeros pidiendo que sostengan a su bebé. Al tomar el bulto, este se vuelve más y más pesado hasta ser imposible de cargar, inmovilizando a la víctima.</text:p>
          </table:table-cell>
          <table:table-cell table:number-columns-repeated="16376"/>
        </table:table-row>
        <table:table-row table:style-name="ro2">
          <table:table-cell office:value-type="float" office:value="43" calcext:value-type="float">
            <text:p>43</text:p>
          </table:table-cell>
          <table:table-cell office:value-type="string" calcext:value-type="string">
            <text:p>Ciego del mar</text:p>
          </table:table-cell>
          <table:table-cell office:value-type="string" calcext:value-type="string">
            <text:p>—</text:p>
          </table:table-cell>
          <table:table-cell office:value-type="string" calcext:value-type="string">
            <text:p>alta mar, aguas costeras</text:p>
          </table:table-cell>
          <table:table-cell office:value-type="string" calcext:value-type="string">
            <text:p>peces y naufragios</text:p>
          </table:table-cell>
          <table:table-cell office:value-type="string" calcext:value-type="string">
            <text:p>Una figura gigante similar a un monje calvo con ojos sin vista. Se le ve caminando sobre las olas como si fueran tierra firme.</text:p>
          </table:table-cell>
          <table:table-cell office:value-type="string" calcext:value-type="string">
            <text:p>Es un espíritu marino masivo que aparece durante tormentas. Lleva un laúd (biwa) o un bastón y se alza sobre los barcos surgiendo de la niebla para intimidar.</text:p>
          </table:table-cell>
          <table:table-cell office:value-type="string" calcext:value-type="string">
            <text:p>Pregunta a los marineros: "¿Tienes miedo?". Si responden "sí", destruye el barco. Si mantienen la calma y el respeto, puede dejar que el barco pase a salvo.</text:p>
          </table:table-cell>
          <table:table-cell table:number-columns-repeated="16376"/>
        </table:table-row>
        <table:table-row table:style-name="ro2">
          <table:table-cell office:value-type="float" office:value="44" calcext:value-type="float">
            <text:p>44</text:p>
          </table:table-cell>
          <table:table-cell office:value-type="string" calcext:value-type="string">
            <text:p>Demonio buey</text:p>
          </table:table-cell>
          <table:table-cell office:value-type="string" calcext:value-type="string">
            <text:p>—</text:p>
          </table:table-cell>
          <table:table-cell office:value-type="string" calcext:value-type="string">
            <text:p>orillas, cuevas costeras</text:p>
          </table:table-cell>
          <table:table-cell office:value-type="string" calcext:value-type="string">
            <text:p>carne humana</text:p>
          </table:table-cell>
          <table:table-cell office:value-type="string" calcext:value-type="string">
            <text:p>Una criatura monstruosa con cabeza de buey y cuerpo de araña o cangrejo gigante. Tiene garras afiladas y cuernos largos y curvos.</text:p>
          </table:table-cell>
          <table:table-cell office:value-type="string" calcext:value-type="string">
            <text:p>Es un depredador altamente agresivo y territorial. Suele trabajar con otros yokai como la Nure-onna para acorralar y atrapar humanos cerca del agua.</text:p>
          </table:table-cell>
          <table:table-cell office:value-type="string" calcext:value-type="string">
            <text:p>Es extremadamente peligroso y difícil de vencer en combate. Se sabe que exhala veneno o usa su gran peso para aplastar víctimas antes de arrastrarlas al mar.</text:p>
          </table:table-cell>
          <table:table-cell table:number-columns-repeated="16376"/>
        </table:table-row>
        <table:table-row table:style-name="ro2">
          <table:table-cell office:value-type="float" office:value="45" calcext:value-type="float">
            <text:p>45</text:p>
          </table:table-cell>
          <table:table-cell office:value-type="string" calcext:value-type="string">
            <text:p>El sonido "Uwan"</text:p>
          </table:table-cell>
          <table:table-cell office:value-type="string" calcext:value-type="string">
            <text:p>—</text:p>
          </table:table-cell>
          <table:table-cell office:value-type="string" calcext:value-type="string">
            <text:p>edificios abandonados</text:p>
          </table:table-cell>
          <table:table-cell office:value-type="string" calcext:value-type="string">
            <text:p>ninguna (basada en sonido)</text:p>
          </table:table-cell>
          <table:table-cell office:value-type="string" calcext:value-type="string">
            <text:p>Rara vez se ve, aparece como una sombra con manos de tres garras y boca distorsionada. Es más una manifestación de ruido que un cuerpo físico.</text:p>
          </table:table-cell>
          <table:table-cell office:value-type="string" calcext:value-type="string">
            <text:p>Habita en lugares vacíos donde hay ecos. Cuando alguien entra en su territorio, grita de repente "¡Uwan!" a todo pulmón para asustar y aterrorizar al intruso.</text:p>
          </table:table-cell>
          <table:table-cell office:value-type="string" calcext:value-type="string">
            <text:p>Su ataque es puramente psicológico. El grito repentino puede causar desmayos o pérdida temporal de audición. Si la persona le devuelve el grito de inmediato, el espíritu desaparece.</text:p>
          </table:table-cell>
          <table:table-cell table:number-columns-repeated="16376"/>
        </table:table-row>
        <table:table-row table:style-name="ro2">
          <table:table-cell office:value-type="float" office:value="46" calcext:value-type="float">
            <text:p>46</text:p>
          </table:table-cell>
          <table:table-cell office:value-type="string" calcext:value-type="string">
            <text:p>El Cambio</text:p>
          </table:table-cell>
          <table:table-cell office:value-type="string" calcext:value-type="string">
            <text:p>—</text:p>
          </table:table-cell>
          <table:table-cell office:value-type="string" calcext:value-type="string">
            <text:p>montañas remotas y valles</text:p>
          </table:table-cell>
          <table:table-cell office:value-type="string" calcext:value-type="string">
            <text:p>desconocida (posiblemente animales pequeños)</text:p>
          </table:table-cell>
          <table:table-cell office:value-type="string" calcext:value-type="string">
            <text:p>Una criatura grande, parecida a una bestia, con un cuerpo macizo y encorvado y una sola garra afilada en cada una de sus extremidades delanteras. Su piel suele representarse de color marrón o verde moteado.</text:p>
          </table:table-cell>
          <table:table-cell office:value-type="string" calcext:value-type="string">
            <text:p>Se sabe muy poco sobre su comportamiento debido a su extrema rareza. Es una criatura solitaria que evita a los humanos, pasando su tiempo en las partes más profundas e inaccesibles de las montañas.</text:p>
          </table:table-cell>
          <table:table-cell office:value-type="string" calcext:value-type="string">
            <text:p>No es naturalmente agresivo con los humanos, pero puede resultar aterrador por su tamaño y extraña apariencia. Ver un Waira suele considerarse un presagio de un cambio en la naturaleza o de una transformación ambiental inminente.</text:p>
          </table:table-cell>
          <table:table-cell table:number-columns-repeated="16376"/>
        </table:table-row>
        <table:table-row table:style-name="ro2">
          <table:table-cell office:value-type="float" office:value="47" calcext:value-type="float">
            <text:p>47</text:p>
          </table:table-cell>
          <table:table-cell office:value-type="string" calcext:value-type="string">
            <text:p>Eco de la montaña</text:p>
          </table:table-cell>
          <table:table-cell office:value-type="string" calcext:value-type="string">
            <text:p>—</text:p>
          </table:table-cell>
          <table:table-cell office:value-type="string" calcext:value-type="string">
            <text:p>valles y cañones profundos</text:p>
          </table:table-cell>
          <table:table-cell office:value-type="string" calcext:value-type="string">
            <text:p>ninguna (ser etéreo)</text:p>
          </table:table-cell>
          <table:table-cell office:value-type="string" calcext:value-type="string">
            <text:p>Pequeñas criaturas parecidas a perros o monos con orejas caídas. Rara vez se ven, ya que se mimetizan perfectamente con el terreno rocoso y el espeso follaje de la montaña.</text:p>
          </table:table-cell>
          <table:table-cell office:value-type="string" calcext:value-type="string">
            <text:p>Son los responsables de los ecos que se escuchan en las montañas. Cuando oyen un sonido, lo imitan inmediatamente con perfecta precisión, deleitándose a menudo con la confusión de los viajeros.</text:p>
          </table:table-cell>
          <table:table-cell office:value-type="string" calcext:value-type="string">
            <text:p>Son inofensivos y juguetones. Si gritas en un valle y oyes un eco, se dice que es un Yamabiko respondiéndote. Son una parte querida del folclore de montaña, representando el espíritu de la naturaleza virgen.</text:p>
          </table:table-cell>
          <table:table-cell table:number-columns-repeated="16376"/>
        </table:table-row>
        <table:table-row table:style-name="ro2">
          <table:table-cell office:value-type="float" office:value="48" calcext:value-type="float">
            <text:p>48</text:p>
          </table:table-cell>
          <table:table-cell office:value-type="string" calcext:value-type="string">
            <text:p>Bruja de la montaña</text:p>
          </table:table-cell>
          <table:table-cell office:value-type="string" calcext:value-type="string">
            <text:p>Onibaba (genérico)</text:p>
          </table:table-cell>
          <table:table-cell office:value-type="string" calcext:value-type="string">
            <text:p>cabañas de montaña y cuevas</text:p>
          </table:table-cell>
          <table:table-cell office:value-type="string" calcext:value-type="string">
            <text:p>carne humana (especialmente viajeros)</text:p>
          </table:table-cell>
          <table:table-cell office:value-type="string" calcext:value-type="string">
            <text:p>Aparece como una anciana marchita con el pelo largo, blanco y descuidado y ropas harapientas. Algunas leyendas dicen que tiene una segunda boca escondida bajo el pelo, en la nuca.</text:p>
          </table:table-cell>
          <table:table-cell office:value-type="string" calcext:value-type="string">
            <text:p>Atrae a viajeros perdidos a su casa con la promesa de comida y un lugar para dormir. Una vez que el huésped está dormido, revela su verdadera naturaleza caníbal. También es una experta practicante de magia negra.</text:p>
          </table:table-cell>
          <table:table-cell office:value-type="string" calcext:value-type="string">
            <text:p>Es una depredadora peligrosa. Se advierte a los viajeros que nunca confíen en una mujer sola que viva en las profundidades de las montañas. En algunas historias, los héroes logran escapar usando las herramientas de la bruja contra ella.</text:p>
          </table:table-cell>
          <table:table-cell table:number-columns-repeated="16376"/>
        </table:table-row>
        <table:table-row table:style-name="ro2">
          <table:table-cell office:value-type="float" office:value="49" calcext:value-type="float">
            <text:p>49</text:p>
          </table:table-cell>
          <table:table-cell office:value-type="string" calcext:value-type="string">
            <text:p>Niño de la montaña</text:p>
          </table:table-cell>
          <table:table-cell office:value-type="string" calcext:value-type="string">
            <text:p>—</text:p>
          </table:table-cell>
          <table:table-cell office:value-type="string" calcext:value-type="string">
            <text:p>montañas y colinas de Kyushu</text:p>
          </table:table-cell>
          <table:table-cell office:value-type="string" calcext:value-type="string">
            <text:p>cangrejos, insectos y sake</text:p>
          </table:table-cell>
          <table:table-cell office:value-type="string" calcext:value-type="string">
            <text:p>Un pequeño humanoide velludo con aspecto de niño. Están estrechamente relacionados con los Kappa, pero adaptados a la vida terrestre y de montaña. Suelen llevar un taparrabos sencillo de hojas o piel.</text:p>
          </table:table-cell>
          <table:table-cell office:value-type="string" calcext:value-type="string">
            <text:p>Son espíritus serviciales y trabajadores. Se sabe que ayudan a los leñadores y trabajadores con tareas pesadas a cambio de una pequeña cantidad de sake o una comida sencilla.</text:p>
          </table:table-cell>
          <table:table-cell office:value-type="string" calcext:value-type="string">
            <text:p>Son amigables, pero pueden ser traviesos si se les trata mal. Si un humano les promete comida o sake y no cumple, el Yamawaro puede causar pequeños accidentes o robar herramientas como forma de venganza.</text:p>
          </table:table-cell>
          <table:table-cell table:number-columns-repeated="16376"/>
        </table:table-row>
        <table:table-row table:style-name="ro2">
          <table:table-cell office:value-type="float" office:value="50" calcext:value-type="float">
            <text:p>50</text:p>
          </table:table-cell>
          <table:table-cell office:value-type="string" calcext:value-type="string">
            <text:p>Agitador de casas</text:p>
          </table:table-cell>
          <table:table-cell office:value-type="string" calcext:value-type="string">
            <text:p>—</text:p>
          </table:table-cell>
          <table:table-cell office:value-type="string" calcext:value-type="string">
            <text:p>casas antiguas de madera</text:p>
          </table:table-cell>
          <table:table-cell office:value-type="string" calcext:value-type="string">
            <text:p>ninguna (basada en energía)</text:p>
          </table:table-cell>
          <table:table-cell office:value-type="string" calcext:value-type="string">
            <text:p>Diminutas criaturas parecidas a duendes que casi nunca son vistas por el ojo humano. Habitan en las pequeñas grietas y espacios entre las paredes y el suelo de los edificios antiguos.</text:p>
          </table:table-cell>
          <table:table-cell office:value-type="string" calcext:value-type="string">
            <text:p>Son los responsables de los misteriosos crujidos y ruidos que se oyen en las casas viejas por la noche. Empujan físicamente la estructura, haciendo que las paredes y los suelos vibren y resuenen.</text:p>
          </table:table-cell>
          <table:table-cell office:value-type="string" calcext:value-type="string">
            <text:p>Son inofensivos pero pueden ser bastante molestos. Su presencia es señal de que una casa está envejeciendo o tiene una atmósfera espiritual vibrante. Suelen cesar su actividad si los habitantes los reconocen o mantienen la casa limpia.</text:p>
          </table:table-cell>
          <table:table-cell table:number-columns-repeated="16376"/>
        </table:table-row>
        <table:table-row table:style-name="ro2">
          <table:table-cell office:value-type="float" office:value="51" calcext:value-type="float">
            <text:p>51</text:p>
          </table:table-cell>
          <table:table-cell office:value-type="string" calcext:value-type="string">
            <text:p>Mujer de las nieves</text:p>
          </table:table-cell>
          <table:table-cell office:value-type="string" calcext:value-type="string">
            <text:p>—</text:p>
          </table:table-cell>
          <table:table-cell office:value-type="string" calcext:value-type="string">
            <text:p>montañas nevadas y paisajes invernales</text:p>
          </table:table-cell>
          <table:table-cell office:value-type="string" calcext:value-type="string">
            <text:p>fuerza vital humana (frío)</text:p>
          </table:table-cell>
          <table:table-cell office:value-type="string" calcext:value-type="string">
            <text:p>Una mujer hermosa de piel pálida y translúcida, largo cabello negro y llamativos ojos violetas. Suele vestir un kimono blanco que se confunde con la nieve.</text:p>
          </table:table-cell>
          <table:table-cell office:value-type="string" calcext:value-type="string">
            <text:p>Aparece durante las ventiscas a los viajeros perdidos. Aunque puede ser compasiva e incluso enamorarse de humanos, es ante todo un espíritu del frío mortal que puede congelar a una persona con un solo soplo.</text:p>
          </table:table-cell>
          <table:table-cell office:value-type="string" calcext:value-type="string">
            <text:p>La interacción es peligrosa. Si encuentra a alguien que le gusta, puede perdonarle la vida con la condición de que nunca revele su existencia. Romper esta promesa suele hacer que ella regrese para cobrarse la vida de la persona.</text:p>
          </table:table-cell>
          <table:table-cell table:number-columns-repeated="16376"/>
        </table:table-row>
        <table:table-row table:style-name="ro2">
          <table:table-cell office:value-type="float" office:value="52" calcext:value-type="float">
            <text:p>52</text:p>
          </table:table-cell>
          <table:table-cell office:value-type="string" calcext:value-type="string">
            <text:p>Espíritu tenue</text:p>
          </table:table-cell>
          <table:table-cell office:value-type="string" calcext:value-type="string">
            <text:p>Fantasma</text:p>
          </table:table-cell>
          <table:table-cell office:value-type="string" calcext:value-type="string">
            <text:p>cerca de tumbas o lugares con emociones intensas</text:p>
          </table:table-cell>
          <table:table-cell office:value-type="string" calcext:value-type="string">
            <text:p>ninguna (energía espiritual)</text:p>
          </table:table-cell>
          <table:table-cell office:value-type="string" calcext:value-type="string">
            <text:p>Suelen aparecer como figuras con kimonos funerarios blancos, sin pies y acompañados de dos "hitodama" (luces fantasmales). Tienen el pelo largo y rostros pálidos y afligidos.</text:p>
          </table:table-cell>
          <table:table-cell office:value-type="string" calcext:value-type="string">
            <text:p>Son almas atrapadas en la tierra debido a emociones fuertes como el dolor, la ira o el deseo de venganza. Permanecen hasta que sus asuntos terminan o son apaciguados mediante rituales.</text:p>
          </table:table-cell>
          <table:table-cell office:value-type="string" calcext:value-type="string">
            <text:p>Pueden ser benévolos o vengativos según las circunstancias de su muerte. Para desterrar a un Yūrei, normalmente se debe cumplir su último deseo o realizar una poderosa ceremonia de exorcismo.</text:p>
          </table:table-cell>
          <table:table-cell table:number-columns-repeated="16376"/>
        </table:table-row>
        <table:table-row table:style-name="ro2" table:number-rows-repeated="1048522">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main.A1:main.G53">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Cantarell" svg:font-family="Cantarel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ES" style:letter-kerning="true" style:font-name-asian="Cantarell"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5">00/00/0000</text:date>, <text:time style:data-style-name="N2" text:time-value="08:29:34.00828015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2:09:58.991707885</meta:creation-date>
    <meta:generator>LibreOffice/25.2.7.2$Linux_X86_64 LibreOffice_project/520$Build-2</meta:generator>
    <dc:date>2026-01-05T11:57:46.775713924</dc:date>
    <meta:editing-duration>PT50M1S</meta:editing-duration>
    <meta:editing-cycles>15</meta:editing-cycles>
    <meta:document-statistic meta:table-count="3" meta:cell-count="1219" meta:object-count="0"/>
  </office:meta>
</office:document-meta>
</file>